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2" style:family="table-column">
      <style:table-column-properties fo:break-before="auto" style:column-width="0.889in"/>
    </style:style>
    <style:style style:name="co3" style:family="table-column">
      <style:table-column-properties fo:break-before="auto" style:column-width="1.3917in"/>
    </style:style>
    <style:style style:name="co9" style:family="table-column">
      <style:table-column-properties fo:break-before="auto" style:column-width="0.5547in"/>
    </style:style>
    <style:style style:name="co5" style:family="table-column">
      <style:table-column-properties fo:break-before="auto" style:column-width="1.7283in"/>
    </style:style>
    <style:style style:name="co6" style:family="table-column">
      <style:table-column-properties fo:break-before="auto" style:column-width="0.4in"/>
    </style:style>
    <style:style style:name="co7" style:family="table-column">
      <style:table-column-properties fo:break-before="auto" style:column-width="0.5555in"/>
    </style:style>
    <style:style style:name="co8" style:family="table-column">
      <style:table-column-properties fo:break-before="auto" style:column-width="2.1764in"/>
    </style:style>
    <style:style style:name="co10" style:family="table-column">
      <style:table-column-properties fo:break-before="auto" style:column-width="0.7217in"/>
    </style:style>
    <style:style style:name="co11" style:family="table-column">
      <style:table-column-properties fo:break-before="auto" style:column-width="2.921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5" style:family="table-cell" style:parent-style-name="Default">
      <style:table-cell-properties fo:background-color="transparent"/>
    </style:style>
    <style:style style:name="ce9" style:family="table-cell" style:parent-style-name="Default">
      <style:table-cell-properties fo:background-color="transparent"/>
    </style:style>
    <style:style style:name="ce7" style:family="table-cell" style:parent-style-name="Default">
      <style:table-cell-properties fo:background-color="transparen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transparent"/>
    </style:style>
    <style:style style:name="ce10" style:family="table-cell" style:parent-style-name="Default">
      <style:text-properties fo:color="#000000"/>
    </style:style>
    <style:style style:name="ce11" style:family="table-cell" style:parent-style-name="Default">
      <style:text-properties style:use-window-font-color="true"/>
    </style:style>
    <style:style style:name="ce12" style:family="table-cell" style:parent-style-name="Default">
      <style:text-properties fo:color="#b2b2b2"/>
    </style:style>
    <style:style style:name="ce18" style:family="table-cell" style:parent-style-name="Default">
      <style:table-cell-properties fo:background-color="transparent"/>
      <style:text-properties fo:color="#000000"/>
    </style:style>
    <style:style style:name="ce14" style:family="table-cell" style:parent-style-name="Default">
      <style:table-cell-properties fo:background-color="transparent"/>
      <style:text-properties fo:color="#b2b2b2"/>
    </style:style>
    <style:style style:name="ce21" style:family="table-cell" style:parent-style-name="Default">
      <style:table-cell-properties fo:wrap-option="no-wrap"/>
      <style:text-properties fo:font-weight="bold" style:font-weight-asian="bold" style:font-weight-complex="bold"/>
    </style:style>
    <style:style style:name="ce22" style:family="table-cell" style:parent-style-name="Default">
      <style:table-cell-properties fo:background-color="transparent" fo:wrap-option="no-wrap"/>
    </style:style>
    <style:style style:name="ce24" style:family="table-cell" style:parent-style-name="Default">
      <style:table-cell-properties fo:wrap-option="no-wrap"/>
    </style:style>
    <style:style style:name="ce23" style:family="table-cell" style:parent-style-name="Default">
      <style:table-cell-properties fo:wrap-option="no-wrap"/>
      <style:text-properties fo:color="#000000"/>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content-validations>
        <table:content-validation table:name="val1" table:base-cell-address="talleres.A1">
          <table:error-message table:message-type="stop" table:display="true"/>
        </table:content-validation>
        <table:content-validation table:name="val2" table:condition="of:cell-content-is-in-list([$validation.$A$2:.$A$12])" table:allow-empty-cell="true" table:display-list="unsorted" table:base-cell-address="talleres.B2">
          <table:error-message table:message-type="stop" table:display="true"/>
        </table:content-validation>
        <table:content-validation table:name="val3" table:condition="of:cell-content-is-in-list([$validation.$B$2:.$B$4])" table:allow-empty-cell="true" table:display-list="unsorted" table:base-cell-address="talleres.C2">
          <table:error-message table:message-type="stop" table:display="true"/>
        </table:content-validation>
        <table:content-validation table:name="val4" table:condition="of:cell-content-is-in-list([$validation.$C$2:.$C$11])" table:allow-empty-cell="true" table:display-list="unsorted" table:base-cell-address="talleres.D2">
          <table:error-message table:message-type="stop" table:display="true"/>
        </table:content-validation>
        <table:content-validation table:name="val5" table:condition="of:cell-content-is-whole-number() and cell-content-is-between(1,5)" table:allow-empty-cell="true" table:base-cell-address="talleres_ano.A2">
          <table:error-message table:message-type="stop" table:display="true"/>
        </table:content-validation>
        <table:content-validation table:name="val6" table:condition="of:cell-content-is-in-list([$validation.$A$2:.$A$12])" table:allow-empty-cell="true" table:display-list="unsorted" table:base-cell-address="talleres_ano.C245">
          <table:error-message table:message-type="stop" table:display="true"/>
        </table:content-validation>
        <table:content-validation table:name="val7" table:condition="of:cell-content-is-in-list([$validation.$B$2:.$B$4])" table:allow-empty-cell="true" table:display-list="unsorted" table:base-cell-address="talleres_ano.D2">
          <table:error-message table:message-type="stop" table:display="true"/>
        </table:content-validation>
        <table:content-validation table:name="val8" table:condition="of:cell-content-is-in-list([$validation.$C$2:.$C$11])" table:allow-empty-cell="true" table:display-list="unsorted" table:base-cell-address="talleres_ano.E2">
          <table:error-message table:message-type="stop" table:display="true"/>
        </table:content-validation>
      </table:content-validations>
      <table:table table:name="talleres" table:style-name="ta1">
        <table:table-column table:style-name="co5" table:default-cell-style-name="Default"/>
        <table:table-column table:style-name="co2" table:default-cell-style-name="Default"/>
        <table:table-column table:style-name="co3" table:default-cell-style-name="Default"/>
        <table:table-column table:style-name="co6" table:number-columns-repeated="3" table:default-cell-style-name="Default"/>
        <table:table-column table:style-name="co2" table:number-columns-repeated="16378" table:default-cell-style-name="Default"/>
        <table:table-row table:style-name="ro1">
          <table:table-cell table:style-name="ce3" table:content-validation-name="val1" office:value-type="string" calcext:value-type="string">
            <text:p>name</text:p>
          </table:table-cell>
          <table:table-cell table:style-name="ce3" office:value-type="string" calcext:value-type="string">
            <text:p>teacher</text:p>
          </table:table-cell>
          <table:table-cell table:style-name="ce3" office:value-type="string" calcext:value-type="string">
            <text:p>cycle</text:p>
          </table:table-cell>
          <table:table-cell table:style-name="ce3" office:value-type="string" calcext:value-type="string">
            <text:p>c1</text:p>
          </table:table-cell>
          <table:table-cell table:style-name="ce3" office:value-type="string" calcext:value-type="string">
            <text:p>c2</text:p>
          </table:table-cell>
          <table:table-cell table:style-name="ce3" office:value-type="string" calcext:value-type="string">
            <text:p>c3</text:p>
          </table:table-cell>
          <table:table-cell table:style-name="ce3" office:value-type="string" calcext:value-type="string">
            <text:p>full_name</text:p>
          </table:table-cell>
          <table:table-cell table:style-name="ce3" office:value-type="string" calcext:value-type="string">
            <text:p>description</text:p>
          </table:table-cell>
          <table:table-cell table:number-columns-repeated="16376"/>
        </table:table-row>
        <table:table-row table:style-name="ro1">
          <table:table-cell table:content-validation-name="val1" office:value-type="string" calcext:value-type="string">
            <text:p>Pintura</text:p>
          </table:table-cell>
          <table:table-cell table:content-validation-name="val2" office:value-type="string" calcext:value-type="string">
            <text:p>Carla</text:p>
          </table:table-cell>
          <table:table-cell table:content-validation-name="val3" office:value-type="string" calcext:value-type="string">
            <text:p>ulmos</text:p>
          </table:table-cell>
          <table:table-cell table:content-validation-name="val4" office:value-type="string" calcext:value-type="string">
            <text:p>lu1</text:p>
          </table:table-cell>
          <table:table-cell table:content-validation-name="val4" office:value-type="string" calcext:value-type="string">
            <text:p>ju2</text:p>
          </table:table-cell>
          <table:table-cell table:content-validation-name="val4"/>
          <table:table-cell table:number-columns-repeated="16378"/>
        </table:table-row>
        <table:table-row table:style-name="ro1">
          <table:table-cell table:style-name="ce5" table:content-validation-name="val1" office:value-type="string" calcext:value-type="string">
            <text:p>Color y expresión</text:p>
          </table:table-cell>
          <table:table-cell table:style-name="ce5" table:content-validation-name="val2" office:value-type="string" calcext:value-type="string">
            <text:p>Carla</text:p>
          </table:table-cell>
          <table:table-cell table:style-name="ce5" table:content-validation-name="val3" office:value-type="string" calcext:value-type="string">
            <text:p>ulmos</text:p>
          </table:table-cell>
          <table:table-cell table:style-name="ce9" table:content-validation-name="val4" office:value-type="string" calcext:value-type="string">
            <text:p>ma1</text:p>
          </table:table-cell>
          <table:table-cell table:style-name="ce9" table:content-validation-name="val4" office:value-type="string" calcext:value-type="string">
            <text:p>vi2</text:p>
          </table:table-cell>
          <table:table-cell table:style-name="ce9" table:content-validation-name="val4"/>
          <table:table-cell table:style-name="ce5" table:number-columns-repeated="16378"/>
        </table:table-row>
        <table:table-row table:style-name="ro1">
          <table:table-cell table:style-name="ce5" table:content-validation-name="val1" office:value-type="string" calcext:value-type="string">
            <text:p>Pintura I</text:p>
          </table:table-cell>
          <table:table-cell table:style-name="ce5" table:content-validation-name="val2" office:value-type="string" calcext:value-type="string">
            <text:p>Carla</text:p>
          </table:table-cell>
          <table:table-cell table:style-name="ce5" table:content-validation-name="val3" office:value-type="string" calcext:value-type="string">
            <text:p>canelos y manios</text:p>
          </table:table-cell>
          <table:table-cell table:style-name="ce9" table:content-validation-name="val4" office:value-type="string" calcext:value-type="string">
            <text:p>lu2</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Color y expresión I</text:p>
          </table:table-cell>
          <table:table-cell table:style-name="ce5" table:content-validation-name="val2" office:value-type="string" calcext:value-type="string">
            <text:p>Carla</text:p>
          </table:table-cell>
          <table:table-cell table:style-name="ce5" table:content-validation-name="val3" office:value-type="string" calcext:value-type="string">
            <text:p>canelos y manios</text:p>
          </table:table-cell>
          <table:table-cell table:style-name="ce9" table:content-validation-name="val4" office:value-type="string" calcext:value-type="string">
            <text:p>ju1</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Títeres</text:p>
          </table:table-cell>
          <table:table-cell table:style-name="ce5" table:content-validation-name="val2" office:value-type="string" calcext:value-type="string">
            <text:p>Carla</text:p>
          </table:table-cell>
          <table:table-cell table:style-name="ce5" table:content-validation-name="val3" office:value-type="string" calcext:value-type="string">
            <text:p>canelos y manios</text:p>
          </table:table-cell>
          <table:table-cell table:style-name="ce9" table:content-validation-name="val4" office:value-type="string" calcext:value-type="string">
            <text:p>mi2</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Historia del arte</text:p>
          </table:table-cell>
          <table:table-cell table:style-name="ce5" table:content-validation-name="val2" office:value-type="string" calcext:value-type="string">
            <text:p>Carla</text:p>
          </table:table-cell>
          <table:table-cell table:style-name="ce5" table:content-validation-name="val3" office:value-type="string" calcext:value-type="string">
            <text:p>coihues y avellanos</text:p>
          </table:table-cell>
          <table:table-cell table:style-name="ce9" table:content-validation-name="val4" office:value-type="string" calcext:value-type="string">
            <text:p>ma2</text:p>
          </table:table-cell>
          <table:table-cell table:style-name="ce9" table:content-validation-name="val4" office:value-type="string" calcext:value-type="string">
            <text:p>mi1</text:p>
          </table:table-cell>
          <table:table-cell table:style-name="ce9" table:content-validation-name="val4"/>
          <table:table-cell table:style-name="ce5" office:value-type="string" calcext:value-type="string">
            <text:p>Historia del arte y movimientos artísticos</text:p>
          </table:table-cell>
          <table:table-cell table:style-name="ce5" table:number-columns-repeated="16377"/>
        </table:table-row>
        <table:table-row table:style-name="ro1">
          <table:table-cell table:style-name="ce5" table:content-validation-name="val1" office:value-type="string" calcext:value-type="string">
            <text:p>Exploradores(as) de derechos</text:p>
          </table:table-cell>
          <table:table-cell table:style-name="ce5" table:content-validation-name="val2" office:value-type="string" calcext:value-type="string">
            <text:p>Grace</text:p>
          </table:table-cell>
          <table:table-cell table:style-name="ce5" table:content-validation-name="val3" office:value-type="string" calcext:value-type="string">
            <text:p>ulmos</text:p>
          </table:table-cell>
          <table:table-cell table:style-name="ce9" table:content-validation-name="val4" office:value-type="string" calcext:value-type="string">
            <text:p>ju1</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Entre viñetas</text:p>
          </table:table-cell>
          <table:table-cell table:style-name="ce5" table:content-validation-name="val2" office:value-type="string" calcext:value-type="string">
            <text:p>Grace</text:p>
          </table:table-cell>
          <table:table-cell table:style-name="ce5" table:content-validation-name="val3" office:value-type="string" calcext:value-type="string">
            <text:p>canelos y manios</text:p>
          </table:table-cell>
          <table:table-cell table:style-name="ce9" table:content-validation-name="val4" office:value-type="string" calcext:value-type="string">
            <text:p>mi1</text:p>
          </table:table-cell>
          <table:table-cell table:style-name="ce9" table:content-validation-name="val4" office:value-type="string" calcext:value-type="string">
            <text:p>vi2</text:p>
          </table:table-cell>
          <table:table-cell table:style-name="ce9" table:content-validation-name="val4"/>
          <table:table-cell table:style-name="ce5" office:value-type="string" calcext:value-type="string">
            <text:p>Entre viñetas: El arte del comic</text:p>
          </table:table-cell>
          <table:table-cell table:style-name="ce5" table:number-columns-repeated="16377"/>
        </table:table-row>
        <table:table-row table:style-name="ro1">
          <table:table-cell table:style-name="ce5" table:content-validation-name="val1" office:value-type="string" calcext:value-type="string">
            <text:p>Resolución de conflictos</text:p>
          </table:table-cell>
          <table:table-cell table:style-name="ce5" table:content-validation-name="val2" office:value-type="string" calcext:value-type="string">
            <text:p>Grace</text:p>
          </table:table-cell>
          <table:table-cell table:style-name="ce5" table:content-validation-name="val3" office:value-type="string" calcext:value-type="string">
            <text:p>coihues y avellanos</text:p>
          </table:table-cell>
          <table:table-cell table:style-name="ce9" table:content-validation-name="val4" office:value-type="string" calcext:value-type="string">
            <text:p>ma1</text:p>
          </table:table-cell>
          <table:table-cell table:style-name="ce9" table:content-validation-name="val4" office:value-type="string" calcext:value-type="string">
            <text:p>mi2</text:p>
          </table:table-cell>
          <table:table-cell table:style-name="ce9" table:content-validation-name="val4"/>
          <table:table-cell table:style-name="ce5" table:number-columns-repeated="16378"/>
        </table:table-row>
        <table:table-row table:style-name="ro1">
          <table:table-cell table:style-name="ce5" table:content-validation-name="val1" office:value-type="string" calcext:value-type="string">
            <text:p>Jardineria y cultivo</text:p>
          </table:table-cell>
          <table:table-cell table:style-name="ce5" table:content-validation-name="val2" office:value-type="string" calcext:value-type="string">
            <text:p>Cristina</text:p>
          </table:table-cell>
          <table:table-cell table:style-name="ce5" table:content-validation-name="val3" office:value-type="string" calcext:value-type="string">
            <text:p>ulmos</text:p>
          </table:table-cell>
          <table:table-cell table:style-name="ce9" table:content-validation-name="val4" office:value-type="string" calcext:value-type="string">
            <text:p>lu2</text:p>
          </table:table-cell>
          <table:table-cell table:style-name="ce9" table:content-validation-name="val4" office:value-type="string" calcext:value-type="string">
            <text:p>vi2</text:p>
          </table:table-cell>
          <table:table-cell table:style-name="ce9" table:content-validation-name="val4"/>
          <table:table-cell table:style-name="ce5" office:value-type="string" calcext:value-type="string">
            <text:p>Jardineria y cultivo de plantas</text:p>
          </table:table-cell>
          <table:table-cell table:style-name="ce5" table:number-columns-repeated="16377"/>
        </table:table-row>
        <table:table-row table:style-name="ro1">
          <table:table-cell table:style-name="ce5" table:content-validation-name="val1" office:value-type="string" calcext:value-type="string">
            <text:p>Reciclaje de plásticos</text:p>
          </table:table-cell>
          <table:table-cell table:style-name="ce5" table:content-validation-name="val2" office:value-type="string" calcext:value-type="string">
            <text:p>Cristina</text:p>
          </table:table-cell>
          <table:table-cell table:style-name="ce5" table:content-validation-name="val3" office:value-type="string" calcext:value-type="string">
            <text:p>ulmos</text:p>
          </table:table-cell>
          <table:table-cell table:style-name="ce9" table:content-validation-name="val4" office:value-type="string" calcext:value-type="string">
            <text:p>mi2</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Cocina</text:p>
          </table:table-cell>
          <table:table-cell table:style-name="ce5" table:content-validation-name="val2" office:value-type="string" calcext:value-type="string">
            <text:p>Cristina</text:p>
          </table:table-cell>
          <table:table-cell table:style-name="ce5" table:content-validation-name="val3" office:value-type="string" calcext:value-type="string">
            <text:p>ulmos</text:p>
          </table:table-cell>
          <table:table-cell table:style-name="ce9" table:content-validation-name="val4" office:value-type="string" calcext:value-type="string">
            <text:p>ju2</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Jardineria y cultivo</text:p>
          </table:table-cell>
          <table:table-cell table:style-name="ce5" table:content-validation-name="val2" office:value-type="string" calcext:value-type="string">
            <text:p>Cristina</text:p>
          </table:table-cell>
          <table:table-cell table:style-name="ce5" table:content-validation-name="val3" office:value-type="string" calcext:value-type="string">
            <text:p>canelos y manios</text:p>
          </table:table-cell>
          <table:table-cell table:style-name="ce9" table:content-validation-name="val4" office:value-type="string" calcext:value-type="string">
            <text:p>lu1</text:p>
          </table:table-cell>
          <table:table-cell table:style-name="ce9" table:content-validation-name="val4" office:value-type="string" calcext:value-type="string">
            <text:p>ju1</text:p>
          </table:table-cell>
          <table:table-cell table:style-name="ce9" table:content-validation-name="val4"/>
          <table:table-cell table:style-name="ce5" office:value-type="string" calcext:value-type="string">
            <text:p>Jardineria y cultivo de plantas</text:p>
          </table:table-cell>
          <table:table-cell table:style-name="ce5" table:number-columns-repeated="16377"/>
        </table:table-row>
        <table:table-row table:style-name="ro1">
          <table:table-cell table:style-name="ce5" table:content-validation-name="val1" office:value-type="string" calcext:value-type="string">
            <text:p>Cocina</text:p>
          </table:table-cell>
          <table:table-cell table:style-name="ce5" table:content-validation-name="val2" office:value-type="string" calcext:value-type="string">
            <text:p>Cristina</text:p>
          </table:table-cell>
          <table:table-cell table:style-name="ce5" table:content-validation-name="val3" office:value-type="string" calcext:value-type="string">
            <text:p>canelos y manios</text:p>
          </table:table-cell>
          <table:table-cell table:style-name="ce9" table:content-validation-name="val4" office:value-type="string" calcext:value-type="string">
            <text:p>ma2</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Reciclaje de plásticos</text:p>
          </table:table-cell>
          <table:table-cell table:style-name="ce5" table:content-validation-name="val2" office:value-type="string" calcext:value-type="string">
            <text:p>Cristina</text:p>
          </table:table-cell>
          <table:table-cell table:style-name="ce5" table:content-validation-name="val3" office:value-type="string" calcext:value-type="string">
            <text:p>canelos y manios</text:p>
          </table:table-cell>
          <table:table-cell table:style-name="ce9" table:content-validation-name="val4" office:value-type="string" calcext:value-type="string">
            <text:p>mi1</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Secuencias curiosas</text:p>
          </table:table-cell>
          <table:table-cell table:style-name="ce5" table:content-validation-name="val2" office:value-type="string" calcext:value-type="string">
            <text:p>Salvador</text:p>
          </table:table-cell>
          <table:table-cell table:style-name="ce5" table:content-validation-name="val3" office:value-type="string" calcext:value-type="string">
            <text:p>ulmos</text:p>
          </table:table-cell>
          <table:table-cell table:style-name="ce9" table:content-validation-name="val4" office:value-type="string" calcext:value-type="string">
            <text:p>mi2</text:p>
          </table:table-cell>
          <table:table-cell table:style-name="ce9" table:content-validation-name="val4" table:number-columns-repeated="2"/>
          <table:table-cell table:style-name="ce5" table:number-columns-repeated="16378"/>
        </table:table-row>
        <table:table-row table:style-name="ro1">
          <table:table-cell table:style-name="ce5" office:value-type="string" calcext:value-type="string">
            <text:p>Fractángulos</text:p>
          </table:table-cell>
          <table:table-cell table:style-name="ce5" table:content-validation-name="val2" office:value-type="string" calcext:value-type="string">
            <text:p>Salvador</text:p>
          </table:table-cell>
          <table:table-cell table:style-name="ce5" table:content-validation-name="val3" office:value-type="string" calcext:value-type="string">
            <text:p>canelos y manios</text:p>
          </table:table-cell>
          <table:table-cell table:style-name="ce9" table:content-validation-name="val4" office:value-type="string" calcext:value-type="string">
            <text:p>ma1</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TecnoSapiens</text:p>
          </table:table-cell>
          <table:table-cell table:style-name="ce5" table:content-validation-name="val2" office:value-type="string" calcext:value-type="string">
            <text:p>Salvador</text:p>
          </table:table-cell>
          <table:table-cell table:style-name="ce5" table:content-validation-name="val3" office:value-type="string" calcext:value-type="string">
            <text:p>canelos y manios</text:p>
          </table:table-cell>
          <table:table-cell table:style-name="ce9" table:content-validation-name="val4" office:value-type="string" calcext:value-type="string">
            <text:p>ju1</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Vectores</text:p>
          </table:table-cell>
          <table:table-cell table:style-name="ce5" table:content-validation-name="val2" office:value-type="string" calcext:value-type="string">
            <text:p>Salvador</text:p>
          </table:table-cell>
          <table:table-cell table:style-name="ce5" table:content-validation-name="val3" office:value-type="string" calcext:value-type="string">
            <text:p>coihues y avellanos</text:p>
          </table:table-cell>
          <table:table-cell table:style-name="ce9" table:content-validation-name="val4" office:value-type="string" calcext:value-type="string">
            <text:p>lu1</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Nutricina</text:p>
          </table:table-cell>
          <table:table-cell table:style-name="ce5" table:content-validation-name="val2" office:value-type="string" calcext:value-type="string">
            <text:p>Salvador</text:p>
          </table:table-cell>
          <table:table-cell table:style-name="ce5" table:content-validation-name="val3" office:value-type="string" calcext:value-type="string">
            <text:p>coihues y avellanos</text:p>
          </table:table-cell>
          <table:table-cell table:style-name="ce9" table:content-validation-name="val4" office:value-type="string" calcext:value-type="string">
            <text:p>vi1</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Tejido</text:p>
          </table:table-cell>
          <table:table-cell table:style-name="ce5" table:content-validation-name="val2" office:value-type="string" calcext:value-type="string">
            <text:p>Javiera</text:p>
          </table:table-cell>
          <table:table-cell table:style-name="ce5" table:content-validation-name="val3" office:value-type="string" calcext:value-type="string">
            <text:p>ulmos</text:p>
          </table:table-cell>
          <table:table-cell table:style-name="ce9" table:content-validation-name="val4" office:value-type="string" calcext:value-type="string">
            <text:p>lu1</text:p>
          </table:table-cell>
          <table:table-cell table:style-name="ce9" table:content-validation-name="val4" table:number-columns-repeated="2"/>
          <table:table-cell table:style-name="ce7" office:value-type="string" calcext:value-type="string">
            <text:p>Tejido con palillo telar y crochet</text:p>
          </table:table-cell>
          <table:table-cell table:style-name="ce5" table:number-columns-repeated="16377"/>
        </table:table-row>
        <table:table-row table:style-name="ro1">
          <table:table-cell table:style-name="ce5" table:content-validation-name="val1" office:value-type="string" calcext:value-type="string">
            <text:p>Reciclaje textil</text:p>
          </table:table-cell>
          <table:table-cell table:style-name="ce5" table:content-validation-name="val2" office:value-type="string" calcext:value-type="string">
            <text:p>Javiera</text:p>
          </table:table-cell>
          <table:table-cell table:style-name="ce5" table:content-validation-name="val3" office:value-type="string" calcext:value-type="string">
            <text:p>ulmos</text:p>
          </table:table-cell>
          <table:table-cell table:style-name="ce9" table:content-validation-name="val4" office:value-type="string" calcext:value-type="string">
            <text:p>ju1</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Ave y fauna</text:p>
          </table:table-cell>
          <table:table-cell table:style-name="ce5" table:content-validation-name="val2" office:value-type="string" calcext:value-type="string">
            <text:p>Javiera</text:p>
          </table:table-cell>
          <table:table-cell table:style-name="ce5" table:content-validation-name="val3" office:value-type="string" calcext:value-type="string">
            <text:p>canelos y manios</text:p>
          </table:table-cell>
          <table:table-cell table:style-name="ce9" table:content-validation-name="val4" office:value-type="string" calcext:value-type="string">
            <text:p>ma1</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Encuadernación</text:p>
          </table:table-cell>
          <table:table-cell table:style-name="ce5" table:content-validation-name="val2" office:value-type="string" calcext:value-type="string">
            <text:p>Javiera</text:p>
          </table:table-cell>
          <table:table-cell table:style-name="ce5" table:content-validation-name="val3" office:value-type="string" calcext:value-type="string">
            <text:p>canelos y manios</text:p>
          </table:table-cell>
          <table:table-cell table:style-name="ce9" table:content-validation-name="val4" office:value-type="string" calcext:value-type="string">
            <text:p>vi1</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Cultura y países I</text:p>
          </table:table-cell>
          <table:table-cell table:style-name="ce5" table:content-validation-name="val2" office:value-type="string" calcext:value-type="string">
            <text:p>Javiera</text:p>
          </table:table-cell>
          <table:table-cell table:style-name="ce5" table:content-validation-name="val3" office:value-type="string" calcext:value-type="string">
            <text:p>coihues y avellanos</text:p>
          </table:table-cell>
          <table:table-cell table:style-name="ce9" table:content-validation-name="val4" office:value-type="string" calcext:value-type="string">
            <text:p>lu2</text:p>
          </table:table-cell>
          <table:table-cell table:style-name="ce9" table:content-validation-name="val4" table:number-columns-repeated="2"/>
          <table:table-cell table:style-name="ce5" office:value-type="string" calcext:value-type="string">
            <text:p>Historia de culturas y países</text:p>
          </table:table-cell>
          <table:table-cell table:style-name="ce5" table:number-columns-repeated="16377"/>
        </table:table-row>
        <table:table-row table:style-name="ro1">
          <table:table-cell table:style-name="ce5" table:content-validation-name="val1" office:value-type="string" calcext:value-type="string">
            <text:p>Arte y cartografía I</text:p>
          </table:table-cell>
          <table:table-cell table:style-name="ce5" table:content-validation-name="val2" office:value-type="string" calcext:value-type="string">
            <text:p>Javiera</text:p>
          </table:table-cell>
          <table:table-cell table:style-name="ce5" table:content-validation-name="val3" office:value-type="string" calcext:value-type="string">
            <text:p>coihues y avellanos</text:p>
          </table:table-cell>
          <table:table-cell table:style-name="ce9" table:content-validation-name="val4" office:value-type="string" calcext:value-type="string">
            <text:p>ju2</text:p>
          </table:table-cell>
          <table:table-cell table:style-name="ce9" table:content-validation-name="val4" table:number-columns-repeated="2"/>
          <table:table-cell table:style-name="ce5" office:value-type="string" calcext:value-type="string">
            <text:p>Historia de culturas y países</text:p>
          </table:table-cell>
          <table:table-cell table:style-name="ce5" table:number-columns-repeated="16377"/>
        </table:table-row>
        <table:table-row table:style-name="ro1">
          <table:table-cell table:style-name="ce5" table:content-validation-name="val1" office:value-type="string" calcext:value-type="string">
            <text:p>Explorando la naturaleza</text:p>
          </table:table-cell>
          <table:table-cell table:style-name="ce5" table:content-validation-name="val2" office:value-type="string" calcext:value-type="string">
            <text:p>Alejandro</text:p>
          </table:table-cell>
          <table:table-cell table:style-name="ce5" table:content-validation-name="val3" office:value-type="string" calcext:value-type="string">
            <text:p>ulmos</text:p>
          </table:table-cell>
          <table:table-cell table:style-name="ce9" table:content-validation-name="val4" office:value-type="string" calcext:value-type="string">
            <text:p>ma2</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Explorando la naturaleza</text:p>
          </table:table-cell>
          <table:table-cell table:style-name="ce5" table:content-validation-name="val2" office:value-type="string" calcext:value-type="string">
            <text:p>Alejandro</text:p>
          </table:table-cell>
          <table:table-cell table:style-name="ce5" table:content-validation-name="val3" office:value-type="string" calcext:value-type="string">
            <text:p>canelos y manios</text:p>
          </table:table-cell>
          <table:table-cell table:style-name="ce9" table:content-validation-name="val4" office:value-type="string" calcext:value-type="string">
            <text:p>lu1</text:p>
          </table:table-cell>
          <table:table-cell table:style-name="ce9" table:content-validation-name="val4" table:number-columns-repeated="2"/>
          <table:table-cell table:style-name="ce5" office:value-type="string" calcext:value-type="string">
            <text:p>Historia de la pintura y filosofía</text:p>
          </table:table-cell>
          <table:table-cell table:style-name="ce5" table:number-columns-repeated="16377"/>
        </table:table-row>
        <table:table-row table:style-name="ro1">
          <table:table-cell table:style-name="ce5" table:content-validation-name="val1" office:value-type="string" calcext:value-type="string">
            <text:p>Pintura y filosofía I</text:p>
          </table:table-cell>
          <table:table-cell table:style-name="ce5" table:content-validation-name="val2" office:value-type="string" calcext:value-type="string">
            <text:p>Alejandro</text:p>
          </table:table-cell>
          <table:table-cell table:style-name="ce5" table:content-validation-name="val3" office:value-type="string" calcext:value-type="string">
            <text:p>coihues y avellanos</text:p>
          </table:table-cell>
          <table:table-cell table:style-name="ce9" table:content-validation-name="val4" office:value-type="string" calcext:value-type="string">
            <text:p>mi1</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Biodiversidad alimentaria I</text:p>
          </table:table-cell>
          <table:table-cell table:style-name="ce5" table:content-validation-name="val2" office:value-type="string" calcext:value-type="string">
            <text:p>Alejandro</text:p>
          </table:table-cell>
          <table:table-cell table:style-name="ce5" table:content-validation-name="val3" office:value-type="string" calcext:value-type="string">
            <text:p>coihues y avellanos</text:p>
          </table:table-cell>
          <table:table-cell table:style-name="ce9" table:content-validation-name="val4" office:value-type="string" calcext:value-type="string">
            <text:p>vi1</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Técnicas de estudio I</text:p>
          </table:table-cell>
          <table:table-cell table:style-name="ce5" table:content-validation-name="val2" office:value-type="string" calcext:value-type="string">
            <text:p>Alejandro</text:p>
          </table:table-cell>
          <table:table-cell table:style-name="ce5" table:content-validation-name="val3" office:value-type="string" calcext:value-type="string">
            <text:p>coihues y avellanos</text:p>
          </table:table-cell>
          <table:table-cell table:style-name="ce9" table:content-validation-name="val4" office:value-type="string" calcext:value-type="string">
            <text:p>ju2</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Percusión corporal A</text:p>
          </table:table-cell>
          <table:table-cell table:style-name="ce5" table:content-validation-name="val2" office:value-type="string" calcext:value-type="string">
            <text:p>Marcelo</text:p>
          </table:table-cell>
          <table:table-cell table:style-name="ce5" table:content-validation-name="val3" office:value-type="string" calcext:value-type="string">
            <text:p>ulmos</text:p>
          </table:table-cell>
          <table:table-cell table:style-name="ce9" table:content-validation-name="val4" office:value-type="string" calcext:value-type="string">
            <text:p>lu2</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Percusión corporal B</text:p>
          </table:table-cell>
          <table:table-cell table:style-name="ce5" table:content-validation-name="val2" office:value-type="string" calcext:value-type="string">
            <text:p>Marcelo</text:p>
          </table:table-cell>
          <table:table-cell table:style-name="ce5" table:content-validation-name="val3" office:value-type="string" calcext:value-type="string">
            <text:p>ulmos</text:p>
          </table:table-cell>
          <table:table-cell table:style-name="ce9" table:content-validation-name="val4" office:value-type="string" calcext:value-type="string">
            <text:p>mi1</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Predeporte A</text:p>
          </table:table-cell>
          <table:table-cell table:style-name="ce5" table:content-validation-name="val2" office:value-type="string" calcext:value-type="string">
            <text:p>Marcelo</text:p>
          </table:table-cell>
          <table:table-cell table:style-name="ce5" table:content-validation-name="val3" office:value-type="string" calcext:value-type="string">
            <text:p>ulmos</text:p>
          </table:table-cell>
          <table:table-cell table:style-name="ce9" table:content-validation-name="val4" office:value-type="string" calcext:value-type="string">
            <text:p>vi1</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Predeporte B</text:p>
          </table:table-cell>
          <table:table-cell table:style-name="ce5" table:content-validation-name="val2" office:value-type="string" calcext:value-type="string">
            <text:p>Marcelo</text:p>
          </table:table-cell>
          <table:table-cell table:style-name="ce5" table:content-validation-name="val3" office:value-type="string" calcext:value-type="string">
            <text:p>ulmos</text:p>
          </table:table-cell>
          <table:table-cell table:style-name="ce9" table:content-validation-name="val4" office:value-type="string" calcext:value-type="string">
            <text:p>ma1</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Percusión corporal</text:p>
          </table:table-cell>
          <table:table-cell table:style-name="ce5" table:content-validation-name="val2" office:value-type="string" calcext:value-type="string">
            <text:p>Marcelo</text:p>
          </table:table-cell>
          <table:table-cell table:style-name="ce5" table:content-validation-name="val3" office:value-type="string" calcext:value-type="string">
            <text:p>canelos y manios</text:p>
          </table:table-cell>
          <table:table-cell table:style-name="ce9" table:content-validation-name="val4" office:value-type="string" calcext:value-type="string">
            <text:p>lu1</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Percusión corporal</text:p>
          </table:table-cell>
          <table:table-cell table:style-name="ce5" table:content-validation-name="val2" office:value-type="string" calcext:value-type="string">
            <text:p>Marcelo</text:p>
          </table:table-cell>
          <table:table-cell table:style-name="ce5" table:content-validation-name="val3" office:value-type="string" calcext:value-type="string">
            <text:p>canelos y manios</text:p>
          </table:table-cell>
          <table:table-cell table:style-name="ce9" table:content-validation-name="val4" office:value-type="string" calcext:value-type="string">
            <text:p>ju2</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Acondicionamiento físico</text:p>
          </table:table-cell>
          <table:table-cell table:style-name="ce5" table:content-validation-name="val2" office:value-type="string" calcext:value-type="string">
            <text:p>Marcelo</text:p>
          </table:table-cell>
          <table:table-cell table:style-name="ce5" table:content-validation-name="val3" office:value-type="string" calcext:value-type="string">
            <text:p>coihues y avellanos</text:p>
          </table:table-cell>
          <table:table-cell table:style-name="ce9" table:content-validation-name="val4" office:value-type="string" calcext:value-type="string">
            <text:p>ma1</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Acondicionamiento físico</text:p>
          </table:table-cell>
          <table:table-cell table:style-name="ce5" table:content-validation-name="val2" office:value-type="string" calcext:value-type="string">
            <text:p>Marcelo</text:p>
          </table:table-cell>
          <table:table-cell table:style-name="ce5" table:content-validation-name="val3" office:value-type="string" calcext:value-type="string">
            <text:p>coihues y avellanos</text:p>
          </table:table-cell>
          <table:table-cell table:style-name="ce9" table:content-validation-name="val4" office:value-type="string" calcext:value-type="string">
            <text:p>ju1</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Inglés</text:p>
          </table:table-cell>
          <table:table-cell table:style-name="ce5" table:content-validation-name="val2" office:value-type="string" calcext:value-type="string">
            <text:p>Francisca U.</text:p>
          </table:table-cell>
          <table:table-cell table:style-name="ce5" table:content-validation-name="val3" office:value-type="string" calcext:value-type="string">
            <text:p>ulmos</text:p>
          </table:table-cell>
          <table:table-cell table:style-name="ce9" table:content-validation-name="val4" office:value-type="string" calcext:value-type="string">
            <text:p>lu1</text:p>
          </table:table-cell>
          <table:table-cell table:style-name="ce9" table:content-validation-name="val4" office:value-type="string" calcext:value-type="string">
            <text:p>ju1</text:p>
          </table:table-cell>
          <table:table-cell table:style-name="ce9" table:content-validation-name="val4"/>
          <table:table-cell table:style-name="ce5" table:number-columns-repeated="16378"/>
        </table:table-row>
        <table:table-row table:style-name="ro1">
          <table:table-cell table:style-name="ce5" table:content-validation-name="val1" office:value-type="string" calcext:value-type="string">
            <text:p>Artes</text:p>
          </table:table-cell>
          <table:table-cell table:style-name="ce5" table:content-validation-name="val2" office:value-type="string" calcext:value-type="string">
            <text:p>Francisca U.</text:p>
          </table:table-cell>
          <table:table-cell table:style-name="ce5" table:content-validation-name="val3" office:value-type="string" calcext:value-type="string">
            <text:p>ulmos</text:p>
          </table:table-cell>
          <table:table-cell table:style-name="ce9" table:content-validation-name="val4" office:value-type="string" calcext:value-type="string">
            <text:p>mi1</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Inglés</text:p>
          </table:table-cell>
          <table:table-cell table:style-name="ce5" table:content-validation-name="val2" office:value-type="string" calcext:value-type="string">
            <text:p>Francisca U.</text:p>
          </table:table-cell>
          <table:table-cell table:style-name="ce5" table:content-validation-name="val3" office:value-type="string" calcext:value-type="string">
            <text:p>canelos y manios</text:p>
          </table:table-cell>
          <table:table-cell table:style-name="ce9" table:content-validation-name="val4" office:value-type="string" calcext:value-type="string">
            <text:p>ma1</text:p>
          </table:table-cell>
          <table:table-cell table:style-name="ce9" table:content-validation-name="val4" office:value-type="string" calcext:value-type="string">
            <text:p>ju2</text:p>
          </table:table-cell>
          <table:table-cell table:style-name="ce9" table:content-validation-name="val4"/>
          <table:table-cell table:style-name="ce5" table:number-columns-repeated="16378"/>
        </table:table-row>
        <table:table-row table:style-name="ro1">
          <table:table-cell table:style-name="ce5" table:content-validation-name="val1" office:value-type="string" calcext:value-type="string">
            <text:p>Artes</text:p>
          </table:table-cell>
          <table:table-cell table:style-name="ce5" table:content-validation-name="val2" office:value-type="string" calcext:value-type="string">
            <text:p>Francisca U.</text:p>
          </table:table-cell>
          <table:table-cell table:style-name="ce5" table:content-validation-name="val3" office:value-type="string" calcext:value-type="string">
            <text:p>canelos y manios</text:p>
          </table:table-cell>
          <table:table-cell table:style-name="ce9" table:content-validation-name="val4" office:value-type="string" calcext:value-type="string">
            <text:p>vi1</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Inglés A</text:p>
          </table:table-cell>
          <table:table-cell table:style-name="ce5" table:content-validation-name="val2" office:value-type="string" calcext:value-type="string">
            <text:p>Francisca U.</text:p>
          </table:table-cell>
          <table:table-cell table:style-name="ce5" table:content-validation-name="val3" office:value-type="string" calcext:value-type="string">
            <text:p>coihues y avellanos</text:p>
          </table:table-cell>
          <table:table-cell table:style-name="ce9" table:content-validation-name="val4" office:value-type="string" calcext:value-type="string">
            <text:p>ma2</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Inglés B</text:p>
          </table:table-cell>
          <table:table-cell table:style-name="ce5" table:content-validation-name="val2" office:value-type="string" calcext:value-type="string">
            <text:p>Francisca U.</text:p>
          </table:table-cell>
          <table:table-cell table:style-name="ce5" table:content-validation-name="val3" office:value-type="string" calcext:value-type="string">
            <text:p>coihues y avellanos</text:p>
          </table:table-cell>
          <table:table-cell table:style-name="ce9" table:content-validation-name="val4" office:value-type="string" calcext:value-type="string">
            <text:p>vi2</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Artes</text:p>
          </table:table-cell>
          <table:table-cell table:style-name="ce5" table:content-validation-name="val2" office:value-type="string" calcext:value-type="string">
            <text:p>Francisca U.</text:p>
          </table:table-cell>
          <table:table-cell table:style-name="ce5" table:content-validation-name="val3" office:value-type="string" calcext:value-type="string">
            <text:p>coihues y avellanos</text:p>
          </table:table-cell>
          <table:table-cell table:style-name="ce9" table:content-validation-name="val4" office:value-type="string" calcext:value-type="string">
            <text:p>lu2</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Inglés</text:p>
          </table:table-cell>
          <table:table-cell table:style-name="ce5" table:content-validation-name="val2" office:value-type="string" calcext:value-type="string">
            <text:p>Francisca U.</text:p>
          </table:table-cell>
          <table:table-cell table:style-name="ce5" table:content-validation-name="val3" office:value-type="string" calcext:value-type="string">
            <text:p>coihues y avellanos</text:p>
          </table:table-cell>
          <table:table-cell table:style-name="ce9" table:content-validation-name="val4" office:value-type="string" calcext:value-type="string">
            <text:p>mi2</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Gimnasia artística A</text:p>
          </table:table-cell>
          <table:table-cell table:style-name="ce5" table:content-validation-name="val2" office:value-type="string" calcext:value-type="string">
            <text:p>Paula</text:p>
          </table:table-cell>
          <table:table-cell table:style-name="ce5" table:content-validation-name="val3" office:value-type="string" calcext:value-type="string">
            <text:p>ulmos</text:p>
          </table:table-cell>
          <table:table-cell table:style-name="ce9" table:content-validation-name="val4" office:value-type="string" calcext:value-type="string">
            <text:p>ma2</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Gimnasia artística B</text:p>
          </table:table-cell>
          <table:table-cell table:style-name="ce5" table:content-validation-name="val2" office:value-type="string" calcext:value-type="string">
            <text:p>Paula</text:p>
          </table:table-cell>
          <table:table-cell table:style-name="ce5" table:content-validation-name="val3" office:value-type="string" calcext:value-type="string">
            <text:p>ulmos</text:p>
          </table:table-cell>
          <table:table-cell table:style-name="ce9" table:content-validation-name="val4" office:value-type="string" calcext:value-type="string">
            <text:p>vi2</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Gimnasia artística</text:p>
          </table:table-cell>
          <table:table-cell table:style-name="ce5" table:content-validation-name="val2" office:value-type="string" calcext:value-type="string">
            <text:p>Paula</text:p>
          </table:table-cell>
          <table:table-cell table:style-name="ce5" table:content-validation-name="val3" office:value-type="string" calcext:value-type="string">
            <text:p>canelos y manios</text:p>
          </table:table-cell>
          <table:table-cell table:style-name="ce9" table:content-validation-name="val4" office:value-type="string" calcext:value-type="string">
            <text:p>ma2</text:p>
          </table:table-cell>
          <table:table-cell table:style-name="ce9" table:content-validation-name="val4" table:number-columns-repeated="2"/>
          <table:table-cell table:style-name="ce5" table:number-columns-repeated="16378"/>
        </table:table-row>
        <table:table-row table:style-name="ro1">
          <table:table-cell table:style-name="ce5" table:content-validation-name="val1" office:value-type="string" calcext:value-type="string">
            <text:p>Gimnasia artística</text:p>
          </table:table-cell>
          <table:table-cell table:style-name="ce5" table:content-validation-name="val2" office:value-type="string" calcext:value-type="string">
            <text:p>Paula</text:p>
          </table:table-cell>
          <table:table-cell table:style-name="ce5" table:content-validation-name="val3" office:value-type="string" calcext:value-type="string">
            <text:p>canelos y manios</text:p>
          </table:table-cell>
          <table:table-cell table:style-name="ce9" table:content-validation-name="val4" office:value-type="string" calcext:value-type="string">
            <text:p>vi2</text:p>
          </table:table-cell>
          <table:table-cell table:style-name="ce9" table:content-validation-name="val4" table:number-columns-repeated="2"/>
          <table:table-cell table:style-name="ce5" table:number-columns-repeated="16378"/>
        </table:table-row>
        <table:table-row table:style-name="ro1">
          <table:table-cell table:content-validation-name="val1" office:value-type="string" calcext:value-type="string">
            <text:p>Yoga</text:p>
          </table:table-cell>
          <table:table-cell table:content-validation-name="val2" office:value-type="string" calcext:value-type="string">
            <text:p>Paula</text:p>
          </table:table-cell>
          <table:table-cell table:content-validation-name="val3" office:value-type="string" calcext:value-type="string">
            <text:p>coihues y avellanos</text:p>
          </table:table-cell>
          <table:table-cell table:content-validation-name="val4" office:value-type="string" calcext:value-type="string">
            <text:p>lu1</text:p>
          </table:table-cell>
          <table:table-cell table:content-validation-name="val4" office:value-type="string" calcext:value-type="string">
            <text:p>ju1</text:p>
          </table:table-cell>
          <table:table-cell table:content-validation-name="val4"/>
          <table:table-cell table:number-columns-repeated="16378"/>
        </table:table-row>
        <table:table-row table:style-name="ro1">
          <table:table-cell table:content-validation-name="val1" office:value-type="string" calcext:value-type="string">
            <text:p>Didáctica matemática</text:p>
          </table:table-cell>
          <table:table-cell table:content-validation-name="val2" office:value-type="string" calcext:value-type="string">
            <text:p>Paula</text:p>
          </table:table-cell>
          <table:table-cell table:content-validation-name="val3" office:value-type="string" calcext:value-type="string">
            <text:p>canelos y manios</text:p>
          </table:table-cell>
          <table:table-cell table:content-validation-name="val4" office:value-type="string" calcext:value-type="string">
            <text:p>lu2</text:p>
          </table:table-cell>
          <table:table-cell table:content-validation-name="val4" table:number-columns-repeated="2"/>
          <table:table-cell table:number-columns-repeated="16378"/>
        </table:table-row>
        <table:table-row table:style-name="ro1">
          <table:table-cell table:content-validation-name="val1"/>
          <table:table-cell table:content-validation-name="val2"/>
          <table:table-cell table:content-validation-name="val3"/>
          <table:table-cell table:content-validation-name="val4" table:number-columns-repeated="3"/>
          <table:table-cell table:number-columns-repeated="16378"/>
        </table:table-row>
        <table:table-row table:style-name="ro1" table:number-rows-repeated="3">
          <table:table-cell table:content-validation-name="val1"/>
          <table:table-cell table:content-validation-name="val2"/>
          <table:table-cell table:content-validation-name="val3"/>
          <table:table-cell table:number-columns-repeated="16381"/>
        </table:table-row>
        <table:table-row table:style-name="ro1" table:number-rows-repeated="26">
          <table:table-cell table:content-validation-name="val1"/>
          <table:table-cell/>
          <table:table-cell table:content-validation-name="val3"/>
          <table:table-cell table:number-columns-repeated="16381"/>
        </table:table-row>
        <table:table-row table:style-name="ro1" table:number-rows-repeated="1048491">
          <table:table-cell table:content-validation-name="val1"/>
          <table:table-cell table:number-columns-repeated="16383"/>
        </table:table-row>
        <table:table-row table:style-name="ro1">
          <table:table-cell table:content-validation-name="val1"/>
          <table:table-cell table:number-columns-repeated="16383"/>
        </table:table-row>
      </table:table>
      <table:table table:name="talleres_ano" table:style-name="ta1">
        <table:table-column table:style-name="co7" table:default-cell-style-name="Default"/>
        <table:table-column table:style-name="co8" table:default-cell-style-name="Default"/>
        <table:table-column table:style-name="co2" table:default-cell-style-name="Default"/>
        <table:table-column table:style-name="co3" table:default-cell-style-name="Default"/>
        <table:table-column table:style-name="co6" table:number-columns-repeated="3" table:default-cell-style-name="Default"/>
        <table:table-column table:style-name="co10" table:default-cell-style-name="Default"/>
        <table:table-column table:style-name="co11" table:default-cell-style-name="ce24"/>
        <table:table-column table:style-name="co2" table:number-columns-repeated="16375" table:default-cell-style-name="Default"/>
        <table:table-row table:style-name="ro1">
          <table:table-cell table:style-name="ce3" office:value-type="string" calcext:value-type="string">
            <text:p>period</text:p>
          </table:table-cell>
          <table:table-cell table:style-name="ce3" table:content-validation-name="val1" office:value-type="string" calcext:value-type="string">
            <text:p>name</text:p>
          </table:table-cell>
          <table:table-cell table:style-name="ce3" office:value-type="string" calcext:value-type="string">
            <text:p>teacher</text:p>
          </table:table-cell>
          <table:table-cell table:style-name="ce3" office:value-type="string" calcext:value-type="string">
            <text:p>cycle</text:p>
          </table:table-cell>
          <table:table-cell table:style-name="ce3" office:value-type="string" calcext:value-type="string">
            <text:p>c1</text:p>
          </table:table-cell>
          <table:table-cell table:style-name="ce3" office:value-type="string" calcext:value-type="string">
            <text:p>c2</text:p>
          </table:table-cell>
          <table:table-cell table:style-name="ce3" office:value-type="string" calcext:value-type="string">
            <text:p>c3</text:p>
          </table:table-cell>
          <table:table-cell table:style-name="ce3" office:value-type="string" calcext:value-type="string">
            <text:p>quota</text:p>
          </table:table-cell>
          <table:table-cell table:style-name="ce21" office:value-type="string" calcext:value-type="string">
            <text:p>full_name</text:p>
          </table:table-cell>
          <table:table-cell table:style-name="ce3" office:value-type="string" calcext:value-type="string">
            <text:p>description</text:p>
          </table:table-cell>
          <table:table-cell table:style-name="ce1" table:number-columns-repeated="16374"/>
        </table:table-row>
        <table:table-row table:style-name="ro1">
          <table:table-cell table:content-validation-name="val5" office:value-type="float" office:value="1" calcext:value-type="float">
            <text:p>1</text:p>
          </table:table-cell>
          <table:table-cell table:content-validation-name="val1" office:value-type="string" calcext:value-type="string">
            <text:p>Pintura</text:p>
          </table:table-cell>
          <table:table-cell table:content-validation-name="val6" office:value-type="string" calcext:value-type="string">
            <text:p>Carla</text:p>
          </table:table-cell>
          <table:table-cell table:content-validation-name="val7" office:value-type="string" calcext:value-type="string">
            <text:p>ulmos</text:p>
          </table:table-cell>
          <table:table-cell table:content-validation-name="val8" office:value-type="string" calcext:value-type="string">
            <text:p>lu1</text:p>
          </table:table-cell>
          <table:table-cell table:content-validation-name="val8" office:value-type="string" calcext:value-type="string">
            <text:p>ju2</text:p>
          </table:table-cell>
          <table:table-cell/>
          <table:table-cell table:content-validation-name="val8" office:value-type="float" office:value="6" calcext:value-type="float">
            <text:p>6</text:p>
          </table:table-cell>
          <table:table-cell table:style-name="Default" table:content-validation-name="val1" office:value-type="string" calcext:value-type="string">
            <text:p>Pintura</text:p>
          </table:table-cell>
          <table:table-cell table:style-name="ce24" table:content-validation-name="val1" office:value-type="string" calcext:value-type="string">
            <text:p>En este taller, conocerás y experimentarás con diversos materiales y técnicas <text:s/>para pintar y plasmar tus ideas y emociones en divertidas creaciones artísticas.</text:p>
          </table:table-cell>
          <table:table-cell table:content-validation-name="val1"/>
          <table:table-cell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Color y expresión</text:p>
          </table:table-cell>
          <table:table-cell table:style-name="ce5" table:content-validation-name="val6" office:value-type="string" calcext:value-type="string">
            <text:p>Carla</text:p>
          </table:table-cell>
          <table:table-cell table:style-name="ce5" table:content-validation-name="val7" office:value-type="string" calcext:value-type="string">
            <text:p>ulmos</text:p>
          </table:table-cell>
          <table:table-cell table:style-name="ce5" table:content-validation-name="val8" office:value-type="string" calcext:value-type="string">
            <text:p>ma1</text:p>
          </table:table-cell>
          <table:table-cell table:style-name="ce5" table:content-validation-name="val8" office:value-type="string" calcext:value-type="string">
            <text:p>vi2</text:p>
          </table:table-cell>
          <table:table-cell/>
          <table:table-cell table:style-name="ce5" table:content-validation-name="val8" office:value-type="float" office:value="6" calcext:value-type="float">
            <text:p>6</text:p>
          </table:table-cell>
          <table:table-cell table:style-name="Default" table:content-validation-name="val1" office:value-type="string" calcext:value-type="string">
            <text:p>Color y expresión </text:p>
          </table:table-cell>
          <table:table-cell table:style-name="ce22" table:content-validation-name="val1" office:value-type="string" calcext:value-type="string">
            <text:p>Aventúrate a conocer y experimentar la magia del color con distintos materiales como: acrílicos, témperas, crayones, entre algunos. Crearemos con diversas técnicas artísticas y jugaremos con la imaginación para realizar obras de arte que potenciarán tu creatividad.</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Pintura I</text:p>
          </table:table-cell>
          <table:table-cell table:style-name="ce5" table:content-validation-name="val6" office:value-type="string" calcext:value-type="string">
            <text:p>Carl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2</text:p>
          </table:table-cell>
          <table:table-cell table:style-name="ce5" table:content-validation-name="val8"/>
          <table:table-cell/>
          <table:table-cell table:style-name="ce5" table:content-validation-name="val8" office:value-type="float" office:value="10" calcext:value-type="float">
            <text:p>10</text:p>
          </table:table-cell>
          <table:table-cell table:style-name="ce5" table:content-validation-name="val1" office:value-type="string" calcext:value-type="string">
            <text:p>Pintura I</text:p>
          </table:table-cell>
          <table:table-cell table:style-name="ce22" table:content-validation-name="val1" office:value-type="string" calcext:value-type="string">
            <text:p>Te invitamos a conocer y experimentar con diversos materiales para pintar y plasmar tus ideas y emociones en divertidas creaciones artísticas. Haremos un recorrido por algunos movimientos de arte que han revolucionado la historia de la pintura. Apreciaremos y analizaremos pinturas del pasado y presente que nos guiarán e inspirarán en nuestro trabajo.</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Color y expresión I</text:p>
          </table:table-cell>
          <table:table-cell table:style-name="ce5" table:content-validation-name="val6" office:value-type="string" calcext:value-type="string">
            <text:p>Carl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ju1</text:p>
          </table:table-cell>
          <table:table-cell table:style-name="ce5" table:content-validation-name="val8"/>
          <table:table-cell/>
          <table:table-cell table:style-name="ce5" table:content-validation-name="val8" office:value-type="float" office:value="10" calcext:value-type="float">
            <text:p>10</text:p>
          </table:table-cell>
          <table:table-cell table:style-name="ce5" table:content-validation-name="val1" office:value-type="string" calcext:value-type="string">
            <text:p>Color y expresión </text:p>
          </table:table-cell>
          <table:table-cell table:style-name="ce22" table:content-validation-name="val1" office:value-type="string" calcext:value-type="string">
            <text:p>Bienvenidas(os) a crear y experimentar con el color desde una mirada crítica y sensible. En este taller podrás sumergirte en la magia del color, desde sus conceptos teóricos y prácticos. Podrás plasmar tus ideas en divertidas obras artísticas usando como medio el color y tu expresión.</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Títeres</text:p>
          </table:table-cell>
          <table:table-cell table:style-name="ce5" table:content-validation-name="val6" office:value-type="string" calcext:value-type="string">
            <text:p>Carl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i2</text:p>
          </table:table-cell>
          <table:table-cell table:style-name="ce5" table:content-validation-name="val8"/>
          <table:table-cell/>
          <table:table-cell table:style-name="ce5" table:content-validation-name="val8" office:value-type="float" office:value="10" calcext:value-type="float">
            <text:p>10</text:p>
          </table:table-cell>
          <table:table-cell table:style-name="ce5" table:content-validation-name="val1" office:value-type="string" calcext:value-type="string">
            <text:p>Títeres</text:p>
          </table:table-cell>
          <table:table-cell table:style-name="ce22" table:content-validation-name="val1" office:value-type="string" calcext:value-type="string">
            <text:p>¿Eres aficionada(o) por las historias <text:s/>y personajes? <text:s text:c="2"/>En este taller, podrás elaborar <text:s/>y manipular un <text:s/>personaje, muñeco (a) sencillo y lo utilizarás para dramatizar una historia fantástica creada por ti.</text:p>
          </table:table-cell>
          <table:table-cell table:style-name="ce5" table:content-validation-name="val1"/>
          <table:table-cell table:style-name="ce5" table:number-columns-repeated="16373"/>
        </table:table-row>
        <table:table-row table:style-name="ro2">
          <table:table-cell table:style-name="ce4" table:content-validation-name="val5" office:value-type="float" office:value="1" calcext:value-type="float">
            <text:p>1</text:p>
          </table:table-cell>
          <table:table-cell table:style-name="ce5" table:content-validation-name="val1" office:value-type="string" calcext:value-type="string">
            <text:p>Historia del arte</text:p>
          </table:table-cell>
          <table:table-cell table:style-name="ce5" table:content-validation-name="val6" office:value-type="string" calcext:value-type="string">
            <text:p>Carla</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a2</text:p>
          </table:table-cell>
          <table:table-cell table:style-name="ce5" table:content-validation-name="val8" office:value-type="string" calcext:value-type="string">
            <text:p>mi1</text:p>
          </table:table-cell>
          <table:table-cell/>
          <table:table-cell table:style-name="ce5" table:content-validation-name="val8" office:value-type="float" office:value="7" calcext:value-type="float">
            <text:p>7</text:p>
          </table:table-cell>
          <table:table-cell table:style-name="ce5" table:content-validation-name="val1" office:value-type="string" calcext:value-type="string">
            <text:p>Historia del arte y movimientos artísticos</text:p>
          </table:table-cell>
          <table:table-cell table:style-name="ce22" table:content-validation-name="val1" office:value-type="string" calcext:value-type="string">
            <text:p>¿Por qué  la Mona Lisa ha sido atacada ?  ¿Sabías que existe un artista  famoso que nunca ha mostrado su cara? ¿Con qué pintaban en las cuevas?</text:p>
            <text:p>En este taller, apreciaremos,  analizaremos, interpretaremos y crearemos a partir de los movimientos artísticos que han marcado la historia de la humanidad. </text:p>
          </table:table-cell>
          <table:table-cell table:style-name="ce5" table:content-validation-name="val1"/>
          <table:table-cell table:style-name="ce5" table:number-columns-repeated="16373"/>
        </table:table-row>
        <table:table-row table:style-name="ro2">
          <table:table-cell table:style-name="ce4" table:content-validation-name="val5" office:value-type="float" office:value="1" calcext:value-type="float">
            <text:p>1</text:p>
          </table:table-cell>
          <table:table-cell table:style-name="ce5" table:content-validation-name="val1" office:value-type="string" calcext:value-type="string">
            <text:p>Exploradores(as) de derechos</text:p>
          </table:table-cell>
          <table:table-cell table:style-name="ce5" table:content-validation-name="val6" office:value-type="string" calcext:value-type="string">
            <text:p>Grace</text:p>
          </table:table-cell>
          <table:table-cell table:style-name="ce5" table:content-validation-name="val7" office:value-type="string" calcext:value-type="string">
            <text:p>ulmos</text:p>
          </table:table-cell>
          <table:table-cell table:style-name="ce5" table:content-validation-name="val8" office:value-type="string" calcext:value-type="string">
            <text:p>ju1</text:p>
          </table:table-cell>
          <table:table-cell table:style-name="ce5" table:content-validation-name="val8"/>
          <table:table-cell/>
          <table:table-cell table:style-name="ce5" table:content-validation-name="val8" office:value-type="float" office:value="6" calcext:value-type="float">
            <text:p>6</text:p>
          </table:table-cell>
          <table:table-cell table:style-name="Default" table:content-validation-name="val1" office:value-type="string" calcext:value-type="string">
            <text:p>Exploradoras/es de derechos</text:p>
          </table:table-cell>
          <table:table-cell table:style-name="ce22" table:content-validation-name="val1" office:value-type="string" calcext:value-type="string">
            <text:p>¡Embárcate en una emocionante aventura con nuestro taller "Exploradoras/es de Derechos"!</text:p>
            <text:p>En esta emocionante aventura, descubrirás de manera divertida y creativa los fundamentos de los derechos de la niñez, explorando cómo estos impactan en tu vida cotidiana y en las de niñas/os de todo el mundo. La aventura incluirá juegos, historias fascinantes y actividades interactivas que fomentarán el aprendizaje y la diversión. Únete al taller para explorar, aprender y celebrar juntos/as este fascinante viaje de descubrimiento de tus Derechos.</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Entre viñetas</text:p>
          </table:table-cell>
          <table:table-cell table:style-name="ce5" table:content-validation-name="val6" office:value-type="string" calcext:value-type="string">
            <text:p>Grace</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i1</text:p>
          </table:table-cell>
          <table:table-cell table:style-name="ce5" table:content-validation-name="val8" office:value-type="string" calcext:value-type="string">
            <text:p>vi2</text:p>
          </table:table-cell>
          <table:table-cell/>
          <table:table-cell table:style-name="ce5" table:content-validation-name="val8" office:value-type="float" office:value="10" calcext:value-type="float">
            <text:p>10</text:p>
          </table:table-cell>
          <table:table-cell table:style-name="ce5" table:content-validation-name="val1" office:value-type="string" calcext:value-type="string">
            <text:p>Entre viñetas: El arte del cómic</text:p>
          </table:table-cell>
          <table:table-cell table:style-name="ce22" table:content-validation-name="val1" office:value-type="string" calcext:value-type="string">
            <text:p>¡Bienvenidas/os a "Entre viñetas: el arte del cómic"! En este taller explorarás desde los fundamentos del cómic hasta la creación de historias interactivas y la integración de temas ecológicos. A través de juegos, actividades que desafiarán tu creatividad y la presentación final en una galería de cómics, te sumergirás en el mundo vibrante de la narrativa gráfica. Descubre el poder de la expresión visual, la promoción de la salud del planeta y la narración cautivadora mientras te conviertes en un/a maestro/a del cómic. ¡No dejes pasar esta oportunidad de liberar tu imaginación y construir tus propias aventuras creativas en el arte del cómic!</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Voces constructivas</text:p>
          </table:table-cell>
          <table:table-cell table:style-name="ce5" table:content-validation-name="val6" office:value-type="string" calcext:value-type="string">
            <text:p>Grace</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a1</text:p>
          </table:table-cell>
          <table:table-cell table:style-name="ce5" table:content-validation-name="val8" office:value-type="string" calcext:value-type="string">
            <text:p>mi2</text:p>
          </table:table-cell>
          <table:table-cell/>
          <table:table-cell table:style-name="ce5" table:content-validation-name="val8" office:value-type="float" office:value="7" calcext:value-type="float">
            <text:p>7</text:p>
          </table:table-cell>
          <table:table-cell table:style-name="ce5" table:content-validation-name="val1" office:value-type="string" calcext:value-type="string">
            <text:p>Voces constructivas</text:p>
          </table:table-cell>
          <table:table-cell table:style-name="ce22" table:content-validation-name="val1" office:value-type="string" calcext:value-type="string">
            <text:p>¡Bienvenidas/os a "Voces Constructivas"! Prepárense para una emocionante odisea verbal donde cada palabra importa. En este taller, explorarás debates apasionantes, aprenderás técnicas de persuasión y construirás puentes de entendimiento en temas de diversas áreas de la vida. ¡Despierta tu mente, dale voz a tus ideas y construye puentes, no barreras! Si estás lista/o para desatar el poder de tus palabras y construir juntas/os un espacio para debatir, ¡inscríbete ahora en "Voces Constructivas"!</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Jardineria y cultivo</text:p>
          </table:table-cell>
          <table:table-cell table:style-name="ce5" table:content-validation-name="val6" office:value-type="string" calcext:value-type="string">
            <text:p>Cristina</text:p>
          </table:table-cell>
          <table:table-cell table:style-name="ce5" table:content-validation-name="val7" office:value-type="string" calcext:value-type="string">
            <text:p>ulmos</text:p>
          </table:table-cell>
          <table:table-cell table:style-name="ce5" table:content-validation-name="val8" office:value-type="string" calcext:value-type="string">
            <text:p>lu2</text:p>
          </table:table-cell>
          <table:table-cell table:style-name="ce5" table:content-validation-name="val8" office:value-type="string" calcext:value-type="string">
            <text:p>vi2</text:p>
          </table:table-cell>
          <table:table-cell/>
          <table:table-cell table:style-name="ce5" table:content-validation-name="val8" office:value-type="float" office:value="6" calcext:value-type="float">
            <text:p>6</text:p>
          </table:table-cell>
          <table:table-cell table:style-name="Default" table:content-validation-name="val1" office:value-type="string" calcext:value-type="string">
            <text:p>Cultivo de plantas medicinales.</text:p>
          </table:table-cell>
          <table:table-cell table:style-name="ce22" table:content-validation-name="val1" office:value-type="string" calcext:value-type="string">
            <text:p>Te invito a ser parte del taller de cultivo de plantas medicinales, en el cual a través de la investigación, recolección, etc. aprenderemos sobre usos, propiedades y conservación de las plantas medicinales, todo esto recopliado y documentado en el libro de campo que crearemos para este fin.</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Reciclaje de plásticos</text:p>
          </table:table-cell>
          <table:table-cell table:style-name="ce5" table:content-validation-name="val6" office:value-type="string" calcext:value-type="string">
            <text:p>Cristina</text:p>
          </table:table-cell>
          <table:table-cell table:style-name="ce5" table:content-validation-name="val7" office:value-type="string" calcext:value-type="string">
            <text:p>ulmos</text:p>
          </table:table-cell>
          <table:table-cell table:style-name="ce5" table:content-validation-name="val8" office:value-type="string" calcext:value-type="string">
            <text:p>mi2</text:p>
          </table:table-cell>
          <table:table-cell table:style-name="ce5" table:content-validation-name="val8"/>
          <table:table-cell/>
          <table:table-cell table:style-name="ce5" table:content-validation-name="val8" office:value-type="float" office:value="6" calcext:value-type="float">
            <text:p>6</text:p>
          </table:table-cell>
          <table:table-cell table:style-name="Default" table:content-validation-name="val1" office:value-type="string" calcext:value-type="string">
            <text:p>Manualidades y segundo uso del Plástico.</text:p>
          </table:table-cell>
          <table:table-cell table:style-name="ce22" table:content-validation-name="val1" office:value-type="string" calcext:value-type="string">
            <text:p>Sabías que en Chile se consume aproximadamente un millón de toneladas de plástico al año, de las cuales solo un 9,6% se recicla? te invito a elevar ese porcentaje en el taller de manualidades y segundo uso del plástico.</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Cocina</text:p>
          </table:table-cell>
          <table:table-cell table:style-name="ce5" table:content-validation-name="val6" office:value-type="string" calcext:value-type="string">
            <text:p>Cristina</text:p>
          </table:table-cell>
          <table:table-cell table:style-name="ce5" table:content-validation-name="val7" office:value-type="string" calcext:value-type="string">
            <text:p>ulmos</text:p>
          </table:table-cell>
          <table:table-cell table:style-name="ce5" table:content-validation-name="val8" office:value-type="string" calcext:value-type="string">
            <text:p>ju2</text:p>
          </table:table-cell>
          <table:table-cell table:style-name="ce5" table:content-validation-name="val8"/>
          <table:table-cell/>
          <table:table-cell table:style-name="ce5" table:content-validation-name="val8" office:value-type="float" office:value="6" calcext:value-type="float">
            <text:p>6</text:p>
          </table:table-cell>
          <table:table-cell table:style-name="Default" table:content-validation-name="val1" office:value-type="string" calcext:value-type="string">
            <text:p>Cocina entretenida.</text:p>
          </table:table-cell>
          <table:table-cell table:style-name="ce22" table:content-validation-name="val1" office:value-type="string" calcext:value-type="string">
            <text:p>Sumérgete en el arte de la cocina, en conocer recetas y realizarlas de manera lúdica y entretenida, conocer ingredientes y sus variables y reemplazos, en un taller de cocina respetuoso con <text:s/>distintas opciones alimentarias. </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Jardineria y cultivo</text:p>
          </table:table-cell>
          <table:table-cell table:style-name="ce5" table:content-validation-name="val6" office:value-type="string" calcext:value-type="string">
            <text:p>Cristin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1</text:p>
          </table:table-cell>
          <table:table-cell table:style-name="ce5" table:content-validation-name="val8" office:value-type="string" calcext:value-type="string">
            <text:p>ju1</text:p>
          </table:table-cell>
          <table:table-cell/>
          <table:table-cell table:style-name="ce5" table:content-validation-name="val8" office:value-type="float" office:value="10" calcext:value-type="float">
            <text:p>10</text:p>
          </table:table-cell>
          <table:table-cell table:style-name="ce5" table:content-validation-name="val1" office:value-type="string" calcext:value-type="string">
            <text:p>Cultivo de plantas medicinales</text:p>
          </table:table-cell>
          <table:table-cell table:style-name="ce22" table:content-validation-name="val1" office:value-type="string" calcext:value-type="string">
            <text:p>Bienvenidos al taller cultivo de plantas medicinales, en donde le daremos el protagonismo nuevamente a <text:s/>las propiedades de las plantas medicinales como una alternativa muy importante para conservar o recuperar nuestra salud, como multiplicarlas, cosecharlas y conservarlas, etc.</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Cocina</text:p>
          </table:table-cell>
          <table:table-cell table:style-name="ce5" table:content-validation-name="val6" office:value-type="string" calcext:value-type="string">
            <text:p>Cristin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2</text:p>
          </table:table-cell>
          <table:table-cell table:style-name="ce5" table:content-validation-name="val8"/>
          <table:table-cell/>
          <table:table-cell table:style-name="ce5" table:content-validation-name="val8" office:value-type="float" office:value="10" calcext:value-type="float">
            <text:p>10</text:p>
          </table:table-cell>
          <table:table-cell table:style-name="ce5" table:content-validation-name="val1" office:value-type="string" calcext:value-type="string">
            <text:p>Cocina entretenida.</text:p>
          </table:table-cell>
          <table:table-cell table:style-name="ce22" table:content-validation-name="val1" office:value-type="string" calcext:value-type="string">
            <text:p>Sumérgete en el arte de la cocina, en conocer recetas y realizarlas de manera lúdica y entretenida, conocer ingredientes y sus variables y reemplazos, en un taller de cocina respetuoso con distintas opciones alimentarias.</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Reciclaje de plásticos</text:p>
          </table:table-cell>
          <table:table-cell table:style-name="ce5" table:content-validation-name="val6" office:value-type="string" calcext:value-type="string">
            <text:p>Cristin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i1</text:p>
          </table:table-cell>
          <table:table-cell table:style-name="ce5" table:content-validation-name="val8"/>
          <table:table-cell/>
          <table:table-cell table:style-name="ce5" table:content-validation-name="val8" office:value-type="float" office:value="10" calcext:value-type="float">
            <text:p>10</text:p>
          </table:table-cell>
          <table:table-cell table:style-name="ce5" table:content-validation-name="val1" office:value-type="string" calcext:value-type="string">
            <text:p>Manualidades y segundo uso del Plástico.</text:p>
          </table:table-cell>
          <table:table-cell table:style-name="ce22" table:content-validation-name="val1" office:value-type="string" calcext:value-type="string">
            <text:p>Sabías que en Chile se consume aproximadamente un millón de toneladas de plástico al año, de las cuales solo un 9,6% se recicla? te invito a elevar ese porcentaje en el taller de manualidades y segundo uso del plástico.</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Secuencias</text:p>
          </table:table-cell>
          <table:table-cell table:style-name="ce5" table:content-validation-name="val6" office:value-type="string" calcext:value-type="string">
            <text:p>Salvador</text:p>
          </table:table-cell>
          <table:table-cell table:style-name="ce5" table:content-validation-name="val7" office:value-type="string" calcext:value-type="string">
            <text:p>ulmos</text:p>
          </table:table-cell>
          <table:table-cell table:style-name="ce5" table:content-validation-name="val8" office:value-type="string" calcext:value-type="string">
            <text:p>mi2</text:p>
          </table:table-cell>
          <table:table-cell table:style-name="ce5" table:content-validation-name="val8"/>
          <table:table-cell/>
          <table:table-cell table:style-name="ce5" table:content-validation-name="val8" office:value-type="float" office:value="6" calcext:value-type="float">
            <text:p>6</text:p>
          </table:table-cell>
          <table:table-cell table:style-name="Default" table:content-validation-name="val1" office:value-type="string" calcext:value-type="string">
            <text:p>Secuencias curiosas</text:p>
          </table:table-cell>
          <table:table-cell table:style-name="ce22" table:content-validation-name="val1" office:value-type="string" calcext:value-type="string">
            <text:p>Cuenta hasta el diez o hasta el cien, pero hazlo a tu forma de una manera divertida. Relatos y juegos en los que los estudiantes asocian categorías con cantidades pares, impares, múltiplos de 3 y múltiplos de 4.</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FracDrados</text:p>
          </table:table-cell>
          <table:table-cell table:style-name="ce5" table:content-validation-name="val6" office:value-type="string" calcext:value-type="string">
            <text:p>Salvador</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1</text:p>
          </table:table-cell>
          <table:table-cell table:style-name="ce5" table:content-validation-name="val8"/>
          <table:table-cell/>
          <table:table-cell table:style-name="ce5" table:content-validation-name="val8" office:value-type="float" office:value="10" calcext:value-type="float">
            <text:p>10</text:p>
          </table:table-cell>
          <table:table-cell table:style-name="ce5" table:content-validation-name="val1" office:value-type="string" calcext:value-type="string">
            <text:p>Fracciones y Cuadrados</text:p>
          </table:table-cell>
          <table:table-cell table:style-name="ce22" table:content-validation-name="val1" office:value-type="string" calcext:value-type="string">
            <text:p>Los Racionales existen !ÚSALOS! En el taller de FracDrados explroraremos diferentes formas de representación de estas curiosas cantidades llamadas números racionales. Aprenderás a expresar y comprender fracciones, a compararlas y a mezclarlas, revolverlas y volver a ordenarlas. Una vez que empieces a usarlas, nunca más podrás dejarlas.</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TecnoVehículos</text:p>
          </table:table-cell>
          <table:table-cell table:style-name="ce5" table:content-validation-name="val6" office:value-type="string" calcext:value-type="string">
            <text:p>Salvador</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ju1</text:p>
          </table:table-cell>
          <table:table-cell table:style-name="ce5" table:content-validation-name="val8"/>
          <table:table-cell/>
          <table:table-cell table:style-name="ce5" table:content-validation-name="val8" office:value-type="float" office:value="10" calcext:value-type="float">
            <text:p>10</text:p>
          </table:table-cell>
          <table:table-cell table:style-name="ce5" table:content-validation-name="val1" office:value-type="string" calcext:value-type="string">
            <text:p>TecnoVehículos</text:p>
          </table:table-cell>
          <table:table-cell table:style-name="ce22" table:content-validation-name="val1" office:value-type="string" calcext:value-type="string">
            <text:p>¡Hagámoslo nosotros mismos! En este taller construirás un modelo básico de vehículo de cuatro ruedas en cartón y posteriormente seguirás el proceso de desarrollo tecnológico experimentando y mejorando el diseño.</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Vectores</text:p>
          </table:table-cell>
          <table:table-cell table:style-name="ce5" table:content-validation-name="val6" office:value-type="string" calcext:value-type="string">
            <text:p>Salvador</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lu1</text:p>
          </table:table-cell>
          <table:table-cell table:style-name="ce5" table:content-validation-name="val8"/>
          <table:table-cell/>
          <table:table-cell table:style-name="ce5" table:content-validation-name="val8" office:value-type="float" office:value="7" calcext:value-type="float">
            <text:p>7</text:p>
          </table:table-cell>
          <table:table-cell table:style-name="ce5" table:content-validation-name="val1" office:value-type="string" calcext:value-type="string">
            <text:p>Vectores 2D y 3D</text:p>
          </table:table-cell>
          <table:table-cell table:style-name="ce22" table:content-validation-name="val1" office:value-type="string" calcext:value-type="string">
            <text:p>Ubícate en el plano cartesiano y aprende a describir direcciones y posiciones usando un conjunto de cantidades con súper poderes llamadas Vectores. A través de ejercicios de dibujo, composición, movimiento y giro, aplicarás los vectores para modelar la realidad. En este taller te enfrentarás a algunos problemas de simulación tomados de videojuegos, y aprenderás a hacer uso de los vectores como herramientas para facilitar cálculos asociados a la posición y desplazamiento de figuras.</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Nutricina</text:p>
          </table:table-cell>
          <table:table-cell table:style-name="ce5" table:content-validation-name="val6" office:value-type="string" calcext:value-type="string">
            <text:p>Salvador</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vi1</text:p>
          </table:table-cell>
          <table:table-cell table:style-name="ce5" table:content-validation-name="val8"/>
          <table:table-cell/>
          <table:table-cell table:style-name="ce5" table:content-validation-name="val8" office:value-type="float" office:value="7" calcext:value-type="float">
            <text:p>7</text:p>
          </table:table-cell>
          <table:table-cell table:style-name="ce5" table:content-validation-name="val1" office:value-type="string" calcext:value-type="string">
            <text:p>Medicina y nutrición</text:p>
          </table:table-cell>
          <table:table-cell table:style-name="ce22" table:content-validation-name="val1" office:value-type="string" calcext:value-type="string">
            <text:p>Un cuarto de la población chilena sobre 15 años padece diabetes o prediabetes y solo un quinto de la población tiene peso normal (Encuesta Nacional de Salud 2016). Te invito a conocer los procesos vitales relacionados con la nutrición humana y la prevención de algunas enfermedades alimentarias. En las diferentes sesiones de este taller llevarás algunos ejercicios sencillos para motivarte a mejorar tu propia alimentación.</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Tejido</text:p>
          </table:table-cell>
          <table:table-cell table:style-name="ce5" table:content-validation-name="val6" office:value-type="string" calcext:value-type="string">
            <text:p>Javiera</text:p>
          </table:table-cell>
          <table:table-cell table:style-name="ce5" table:content-validation-name="val7" office:value-type="string" calcext:value-type="string">
            <text:p>ulmos</text:p>
          </table:table-cell>
          <table:table-cell table:style-name="ce5" table:content-validation-name="val8" office:value-type="string" calcext:value-type="string">
            <text:p>lu1</text:p>
          </table:table-cell>
          <table:table-cell table:style-name="ce5" table:content-validation-name="val8"/>
          <table:table-cell/>
          <table:table-cell table:style-name="ce5" table:content-validation-name="val8" office:value-type="float" office:value="6" calcext:value-type="float">
            <text:p>6</text:p>
          </table:table-cell>
          <table:table-cell table:style-name="Default" table:content-validation-name="val1" office:value-type="string" calcext:value-type="string">
            <text:p>Tejido con palillo telar y crochet</text:p>
          </table:table-cell>
          <table:table-cell table:style-name="ce22" table:content-validation-name="val1"/>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Reciclaje textil</text:p>
          </table:table-cell>
          <table:table-cell table:style-name="ce5" table:content-validation-name="val6" office:value-type="string" calcext:value-type="string">
            <text:p>Javiera</text:p>
          </table:table-cell>
          <table:table-cell table:style-name="ce5" table:content-validation-name="val7" office:value-type="string" calcext:value-type="string">
            <text:p>ulmos</text:p>
          </table:table-cell>
          <table:table-cell table:style-name="ce5" table:content-validation-name="val8" office:value-type="string" calcext:value-type="string">
            <text:p>ju1</text:p>
          </table:table-cell>
          <table:table-cell table:style-name="ce5" table:content-validation-name="val8"/>
          <table:table-cell/>
          <table:table-cell table:style-name="ce5" table:content-validation-name="val8" office:value-type="float" office:value="6" calcext:value-type="float">
            <text:p>6</text:p>
          </table:table-cell>
          <table:table-cell table:style-name="Default" table:content-validation-name="val1" office:value-type="string" calcext:value-type="string">
            <text:p>Reciclaje textil</text:p>
          </table:table-cell>
          <table:table-cell table:style-name="ce22" table:content-validation-name="val1" office:value-type="string" calcext:value-type="string">
            <text:p>Taller donde aprenderás sobre la reutilización y el reciclaje de telas para darles una segunda o tercera oportunidad de eso creando objetos funcionales y divertidos.</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Ave y fauna</text:p>
          </table:table-cell>
          <table:table-cell table:style-name="ce5" table:content-validation-name="val6" office:value-type="string" calcext:value-type="string">
            <text:p>Javier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1</text:p>
          </table:table-cell>
          <table:table-cell table:style-name="ce5" table:content-validation-name="val8"/>
          <table:table-cell/>
          <table:table-cell table:style-name="ce5" table:content-validation-name="val8" office:value-type="float" office:value="10" calcext:value-type="float">
            <text:p>10</text:p>
          </table:table-cell>
          <table:table-cell table:style-name="ce5" table:content-validation-name="val1" office:value-type="string" calcext:value-type="string">
            <text:p>Taller ave y fauna</text:p>
          </table:table-cell>
          <table:table-cell table:style-name="ce22" table:content-validation-name="val1" office:value-type="string" calcext:value-type="string">
            <text:p>En este taller realizaremos exploraciones al aire libre junto a las diferentes especies que nos rodean, tendremos los sentidos atentos a los sonidos, colores y formas de ecosistemas naturales como los humedales y la playa.</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Encuadernación</text:p>
          </table:table-cell>
          <table:table-cell table:style-name="ce5" table:content-validation-name="val6" office:value-type="string" calcext:value-type="string">
            <text:p>Javier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vi1</text:p>
          </table:table-cell>
          <table:table-cell table:style-name="ce5" table:content-validation-name="val8"/>
          <table:table-cell/>
          <table:table-cell table:style-name="ce5" table:content-validation-name="val8" office:value-type="float" office:value="10" calcext:value-type="float">
            <text:p>10</text:p>
          </table:table-cell>
          <table:table-cell table:style-name="ce5" table:content-validation-name="val1" office:value-type="string" calcext:value-type="string">
            <text:p>Encuadernación </text:p>
          </table:table-cell>
          <table:table-cell table:style-name="ce22" table:content-validation-name="val1" office:value-type="string" calcext:value-type="string">
            <text:p>A través de la encuadernación estilo panfleto y la japonesa, se elaborarán cuadernos personalizados en diseño, tamaño y uso.</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Cultura y países I</text:p>
          </table:table-cell>
          <table:table-cell table:style-name="ce5" table:content-validation-name="val6" office:value-type="string" calcext:value-type="string">
            <text:p>Javiera</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lu2</text:p>
          </table:table-cell>
          <table:table-cell table:style-name="ce5" table:content-validation-name="val8"/>
          <table:table-cell/>
          <table:table-cell table:style-name="ce5" table:content-validation-name="val8" office:value-type="float" office:value="7" calcext:value-type="float">
            <text:p>7</text:p>
          </table:table-cell>
          <table:table-cell table:style-name="ce5" table:content-validation-name="val1" office:value-type="string" calcext:value-type="string">
            <text:p>Historia de culturas y países</text:p>
          </table:table-cell>
          <table:table-cell table:style-name="ce22" table:content-validation-name="val1" office:value-type="string" calcext:value-type="string">
            <text:p>Taller orientado al conocimiento y diálogo en torno a las culturas y países a través de una perspectiva de derecho en torno al género y el multiculturalismo en el siglo XXI.</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Arte y cartografía I</text:p>
          </table:table-cell>
          <table:table-cell table:style-name="ce5" table:content-validation-name="val6" office:value-type="string" calcext:value-type="string">
            <text:p>Javiera</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ju2</text:p>
          </table:table-cell>
          <table:table-cell table:style-name="ce5" table:content-validation-name="val8"/>
          <table:table-cell/>
          <table:table-cell table:style-name="ce5" table:content-validation-name="val8" office:value-type="float" office:value="7" calcext:value-type="float">
            <text:p>7</text:p>
          </table:table-cell>
          <table:table-cell table:style-name="ce5" table:content-validation-name="val1" office:value-type="string" calcext:value-type="string">
            <text:p>Arte visual y cartografía</text:p>
          </table:table-cell>
          <table:table-cell table:style-name="ce22" table:content-validation-name="val1" office:value-type="string" calcext:value-type="string">
            <text:p>Exploración en torno a las artes visuales y la cartografía como forma de entender la realidad y representarla desde una perspectiva estética y social.</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Explorando la naturaleza</text:p>
          </table:table-cell>
          <table:table-cell table:style-name="ce5" table:content-validation-name="val6" office:value-type="string" calcext:value-type="string">
            <text:p>Alejandro</text:p>
          </table:table-cell>
          <table:table-cell table:style-name="ce5" table:content-validation-name="val7" office:value-type="string" calcext:value-type="string">
            <text:p>ulmos</text:p>
          </table:table-cell>
          <table:table-cell table:style-name="ce5" table:content-validation-name="val8" office:value-type="string" calcext:value-type="string">
            <text:p>ma2</text:p>
          </table:table-cell>
          <table:table-cell table:style-name="ce5" table:content-validation-name="val8"/>
          <table:table-cell/>
          <table:table-cell table:style-name="ce5" table:content-validation-name="val8" office:value-type="float" office:value="6" calcext:value-type="float">
            <text:p>6</text:p>
          </table:table-cell>
          <table:table-cell table:style-name="Default" table:content-validation-name="val1"/>
          <table:table-cell table:style-name="ce22" table:content-validation-name="val1" office:value-type="string" calcext:value-type="string">
            <text:p>El taller "Explorando la Naturaleza" es una aventura emocionante donde nos embarcaremos en un viaje para descubrir los misterios de los ecosistemas. A lo largo de seis sesiones llenas de diversión, aprenderemos sobre las increíbles conexiones entre plantas, animales y su entorno. Seremos científicos al aire libre, creando experimentos y observando de cerca cómo cada ser vivo contribuye a la vida del planeta. Usaremos juegos y actividades prácticas para sentirnos más cerca de la naturaleza y entender por qué debemos cuidarla. Además, desarrollaremos proyectos que nos ayudarán a proteger nuestro medio ambiente. Prepárate para convertirte en un defensor de la Tierra, explorando, aprendiendo y divirtiéndote en "Explorando la Naturaleza".</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Explorando la naturaleza</text:p>
          </table:table-cell>
          <table:table-cell table:style-name="ce5" table:content-validation-name="val6" office:value-type="string" calcext:value-type="string">
            <text:p>Alejandr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1</text:p>
          </table:table-cell>
          <table:table-cell table:style-name="ce5" table:content-validation-name="val8"/>
          <table:table-cell/>
          <table:table-cell table:style-name="ce5" table:content-validation-name="val8" office:value-type="float" office:value="10" calcext:value-type="float">
            <text:p>10</text:p>
          </table:table-cell>
          <table:table-cell table:style-name="ce5" table:content-validation-name="val1"/>
          <table:table-cell table:style-name="ce22" table:content-validation-name="val1" office:value-type="string" calcext:value-type="string">
            <text:p>El taller "Explorando la Naturaleza" es una aventura emocionante donde nos embarcaremos en un viaje para descubrir los misterios de los ecosistemas. A lo largo de seis sesiones llenas de diversión, aprenderemos sobre las increíbles conexiones entre plantas, animales y su entorno. Seremos científicos al aire libre, creando experimentos y observando de cerca cómo cada ser vivo contribuye a la vida del planeta. Usaremos juegos y actividades prácticas para sentirnos más cerca de la naturaleza y entender por qué debemos cuidarla. Además, desarrollaremos proyectos que nos ayudarán a proteger nuestro medio ambiente. Prepárate para convertirte en un defensor de la Tierra, explorando, aprendiendo y divirtiéndote en "Explorando la Naturaleza".</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Música y filosofía I</text:p>
          </table:table-cell>
          <table:table-cell table:style-name="ce5" table:content-validation-name="val6" office:value-type="string" calcext:value-type="string">
            <text:p>Alejandr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ju2</text:p>
          </table:table-cell>
          <table:table-cell table:style-name="ce5" table:content-validation-name="val8"/>
          <table:table-cell/>
          <table:table-cell table:style-name="ce5" table:content-validation-name="val8" office:value-type="float" office:value="7" calcext:value-type="float">
            <text:p>7</text:p>
          </table:table-cell>
          <table:table-cell table:style-name="ce5" table:content-validation-name="val1"/>
          <table:table-cell table:style-name="ce22" table:content-validation-name="val1" office:value-type="string" calcext:value-type="string">
            <text:p>Bienvenidos al taller "Música y Filosófia I", un viaje único de 6 sesiones donde jóvenes de 12 a 18 años exploran la intersección entre la música y la filosofía. A través de canciones en español, debates vibrantes y proyectos creativos, los estudiantes indagarán en temas como la ética, la libertad, la justicia, y el sentido de la vida. Este taller promete estimular la curiosidad, desarrollar el pensamiento crítico y fomentar la expresión personal, todo ello en un ambiente participativo que celebra la música como puente hacia la reflexión filosófica.</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Biodiversidad alimentaria I</text:p>
          </table:table-cell>
          <table:table-cell table:style-name="ce5" table:content-validation-name="val6" office:value-type="string" calcext:value-type="string">
            <text:p>Alejandr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vi2</text:p>
          </table:table-cell>
          <table:table-cell table:style-name="ce5" table:content-validation-name="val8"/>
          <table:table-cell/>
          <table:table-cell table:style-name="ce5" table:content-validation-name="val8" office:value-type="float" office:value="7" calcext:value-type="float">
            <text:p>7</text:p>
          </table:table-cell>
          <table:table-cell table:style-name="ce5" table:content-validation-name="val1" office:value-type="string" calcext:value-type="string">
            <text:p>Semillas de Cambio: Biodiversidad Alimentaria para un Futuro Sostenible</text:p>
          </table:table-cell>
          <table:table-cell table:style-name="ce22" table:content-validation-name="val1" office:value-type="string" calcext:value-type="string">
            <text:p>El taller "Semillas de Cambio: Biodiversidad Alimentaria para un Futuro Sostenible" es una experiencia educativa interactiva dirigida a jóvenes de 12 a 18 años. A lo largo de 12 sesiones, los participantes se embarcan en un viaje de descubrimiento sobre la riqueza de la biodiversidad alimentaria y su vital importancia para la salud de nuestro planeta y la nuestra. Mediante juegos, actividades prácticas y debates, exploramos cómo la diversidad de plantas y animales nutre nuestras dietas, sostiene los ecosistemas, y ofrece soluciones frente al cambio climático. Los estudiantes aprenderán sobre prácticas agrícolas sostenibles, la interconexión de los sistemas alimentarios, y cómo nuestras elecciones pueden contribuir a un futuro más verde y justo. Este taller no solo busca informar, sino también inspirar a los jóvenes a tomar acciones concretas para la conservación de la biodiversidad y promover sistemas alimentarios sostenibles en sus comunidades.</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Técnicas de estudio</text:p>
          </table:table-cell>
          <table:table-cell table:style-name="ce5" table:content-validation-name="val6" office:value-type="string" calcext:value-type="string">
            <text:p>Alejandr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i1</text:p>
          </table:table-cell>
          <table:table-cell table:style-name="ce5" table:content-validation-name="val8" office:value-type="string" calcext:value-type="string">
            <text:p>vi1</text:p>
          </table:table-cell>
          <table:table-cell/>
          <table:table-cell table:style-name="ce5" table:content-validation-name="val8" office:value-type="float" office:value="7" calcext:value-type="float">
            <text:p>7</text:p>
          </table:table-cell>
          <table:table-cell table:style-name="ce5" table:content-validation-name="val1" office:value-type="string" calcext:value-type="string">
            <text:p>Conexiones Neuronales: Descubriendo el Aprendizaje Consciente</text:p>
          </table:table-cell>
          <table:table-cell table:style-name="ce22" table:content-validation-name="val1" office:value-type="string" calcext:value-type="string">
            <text:p>Bienvenidos al taller " Conexiones Neuronales: Descubriendo el Aprendizaje Consciente", un viaje de 12 sesiones diseñado para adolescentes entre 12 y 18 años. A través de este taller, exploraremos cómo nuestro cerebro aprende y cómo podemos aplicar este conocimiento para desarrollar hábitos de estudio más efectivos. Desde descubrir técnicas de estudio innovadoras hasta entender la importancia de la escritura reflexiva, cada sesión está cuidadosamente planificada para promover una participación activa y el desarrollo personal. Prepárate para transformar tu manera de aprender, aumentar tu autoconsciencia y potenciar tus habilidades académicas, todo esto mientras te diviertes y te conectas con otros estudiantes.</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Percusión corporal A</text:p>
          </table:table-cell>
          <table:table-cell table:style-name="ce5" table:content-validation-name="val6" office:value-type="string" calcext:value-type="string">
            <text:p>Marcelo</text:p>
          </table:table-cell>
          <table:table-cell table:style-name="ce5" table:content-validation-name="val7" office:value-type="string" calcext:value-type="string">
            <text:p>ulmos</text:p>
          </table:table-cell>
          <table:table-cell table:style-name="ce5" table:content-validation-name="val8" office:value-type="string" calcext:value-type="string">
            <text:p>lu2</text:p>
          </table:table-cell>
          <table:table-cell table:style-name="ce5" table:content-validation-name="val8"/>
          <table:table-cell/>
          <table:table-cell table:style-name="ce5" table:content-validation-name="val8" office:value-type="float" office:value="6" calcext:value-type="float">
            <text:p>6</text:p>
          </table:table-cell>
          <table:table-cell table:style-name="Default" table:content-validation-name="val1"/>
          <table:table-cell table:style-name="ce22" table:content-validation-name="val1" office:value-type="string" calcext:value-type="string">
            <text:p>¡Tu cuerpo es un gran tambor! Sonidos suaves con tus dedos. Platillos con tus manos, sonidos graves con tu panza… aquí vas a poder descubrir cómo puedes producir música con implementos simples y tu cuerpo que es casi una orquesta completa.</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Percusión corporal B</text:p>
          </table:table-cell>
          <table:table-cell table:style-name="ce5" table:content-validation-name="val6" office:value-type="string" calcext:value-type="string">
            <text:p>Marcelo</text:p>
          </table:table-cell>
          <table:table-cell table:style-name="ce5" table:content-validation-name="val7" office:value-type="string" calcext:value-type="string">
            <text:p>ulmos</text:p>
          </table:table-cell>
          <table:table-cell table:style-name="ce5" table:content-validation-name="val8" office:value-type="string" calcext:value-type="string">
            <text:p>mi1</text:p>
          </table:table-cell>
          <table:table-cell table:style-name="ce5" table:content-validation-name="val8"/>
          <table:table-cell/>
          <table:table-cell table:style-name="ce5" table:content-validation-name="val8" office:value-type="float" office:value="6" calcext:value-type="float">
            <text:p>6</text:p>
          </table:table-cell>
          <table:table-cell table:style-name="Default" table:content-validation-name="val1"/>
          <table:table-cell table:style-name="ce22" table:content-validation-name="val1" office:value-type="string" calcext:value-type="string">
            <text:p>¡Tu cuerpo es un gran tambor! Sonidos suaves con tus dedos. Platillos con tus manos, sonidos graves con tu panza… aquí vas a poder descubrir cómo puedes producir música con implementos simples y tu cuerpo que es casi una orquesta completa.</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Predeporte A</text:p>
          </table:table-cell>
          <table:table-cell table:style-name="ce5" table:content-validation-name="val6" office:value-type="string" calcext:value-type="string">
            <text:p>Marcelo</text:p>
          </table:table-cell>
          <table:table-cell table:style-name="ce5" table:content-validation-name="val7" office:value-type="string" calcext:value-type="string">
            <text:p>ulmos</text:p>
          </table:table-cell>
          <table:table-cell table:style-name="ce5" table:content-validation-name="val8" office:value-type="string" calcext:value-type="string">
            <text:p>ma2</text:p>
          </table:table-cell>
          <table:table-cell table:style-name="ce5" table:content-validation-name="val8"/>
          <table:table-cell/>
          <table:table-cell table:style-name="ce5" table:content-validation-name="val8" office:value-type="float" office:value="6" calcext:value-type="float">
            <text:p>6</text:p>
          </table:table-cell>
          <table:table-cell table:style-name="Default" table:content-validation-name="val1"/>
          <table:table-cell table:style-name="ce22" table:content-validation-name="val1" office:value-type="string" calcext:value-type="string">
            <text:p>Si quieres prepararte para algún deporte y poder elegir el que más te gusta tienes que aprender a correr, saltar, lanzar, trepar, atrapar, escalar… sobre todo aprender a jugar, algo que es esencial y necesario. Sin esta capacidad es imposible ser un deportista. </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Predeporte B</text:p>
          </table:table-cell>
          <table:table-cell table:style-name="ce5" table:content-validation-name="val6" office:value-type="string" calcext:value-type="string">
            <text:p>Marcelo</text:p>
          </table:table-cell>
          <table:table-cell table:style-name="ce5" table:content-validation-name="val7" office:value-type="string" calcext:value-type="string">
            <text:p>ulmos</text:p>
          </table:table-cell>
          <table:table-cell table:style-name="ce5" table:content-validation-name="val8" office:value-type="string" calcext:value-type="string">
            <text:p>vi1</text:p>
          </table:table-cell>
          <table:table-cell table:style-name="ce5" table:content-validation-name="val8"/>
          <table:table-cell/>
          <table:table-cell table:style-name="ce5" table:content-validation-name="val8" office:value-type="float" office:value="6" calcext:value-type="float">
            <text:p>6</text:p>
          </table:table-cell>
          <table:table-cell table:style-name="Default" table:content-validation-name="val1"/>
          <table:table-cell table:style-name="ce22" table:content-validation-name="val1" office:value-type="string" calcext:value-type="string">
            <text:p>Si quieres prepararte para algún deporte y poder elegir el que más te gusta tienes que aprender a correr, saltar, lanzar, trepar, atrapar, escalar… sobre todo aprender a jugar, algo que es esencial y necesario. Sin esta capacidad es imposible ser un deportista. </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Percusión corporal A</text:p>
          </table:table-cell>
          <table:table-cell table:style-name="ce5" table:content-validation-name="val6" office:value-type="string" calcext:value-type="string">
            <text:p>Marcel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i2</text:p>
          </table:table-cell>
          <table:table-cell table:style-name="ce5" table:content-validation-name="val8"/>
          <table:table-cell/>
          <table:table-cell table:style-name="ce5" table:content-validation-name="val8" office:value-type="float" office:value="10" calcext:value-type="float">
            <text:p>10</text:p>
          </table:table-cell>
          <table:table-cell table:style-name="ce5" table:content-validation-name="val1"/>
          <table:table-cell table:style-name="ce22" table:content-validation-name="val1" office:value-type="string" calcext:value-type="string">
            <text:p>¡Tu cuerpo es un gran tambor! Sonidos suaves con tus dedos. Platillos con tus manos, sonidos graves con tu panza… aquí vas a poder descubrir cómo puedes producir música con implementos simples y tu cuerpo que es casi una orquesta completa.</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Percusión corporal B</text:p>
          </table:table-cell>
          <table:table-cell table:style-name="ce5" table:content-validation-name="val6" office:value-type="string" calcext:value-type="string">
            <text:p>Marcel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ju2</text:p>
          </table:table-cell>
          <table:table-cell table:style-name="ce5" table:content-validation-name="val8"/>
          <table:table-cell/>
          <table:table-cell table:style-name="ce5" table:content-validation-name="val8" office:value-type="float" office:value="10" calcext:value-type="float">
            <text:p>10</text:p>
          </table:table-cell>
          <table:table-cell table:style-name="ce5" table:content-validation-name="val1"/>
          <table:table-cell table:style-name="ce22" table:content-validation-name="val1" office:value-type="string" calcext:value-type="string">
            <text:p>¡Tu cuerpo es un gran tambor! Sonidos suaves con tus dedos. Platillos con tus manos, sonidos graves con tu panza… aquí vas a poder descubrir cómo puedes producir música con implementos simples y tu cuerpo que es casi una orquesta completa.</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Iniciación Deportiva A</text:p>
          </table:table-cell>
          <table:table-cell table:style-name="ce5" table:content-validation-name="val6" office:value-type="string" calcext:value-type="string">
            <text:p>Marcel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1</text:p>
          </table:table-cell>
          <table:table-cell table:style-name="ce5" table:content-validation-name="val8"/>
          <table:table-cell/>
          <table:table-cell table:style-name="ce5" table:content-validation-name="val8" office:value-type="float" office:value="10" calcext:value-type="float">
            <text:p>10</text:p>
          </table:table-cell>
          <table:table-cell table:style-name="ce5" table:content-validation-name="val1"/>
          <table:table-cell table:style-name="ce22" table:content-validation-name="val1" office:value-type="string" calcext:value-type="string">
            <text:p>Si ya sabes cual es la actividad física que te gusta, o aun la quieres descubrir… aquí podrás explorar todas las habilidades que necesitas para mejorar. <text:s/>Aprenderás qué es entrenar y sobre todo a compartir con tus compañeros compitiendo noblemente. En este taller aprenderás deportes individuales.</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Iniciación Deportiva B</text:p>
          </table:table-cell>
          <table:table-cell table:style-name="ce5" table:content-validation-name="val6" office:value-type="string" calcext:value-type="string">
            <text:p>Marcel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vi2</text:p>
          </table:table-cell>
          <table:table-cell table:style-name="ce5" table:content-validation-name="val8"/>
          <table:table-cell/>
          <table:table-cell table:style-name="ce5" table:content-validation-name="val8" office:value-type="float" office:value="10" calcext:value-type="float">
            <text:p>10</text:p>
          </table:table-cell>
          <table:table-cell table:style-name="ce5" table:content-validation-name="val1"/>
          <table:table-cell table:style-name="ce22" table:content-validation-name="val1" office:value-type="string" calcext:value-type="string">
            <text:p>Si ya sabes cual es la actividad física que te gusta, o aun la quieres descubrir… aquí podrás explorar todas las habilidades que necesitas para mejorar. <text:s/>Aprenderás qué es entrenar y sobre todo a compartir con tus compañeros compitiendo noblemente. En este taller aprenderás deportes de equipo.</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Acondicionamiento físico</text:p>
          </table:table-cell>
          <table:table-cell table:style-name="ce5" table:content-validation-name="val6" office:value-type="string" calcext:value-type="string">
            <text:p>Marcel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a1</text:p>
          </table:table-cell>
          <table:table-cell table:style-name="ce5" table:content-validation-name="val8"/>
          <table:table-cell/>
          <table:table-cell table:style-name="ce5" table:content-validation-name="val8" office:value-type="float" office:value="7" calcext:value-type="float">
            <text:p>7</text:p>
          </table:table-cell>
          <table:table-cell table:style-name="ce5" table:content-validation-name="val1"/>
          <table:table-cell table:style-name="ce22" table:content-validation-name="val1" office:value-type="string" calcext:value-type="string">
            <text:p>En una sociedad cada vez sedentaria, necesitas activar tu cuerpo y en él está el gimnasio más sofisticado que exista. Vamos a llevar al máximo tus posibilidades de fuerza, resistencia, velocidad, flexibilidad y coordinación. Descubrirás toda la potencia que hay en ti.</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Acondicionamiento físico</text:p>
          </table:table-cell>
          <table:table-cell table:style-name="ce5" table:content-validation-name="val6" office:value-type="string" calcext:value-type="string">
            <text:p>Marcel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ju1</text:p>
          </table:table-cell>
          <table:table-cell table:style-name="ce5" table:content-validation-name="val8"/>
          <table:table-cell/>
          <table:table-cell table:style-name="ce5" table:content-validation-name="val8" office:value-type="float" office:value="7" calcext:value-type="float">
            <text:p>7</text:p>
          </table:table-cell>
          <table:table-cell table:style-name="ce5" table:content-validation-name="val1"/>
          <table:table-cell table:style-name="ce22" table:content-validation-name="val1" office:value-type="string" calcext:value-type="string">
            <text:p>En una sociedad cada vez sedentaria, necesitas activar tu cuerpo y en él está el gimnasio más sofisticado que exista. Vamos a llevar al máximo tus posibilidades de fuerza, resistencia, velocidad, flexibilidad y coordinación. Descubrirás toda la potencia que hay en ti.</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English games </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ulmos</text:p>
          </table:table-cell>
          <table:table-cell table:style-name="ce5" table:content-validation-name="val8" office:value-type="string" calcext:value-type="string">
            <text:p>lu1</text:p>
          </table:table-cell>
          <table:table-cell table:style-name="ce5" table:content-validation-name="val8" office:value-type="string" calcext:value-type="string">
            <text:p>ju1</text:p>
          </table:table-cell>
          <table:table-cell/>
          <table:table-cell table:style-name="ce5" table:content-validation-name="val8" office:value-type="float" office:value="6" calcext:value-type="float">
            <text:p>6</text:p>
          </table:table-cell>
          <table:table-cell table:style-name="Default" table:content-validation-name="val1" office:value-type="string" calcext:value-type="string">
            <text:p>"Let's go to the beach" Taller deJuegos en Inglés</text:p>
          </table:table-cell>
          <table:table-cell table:style-name="ce22" table:content-validation-name="val1" office:value-type="string" calcext:value-type="string">
            <text:p>En este taller podrás practicar y mejorar tu inglés divirtiéndote, jugando y creando conversaciones en contextos de vacaciones y tiempo libre. Aprenderás a describir lugares de la playa, podrás practicar cómo comprar y describir tus actividades favoritas de vacaciones.</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Acuarela Inicial </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ulmos</text:p>
          </table:table-cell>
          <table:table-cell table:style-name="ce5" table:content-validation-name="val8" office:value-type="string" calcext:value-type="string">
            <text:p>mi1</text:p>
          </table:table-cell>
          <table:table-cell table:style-name="ce5" table:content-validation-name="val8"/>
          <table:table-cell/>
          <table:table-cell table:style-name="ce5" table:content-validation-name="val8" office:value-type="float" office:value="6" calcext:value-type="float">
            <text:p>6</text:p>
          </table:table-cell>
          <table:table-cell table:style-name="Default" table:content-validation-name="val1"/>
          <table:table-cell table:style-name="ce22" table:content-validation-name="val1"/>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English games II </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1</text:p>
          </table:table-cell>
          <table:table-cell table:style-name="ce5" table:content-validation-name="val8" office:value-type="string" calcext:value-type="string">
            <text:p>ju2</text:p>
          </table:table-cell>
          <table:table-cell/>
          <table:table-cell table:style-name="ce5" table:content-validation-name="val8" office:value-type="float" office:value="10" calcext:value-type="float">
            <text:p>10</text:p>
          </table:table-cell>
          <table:table-cell table:style-name="ce5" table:content-validation-name="val1" office:value-type="string" calcext:value-type="string">
            <text:p>"On holidays" Taller de juegos en inglés</text:p>
          </table:table-cell>
          <table:table-cell table:style-name="ce22" table:content-validation-name="val1" office:value-type="string" calcext:value-type="string">
            <text:p>En este taller podrás practicar y mejorar tu inglés divirtiéndote, jugando y creando conversaciones en contextos de vacaciones y tiempo libre. Aprenderás a describir lugares de la playa, podrás practicar cómo comprar y describir tus actividades favoritas de vacaciones.</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Taller de acuarela </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vi1</text:p>
          </table:table-cell>
          <table:table-cell table:style-name="ce5" table:content-validation-name="val8"/>
          <table:table-cell/>
          <table:table-cell table:style-name="ce5" table:content-validation-name="val8" office:value-type="float" office:value="10" calcext:value-type="float">
            <text:p>10</text:p>
          </table:table-cell>
          <table:table-cell table:style-name="ce5" table:content-validation-name="val1" office:value-type="string" calcext:value-type="string">
            <text:p>Acuarela inicial </text:p>
          </table:table-cell>
          <table:table-cell table:style-name="ce22" table:content-validation-name="val1" office:value-type="string" calcext:value-type="string">
            <text:p>En este taller tendrás la posibilidad de aprender <text:s/>técnicas <text:s/>básicas de acuarela para poder diseñar tus propias creaciones artísticas y adornar tu casa con tus propios cuadros. No se necesita saber dibujar ni tener conocimientos previos. </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Inglés conversacional I</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a2</text:p>
          </table:table-cell>
          <table:table-cell table:style-name="ce5" table:content-validation-name="val8"/>
          <table:table-cell/>
          <table:table-cell table:style-name="ce5" table:content-validation-name="val8" office:value-type="float" office:value="7" calcext:value-type="float">
            <text:p>7</text:p>
          </table:table-cell>
          <table:table-cell table:style-name="ce5" table:content-validation-name="val1" office:value-type="string" calcext:value-type="string">
            <text:p>"Small talk I" Taller de desarrollo del inglés a través de la conversación </text:p>
          </table:table-cell>
          <table:table-cell table:style-name="ce22" table:content-validation-name="val1" office:value-type="string" calcext:value-type="string">
            <text:p>Si sabes algo de inglés, pero te cuesta iniciar una conversación con lo que sabes, este taller es para tí. Podrás desarrollar <text:s/>la habilidad de iniciar una conversación casual con personas nuevas, utilizando tiempos verbales simples y conversar <text:s/>acerca de temas cotidianos como la comida, rutinas, espacios públicos alrededor de la ciudad, ocupaciones y tiempo libre; todas estas actividades serán a través de divertidos juegos y conversaciones cotidianas.</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Inglés conversacional II</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vi2</text:p>
          </table:table-cell>
          <table:table-cell table:style-name="ce5" table:content-validation-name="val8"/>
          <table:table-cell/>
          <table:table-cell table:style-name="ce5" table:content-validation-name="val8" office:value-type="float" office:value="7" calcext:value-type="float">
            <text:p>7</text:p>
          </table:table-cell>
          <table:table-cell table:style-name="ce5" table:content-validation-name="val1" office:value-type="string" calcext:value-type="string">
            <text:p>"Small talk II" Taller de desarrollo del inglés a través de la conversación </text:p>
          </table:table-cell>
          <table:table-cell table:style-name="ce22" table:content-validation-name="val1" office:value-type="string" calcext:value-type="string">
            <text:p>Si sabes algo de inglés pero te cuesta iniciar una conversación con lo que sabes, este taller es para tí. Podrás desarrollar <text:s/>la habilidad de iniciar una conversación casual con personas nuevas, utilizando tiempos verbales simples y conversar <text:s/>acerca de temas cotidianos como espacios alrededor de la ciudad, ocupaciones y tiempo libre con las funciones comunicativas de invitar, solicitar información o pedir permiso a través de divertidos juegos y actividades de conversación.</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Taller de acuarela botánica</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lu2</text:p>
          </table:table-cell>
          <table:table-cell table:style-name="ce5" table:content-validation-name="val8"/>
          <table:table-cell/>
          <table:table-cell table:style-name="ce5" table:content-validation-name="val8" office:value-type="float" office:value="7" calcext:value-type="float">
            <text:p>7</text:p>
          </table:table-cell>
          <table:table-cell table:style-name="ce5" table:content-validation-name="val1" office:value-type="string" calcext:value-type="string">
            <text:p>Acuarela Botánica y Paisaje</text:p>
          </table:table-cell>
          <table:table-cell table:style-name="ce22" table:content-validation-name="val1" office:value-type="string" calcext:value-type="string">
            <text:p>Si te gustan las plantas <text:s/>y la naturaleza en general, en este taller tendrás la posibilidad de aprender <text:s/>técnicas <text:s/>básicas de acuarela botánica para poder diseñar tus propias creaciones. Aprenderemos a diseñar montañas, árboles <text:s/>y plantas utilizando técnicas básicas de la acuarela. No se necesita saber dibujar ni tener conocimientos previos. </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English and Arts</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i2</text:p>
          </table:table-cell>
          <table:table-cell table:style-name="ce5" table:content-validation-name="val8"/>
          <table:table-cell/>
          <table:table-cell table:style-name="ce5" table:content-validation-name="val8" office:value-type="float" office:value="7" calcext:value-type="float">
            <text:p>7</text:p>
          </table:table-cell>
          <table:table-cell table:style-name="ce5" table:content-validation-name="val1" office:value-type="string" calcext:value-type="string">
            <text:p>Desarrollo del inglés a través de medios artísticos</text:p>
          </table:table-cell>
          <table:table-cell table:style-name="ce22" table:content-validation-name="val1" office:value-type="string" calcext:value-type="string">
            <text:p>Si te gusta el arte y quieres mejorar tu Inglés, en este taller vivirás la experiencia de practicar y consolidar aprendizajes previos usando medios artisticos. Podrás describir tus creaciones artísticas , contar historias y entender el vocabulario de canciones en inglés.</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Juegos de mesa</text:p>
          </table:table-cell>
          <table:table-cell table:style-name="ce5" table:content-validation-name="val6" office:value-type="string" calcext:value-type="string">
            <text:p>Paula</text:p>
          </table:table-cell>
          <table:table-cell table:style-name="ce5" table:content-validation-name="val7" office:value-type="string" calcext:value-type="string">
            <text:p>ulmos</text:p>
          </table:table-cell>
          <table:table-cell table:style-name="ce5" table:content-validation-name="val8" office:value-type="string" calcext:value-type="string">
            <text:p>ma1</text:p>
          </table:table-cell>
          <table:table-cell table:style-name="ce5" table:content-validation-name="val8"/>
          <table:table-cell/>
          <table:table-cell table:style-name="ce5" table:content-validation-name="val8" office:value-type="float" office:value="6" calcext:value-type="float">
            <text:p>6</text:p>
          </table:table-cell>
          <table:table-cell table:style-name="Default" table:content-validation-name="val1" office:value-type="string" calcext:value-type="string">
            <text:p>JuegoMáticos</text:p>
          </table:table-cell>
          <table:table-cell table:style-name="ce22" table:content-validation-name="val1" office:value-type="string" calcext:value-type="string">
            <text:p>Vive una experiencia entretenida con la matemática a través del juego. En cada sesión abordaremos un nuevo y peculiar juego de mesa para hacer que el aprendizaje sea interactivo y cooperativo, además potenciarás diversas habilidades que van desde el cálculo mental hasta el pensamiento estratégico y fomentarás las capacidades básicas necesarias para la resolución de problemas. En este taller te conectarás con ese genio o genia que tanto necesita el planeta, ¡inscríbete, cálcula, <text:s/>piensa y aporta al cambio!</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Yoga y mindfullness</text:p>
          </table:table-cell>
          <table:table-cell table:style-name="ce5" table:content-validation-name="val6" office:value-type="string" calcext:value-type="string">
            <text:p>Paula</text:p>
          </table:table-cell>
          <table:table-cell table:style-name="ce5" table:content-validation-name="val7" office:value-type="string" calcext:value-type="string">
            <text:p>ulmos</text:p>
          </table:table-cell>
          <table:table-cell table:style-name="ce5" table:content-validation-name="val8" office:value-type="string" calcext:value-type="string">
            <text:p>vi1</text:p>
          </table:table-cell>
          <table:table-cell table:style-name="ce5" table:content-validation-name="val8"/>
          <table:table-cell/>
          <table:table-cell table:style-name="ce5" table:content-validation-name="val8" office:value-type="float" office:value="6" calcext:value-type="float">
            <text:p>6</text:p>
          </table:table-cell>
          <table:table-cell table:style-name="Default" table:content-validation-name="val1" office:value-type="string" calcext:value-type="string">
            <text:p>Yoga y Minfulness </text:p>
          </table:table-cell>
          <table:table-cell table:style-name="ce22" table:content-validation-name="val1" office:value-type="string" calcext:value-type="string">
            <text:p>¿Quieres vivir una experiencia basada en los principios del amor y el respeto hacia sí mismo y el prójimo?. Las clases de “Yoga y Mindfulness” son dinámicas y flexibles, combinaremos diferentes técnicas de relajación y ejercicios corporales para que despiertes la atención consciente y la compasión, realizaremos desde breves meditaciones, lectura de cuentos y aprenderás lindas canciones sobre la luna, el sol y la tierra. ¡Empezarás el taller como semilla y terminarás siendo un gran árbol!</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Soy naturaleza</text:p>
          </table:table-cell>
          <table:table-cell table:style-name="ce5" table:content-validation-name="val6" office:value-type="string" calcext:value-type="string">
            <text:p>Paul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2</text:p>
          </table:table-cell>
          <table:table-cell table:style-name="ce5" table:content-validation-name="val8"/>
          <table:table-cell/>
          <table:table-cell table:style-name="ce5" table:content-validation-name="val8" office:value-type="float" office:value="10" calcext:value-type="float">
            <text:p>10</text:p>
          </table:table-cell>
          <table:table-cell table:style-name="ce5" table:content-validation-name="val1" office:value-type="string" calcext:value-type="string">
            <text:p>Temperamentos y los 4 elementos de la naturaleza</text:p>
          </table:table-cell>
          <table:table-cell table:style-name="ce22" table:content-validation-name="val1" office:value-type="string" calcext:value-type="string">
            <text:p>¿Quieres descubrir tu avatar? Entonces participa de este taller que te otorgará las herramientas necesarias para reconocer tus temperamentos y moderar tu poder interno. Conectarse con él es un paso crucial hacia el crecimiento y la transformación personal.</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Juegos de mesa</text:p>
          </table:table-cell>
          <table:table-cell table:style-name="ce5" table:content-validation-name="val6" office:value-type="string" calcext:value-type="string">
            <text:p>Paul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2</text:p>
          </table:table-cell>
          <table:table-cell table:style-name="ce5" table:content-validation-name="val8"/>
          <table:table-cell/>
          <table:table-cell table:style-name="ce5" table:content-validation-name="val8" office:value-type="float" office:value="10" calcext:value-type="float">
            <text:p>10</text:p>
          </table:table-cell>
          <table:table-cell table:style-name="ce5" table:content-validation-name="val1" office:value-type="string" calcext:value-type="string">
            <text:p>Supermercado y Comercio Justo</text:p>
          </table:table-cell>
          <table:table-cell table:style-name="ce22" table:content-validation-name="val1" office:value-type="string" calcext:value-type="string">
            <text:p>¿Aburrid@ con los números? Entonces ven a hacer algo beneficioso y entretenido con ellos. En este taller vivirás una experiencia entretenida jugando a la venta y compra de productos sostenibles y explorando nuestro barrio. Conocerás la producción de algunos productos tan deliciosos, pero que tras ellos se esconde una realidad muy injusta y triste, como lo es la producción del cacao. Conocerás los tipos de comercio existentes y comprobarás en nuestro mismo barrio esas realidades opuestas. Tu objetivo final será diseñar y crear un mercado o minimercado que promueva los valores ecosistémicos asociados a iniciativas de desarrollo sostenible y bienestar comunitario. En este taller reforzarás habilidades que van desde la noción de cantidad y el conteo, el manejo del dinero (equivalencias y cambios), los precios, la estimación y el cálculo mental, así como la lectoescritura (nombres de los productos, carteles, folletos, lista de la compra, etc.) y las artes visuales y plásticas (decoración, diseño y maquetación del folleto). ¡No te pierdas la oportunidad de aportar a tu comunidad!</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style-name="ce5" table:content-validation-name="val1" office:value-type="string" calcext:value-type="string">
            <text:p>Yoga y mindfullness</text:p>
          </table:table-cell>
          <table:table-cell table:content-validation-name="val6" office:value-type="string" calcext:value-type="string">
            <text:p>Paula</text:p>
          </table:table-cell>
          <table:table-cell table:content-validation-name="val7" office:value-type="string" calcext:value-type="string">
            <text:p>canelos y manios</text:p>
          </table:table-cell>
          <table:table-cell table:content-validation-name="val8" office:value-type="string" calcext:value-type="string">
            <text:p>vi2</text:p>
          </table:table-cell>
          <table:table-cell table:style-name="ce5" table:content-validation-name="val8"/>
          <table:table-cell/>
          <table:table-cell table:style-name="ce5" table:content-validation-name="val8" office:value-type="float" office:value="10" calcext:value-type="float">
            <text:p>10</text:p>
          </table:table-cell>
          <table:table-cell table:style-name="ce5" table:content-validation-name="val1" office:value-type="string" calcext:value-type="string">
            <text:p>Yoga y Minfulness para descubrir a tu guerrer@</text:p>
          </table:table-cell>
          <table:table-cell table:style-name="ce22" table:content-validation-name="val1" office:value-type="string" calcext:value-type="string">
            <text:p>¿Quieres vivir una experiencia basada en los principios de la comunicación noviolenta? Las clases de “Yoga y Mindfulness para descubrir a tu guerrer@” son dinámicas y flexibles, combinaremos diferentes técnicas de relajación y ejercicios corporales para que despiertes la atención consciente y la compasión, realizaremos desde breves meditaciones, lectura de cuentos y aprenderás lindas canciones sobre la luna, el sol y la tierra. ¡Empezarás el taller como semilla y terminarás siendo un gran árbol!</text:p>
          </table:table-cell>
          <table:table-cell table:style-name="ce5" table:content-validation-name="val1"/>
          <table:table-cell table:style-name="ce5" table:number-columns-repeated="16373"/>
        </table:table-row>
        <table:table-row table:style-name="ro1">
          <table:table-cell table:style-name="ce4" table:content-validation-name="val5" office:value-type="float" office:value="1" calcext:value-type="float">
            <text:p>1</text:p>
          </table:table-cell>
          <table:table-cell table:content-validation-name="val1" office:value-type="string" calcext:value-type="string">
            <text:p>Stretching Yoga I</text:p>
          </table:table-cell>
          <table:table-cell table:content-validation-name="val6" office:value-type="string" calcext:value-type="string">
            <text:p>Paula</text:p>
          </table:table-cell>
          <table:table-cell table:content-validation-name="val7" office:value-type="string" calcext:value-type="string">
            <text:p>coihues y avellanos</text:p>
          </table:table-cell>
          <table:table-cell table:content-validation-name="val8" office:value-type="string" calcext:value-type="string">
            <text:p>lu1</text:p>
          </table:table-cell>
          <table:table-cell table:style-name="ce5" table:content-validation-name="val8"/>
          <table:table-cell/>
          <table:table-cell table:style-name="ce5" table:content-validation-name="val8" office:value-type="float" office:value="7" calcext:value-type="float">
            <text:p>7</text:p>
          </table:table-cell>
          <table:table-cell table:style-name="ce5" table:content-validation-name="val1" office:value-type="string" calcext:value-type="string">
            <text:p>Stretching para mejorar tu flexibilidad y tonificar tu cuerpo</text:p>
          </table:table-cell>
          <table:table-cell table:style-name="ce22" office:value-type="string" calcext:value-type="string">
            <text:p>¿Sabías que en Bangkok se pueden contemplar numerosas estatuas que representan posiciones de stretching de hace 2.000 años? El stretching es un tipo de entrenamiento que consiste en estirar ciertas partes del cuerpo, combinando posturas y respiración con la finalidad de tonificar el músculo, relajarse y lograr mayor flexibilidad. Con este entrenamiento podrás continuar una rutina en casa, ideal para jóvenes acostumbrados a hacer poco ejercicio, aficionados o deportistas.¿Quieres iniciarte en una actividad física suave, placentera, saludable y de bajo impacto? entonces ¡inscríbete ya, te lo recomienda una ex-gimnasta flexible a pesar de sus años!</text:p>
          </table:table-cell>
          <table:table-cell table:style-name="ce5" table:number-columns-repeated="16374"/>
        </table:table-row>
        <table:table-row table:style-name="ro1">
          <table:table-cell table:style-name="ce4" table:content-validation-name="val5" office:value-type="float" office:value="1" calcext:value-type="float">
            <text:p>1</text:p>
          </table:table-cell>
          <table:table-cell table:content-validation-name="val1" office:value-type="string" calcext:value-type="string">
            <text:p>Maestría del ser</text:p>
          </table:table-cell>
          <table:table-cell table:content-validation-name="val6" office:value-type="string" calcext:value-type="string">
            <text:p>Paula</text:p>
          </table:table-cell>
          <table:table-cell table:content-validation-name="val7" office:value-type="string" calcext:value-type="string">
            <text:p>coihues y avellanos</text:p>
          </table:table-cell>
          <table:table-cell table:content-validation-name="val8" office:value-type="string" calcext:value-type="string">
            <text:p>ju1</text:p>
          </table:table-cell>
          <table:table-cell table:style-name="ce5" table:content-validation-name="val8"/>
          <table:table-cell/>
          <table:table-cell table:style-name="ce5" table:content-validation-name="val8" office:value-type="float" office:value="7" calcext:value-type="float">
            <text:p>7</text:p>
          </table:table-cell>
          <table:table-cell table:style-name="ce5" table:content-validation-name="val1" office:value-type="string" calcext:value-type="string">
            <text:p>La maestría del ser: Enseñanzas toltecas</text:p>
          </table:table-cell>
          <table:table-cell table:style-name="ce22" office:value-type="string" calcext:value-type="string">
            <text:p>¿Qué objetivos deberías alcanzar para ser feliz en la vida o sentirte realizad@? En este taller te iniciarás en el camino del Maestr@ del Ser, ese guerrero o guerrera que utiliza la consciencia para trascender el apego y las máscaras, basados en los ejercicios de autoconocimiento de Miguel Ruiz, el último maestro del linaje de los Guerreros del Aguila de los Toltecas, transitarás por el camino tolteca hacia la libertad personal.</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Juegos matemáticos: adición y sustracción </text:p>
          </table:table-cell>
          <table:table-cell table:style-name="ce5" table:content-validation-name="val6" office:value-type="string" calcext:value-type="string">
            <text:p>Alejandro</text:p>
          </table:table-cell>
          <table:table-cell table:style-name="ce5" table:content-validation-name="val7" office:value-type="string" calcext:value-type="string">
            <text:p>ulmos</text:p>
          </table:table-cell>
          <table:table-cell table:style-name="ce5" table:content-validation-name="val8" office:value-type="string" calcext:value-type="string">
            <text:p>ma2</text:p>
          </table:table-cell>
          <table:table-cell table:style-name="ce5" table:content-validation-name="val8" table:number-columns-repeated="2"/>
          <table:table-cell table:content-validation-name="val1" office:value-type="float" office:value="6" calcext:value-type="float">
            <text:p>6</text:p>
          </table:table-cell>
          <table:table-cell table:style-name="ce22" office:value-type="string" calcext:value-type="string">
            <text:p>Taller de Juegos Matemáticos: "Aplicando Números"</text:p>
          </table:table-cell>
          <table:table-cell table:style-name="ce5" office:value-type="string" calcext:value-type="string">
            <text:p>Este taller tiene como objetivo familiarizar a estudiantes de ulmos con conceptos básicos de adición y sustracción a través de juegos cooperativos. Utilizando juegos de mesa y actividades lúdicas, los niños podrán explorar las matemáticas en un ambiente divertido y colaborativo, fomentando así el aprendizaje activo y la confianza en sus habilidades numéricas.</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Operaciones con fracciones </text:p>
          </table:table-cell>
          <table:table-cell table:style-name="ce5" table:content-validation-name="val6" office:value-type="string" calcext:value-type="string">
            <text:p>Alejandr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2</text:p>
          </table:table-cell>
          <table:table-cell table:style-name="ce5" table:content-validation-name="val8" table:number-columns-repeated="2"/>
          <table:table-cell table:style-name="ce5" table:content-validation-name="val1" office:value-type="float" office:value="10" calcext:value-type="float">
            <text:p>10</text:p>
          </table:table-cell>
          <table:table-cell table:style-name="ce22" office:value-type="string" calcext:value-type="string">
            <text:p>Explorando las Fracciones</text:p>
          </table:table-cell>
          <table:table-cell table:style-name="ce5" office:value-type="string" calcext:value-type="string">
            <text:p>Este taller está diseñado para niños de Canelos y Mañios, con el objetivo de familiarizarlos con las operaciones básicas de fracciones: adición, sustracción, multiplicación y división, a través de juegos matemáticos cooperativos. Durante seis sesiones, los participantes explorarán estos conceptos matemáticos de manera lúdica y colaborativa, utilizando juegos de mesa, actividades grupales y tareas divertidas para reforzar el aprendizaje y promover el trabajo en equipo.</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Creación de juegos de cartas</text:p>
          </table:table-cell>
          <table:table-cell table:style-name="ce5" table:content-validation-name="val6" office:value-type="string" calcext:value-type="string">
            <text:p>Alejandr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lu1</text:p>
          </table:table-cell>
          <table:table-cell table:style-name="ce5" table:content-validation-name="val8" table:number-columns-repeated="2"/>
          <table:table-cell table:style-name="ce5" table:content-validation-name="val1" office:value-type="float" office:value="7" calcext:value-type="float">
            <text:p>7</text:p>
          </table:table-cell>
          <table:table-cell table:style-name="ce22" office:value-type="string" calcext:value-type="string">
            <text:p>Creación de Juegos de Cartas: "Crea y Conecta"</text:p>
          </table:table-cell>
          <table:table-cell table:style-name="ce5" office:value-type="string" calcext:value-type="string">
            <text:p>El taller "Crea y Conecta" está diseñado para fomentar la creatividad y el desarrollo de habilidades sociales a través de la creación de juegos de cartas personalizados. Cada sesión está orientada a explorar diferentes fases del diseño y desarrollo del juego, culminando con la presentación de los proyectos individuales. Este taller es ideal para estimular la colaboración, la creatividad y el pensamiento crítico.</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Mapas mentales </text:p>
          </table:table-cell>
          <table:table-cell table:style-name="ce5" table:content-validation-name="val6" office:value-type="string" calcext:value-type="string">
            <text:p>Alejandr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ju2</text:p>
          </table:table-cell>
          <table:table-cell table:style-name="ce5" table:content-validation-name="val8" table:number-columns-repeated="2"/>
          <table:table-cell table:style-name="ce5" table:content-validation-name="val1" office:value-type="float" office:value="7" calcext:value-type="float">
            <text:p>7</text:p>
          </table:table-cell>
          <table:table-cell table:style-name="ce22" office:value-type="string" calcext:value-type="string">
            <text:p>Mapas Mentales: "Explorando Fenómenos Contemporáneos"</text:p>
          </table:table-cell>
          <table:table-cell table:style-name="ce5" office:value-type="string" calcext:value-type="string">
            <text:p>Este taller tiene como objetivo desarrollar la habilidad de construir y utilizar mapas mentales para explorar y comprender diversos fenómenos contemporáneos. Los participantes aprenderán a sintetizar información, establecerán conexiones y reflexionarán críticamente sobre temas actuales mediante la creación de mapas mentales específicos.</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Preparación de disertaciones </text:p>
          </table:table-cell>
          <table:table-cell table:style-name="ce5" table:content-validation-name="val6" office:value-type="string" calcext:value-type="string">
            <text:p>Alejandr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i1</text:p>
          </table:table-cell>
          <table:table-cell table:style-name="ce5" table:content-validation-name="val8" office:value-type="string" calcext:value-type="string">
            <text:p>vi1</text:p>
          </table:table-cell>
          <table:table-cell table:style-name="ce5" table:content-validation-name="val8"/>
          <table:table-cell table:style-name="ce5" table:content-validation-name="val1" office:value-type="float" office:value="7" calcext:value-type="float">
            <text:p>7</text:p>
          </table:table-cell>
          <table:table-cell table:style-name="ce22" office:value-type="string" calcext:value-type="string">
            <text:p>Articulando Historias: El Siglo XX en Perspectiva</text:p>
          </table:table-cell>
          <table:table-cell table:style-name="ce5" office:value-type="string" calcext:value-type="string">
            <text:p>Este taller intensivo de 12 sesiones está diseñado para estudiantes interesados en profundizar en los procesos sociopolíticos significativos de los siglos XX y XXI. A través de una combinación de investigación, análisis crítico y desarrollo de habilidades oratorias, los participantes aprenderán a construir y presentar disertaciones escolares efectivas.</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content-validation-name="val1" office:value-type="string" calcext:value-type="string">
            <text:p>Creación textos literarios</text:p>
          </table:table-cell>
          <table:table-cell table:style-name="ce5" table:content-validation-name="val6" office:value-type="string" calcext:value-type="string">
            <text:p>Grace</text:p>
          </table:table-cell>
          <table:table-cell table:style-name="ce5" table:content-validation-name="val7" office:value-type="string" calcext:value-type="string">
            <text:p>ulmos</text:p>
          </table:table-cell>
          <table:table-cell table:style-name="ce5" table:content-validation-name="val8" office:value-type="string" calcext:value-type="string">
            <text:p>ju2</text:p>
          </table:table-cell>
          <table:table-cell table:style-name="ce5" table:content-validation-name="val8" table:number-columns-repeated="2"/>
          <table:table-cell table:content-validation-name="val1" office:value-type="float" office:value="6" calcext:value-type="float">
            <text:p>6</text:p>
          </table:table-cell>
          <table:table-cell table:style-name="ce22" office:value-type="string" calcext:value-type="string">
            <text:p>Rincón de historias vivas</text:p>
          </table:table-cell>
          <table:table-cell table:style-name="ce5" office:value-type="string" calcext:value-type="string">
            <text:p>¡Únete al “Rincón de historias vivas” en un emocionante viaje diseñado exclusivamente para niños/as que están descubriendo el asombroso mundo que les rodea! En este taller, nos sumergiremos en diversas aventuras, exploraremos cuentos mágicos que inspiran nuestra creatividad, y construiremos juntos/as historias únicas que reflejen nuestro amor por la naturaleza y las relaciones humanas. Aprenderemos a expresarnos con palabras mágicas, fomentando un lenguaje inclusivo y respetuoso, y nos convertiremos en escritores/as al dar vida a nuestra imaginación a través de la creación de historias. ¿Listo/a para sumarte a esta aventura única y descubrir el poder de tu imaginación?</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Socioemocional I</text:p>
          </table:table-cell>
          <table:table-cell table:style-name="ce5" table:content-validation-name="val6" office:value-type="string" calcext:value-type="string">
            <text:p>Grace</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i1</text:p>
          </table:table-cell>
          <table:table-cell table:style-name="ce5" table:content-validation-name="val8" table:number-columns-repeated="2"/>
          <table:table-cell table:style-name="ce5" table:content-validation-name="val1" office:value-type="float" office:value="10" calcext:value-type="float">
            <text:p>10</text:p>
          </table:table-cell>
          <table:table-cell table:style-name="ce22" office:value-type="string" calcext:value-type="string">
            <text:p>Emociones en acción </text:p>
          </table:table-cell>
          <table:table-cell table:style-name="ce5" office:value-type="string" calcext:value-type="string">
            <text:p>¡Bienvenidos/as al emocionante viaje de "Descubriendo Nuestras Emociones"! Este taller está diseñado especialmente para estudiantes que deseen explorar el fascinante mundo de las emociones y fortalecer sus habilidades sociales. A lo largo de seis sesiones llenas de juegos, actividades interactivas y dinámicas inspiradoras, descubriremos juntos/as cómo identificar, expresar y gestionar nuestras emociones. Prepárense para construir puentes de amistad, desatar la creatividad en proyectos emocionales y, ¡transformar el aprendizaje en una experiencia inolvidable!</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Fanzine I</text:p>
          </table:table-cell>
          <table:table-cell table:style-name="ce5" table:content-validation-name="val6" office:value-type="string" calcext:value-type="string">
            <text:p>Grace</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vi2</text:p>
          </table:table-cell>
          <table:table-cell table:style-name="ce5" table:content-validation-name="val8" table:number-columns-repeated="2"/>
          <table:table-cell table:style-name="ce5" table:content-validation-name="val1" office:value-type="float" office:value="10" calcext:value-type="float">
            <text:p>10</text:p>
          </table:table-cell>
          <table:table-cell table:style-name="ce22" office:value-type="string" calcext:value-type="string">
            <text:p>Fanzinando sentires</text:p>
          </table:table-cell>
          <table:table-cell table:style-name="ce5" office:value-type="string" calcext:value-type="string">
            <text:p>¡Bienvenidos/as al fascinante mundo de “Fanzinando sentires”! Este taller es un viaje emocionante donde la poesía se encuentra con la expresión visual en un espacio repleto de creatividad y colaboración. Durante las sesiones exploraremos las maravillas de la poesía y la ilustración, fusionándose en un hermoso fanzine lleno de emociones y pensamientos únicos. Si te apasiona la escritura, el arte y quieres sumergirte en un universo donde las palabras danzan con los colores, este taller es tu oportunidad para descubrir y desarrollar tu propio estilo poético mientras creas una obra maestra visual. ¡Únete a este taller para explorar, expresar y compartir sentires a través de la poesía y la creatividad en “Fanzinando sentires”!</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Resolución de conflictos</text:p>
          </table:table-cell>
          <table:table-cell table:style-name="ce5" table:content-validation-name="val6" office:value-type="string" calcext:value-type="string">
            <text:p>Grace</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a2</text:p>
          </table:table-cell>
          <table:table-cell table:style-name="ce5" table:content-validation-name="val8" office:value-type="string" calcext:value-type="string">
            <text:p>mi2</text:p>
          </table:table-cell>
          <table:table-cell table:style-name="ce5" table:content-validation-name="val8"/>
          <table:table-cell table:style-name="ce5" table:content-validation-name="val1" office:value-type="float" office:value="7" calcext:value-type="float">
            <text:p>7</text:p>
          </table:table-cell>
          <table:table-cell table:style-name="ce22" office:value-type="string" calcext:value-type="string">
            <text:p>Rompiendo barreras </text:p>
          </table:table-cell>
          <table:table-cell table:style-name="ce5" office:value-type="string" calcext:value-type="string">
            <text:p>¡Bienvenidos/as a "Rompiendo barreras"! Este taller ha sido diseñado para estudiantes que deseen desarrollar habilidades para la resolución de conflictos. Sumérgete en una experiencia única donde no solo aprenderás habilidades éticas sólidas, sino que también explorarás tu propio viaje de autoexploración. A través de diálogos reflexivos y aplicaciones prácticas, te embarcarás en un emocionante viaje hacia la construcción de puentes en lugar de barreras. Únete para transformar los desafíos diarios en oportunidades de crecimiento personal.</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Origami</text:p>
          </table:table-cell>
          <table:table-cell table:style-name="ce5" table:content-validation-name="val6" office:value-type="string" calcext:value-type="string">
            <text:p>Carla</text:p>
          </table:table-cell>
          <table:table-cell table:style-name="ce5" table:content-validation-name="val7" office:value-type="string" calcext:value-type="string">
            <text:p>ulmos</text:p>
          </table:table-cell>
          <table:table-cell table:style-name="ce5" table:content-validation-name="val8" office:value-type="string" calcext:value-type="string">
            <text:p>lu1</text:p>
          </table:table-cell>
          <table:table-cell table:style-name="ce5" table:content-validation-name="val8" office:value-type="string" calcext:value-type="string">
            <text:p>vi1</text:p>
          </table:table-cell>
          <table:table-cell table:style-name="ce5" table:content-validation-name="val8"/>
          <table:table-cell table:content-validation-name="val1" office:value-type="float" office:value="6" calcext:value-type="float">
            <text:p>6</text:p>
          </table:table-cell>
          <table:table-cell table:style-name="ce22" office:value-type="string" calcext:value-type="string">
            <text:p>Origami </text:p>
          </table:table-cell>
          <table:table-cell table:style-name="ce5" office:value-type="string" calcext:value-type="string">
            <text:p>Te invitamos a jugar, crear y explorar el mundo del papel. Crearemos juegos 3D en papel , como un caleidociclo <text:s/>y figuras de origami.</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Arte y naturaleza</text:p>
          </table:table-cell>
          <table:table-cell table:style-name="ce5" table:content-validation-name="val6" office:value-type="string" calcext:value-type="string">
            <text:p>Carla</text:p>
          </table:table-cell>
          <table:table-cell table:style-name="ce5" table:content-validation-name="val7" office:value-type="string" calcext:value-type="string">
            <text:p>ulmos</text:p>
          </table:table-cell>
          <table:table-cell table:style-name="ce5" table:content-validation-name="val8" office:value-type="string" calcext:value-type="string">
            <text:p>ma1</text:p>
          </table:table-cell>
          <table:table-cell table:style-name="ce5" table:content-validation-name="val8" office:value-type="string" calcext:value-type="string">
            <text:p>ju1</text:p>
          </table:table-cell>
          <table:table-cell table:style-name="ce5" table:content-validation-name="val8"/>
          <table:table-cell table:content-validation-name="val1" office:value-type="float" office:value="6" calcext:value-type="float">
            <text:p>6</text:p>
          </table:table-cell>
          <table:table-cell table:style-name="ce22" office:value-type="string" calcext:value-type="string">
            <text:p>Arte y naturaleza</text:p>
          </table:table-cell>
          <table:table-cell table:style-name="ce5" office:value-type="string" calcext:value-type="string">
            <text:p>La naturaleza será nuestra brújula para crear obras de arte. Crearemos una composición usando elementos naturales. Experimentaremos y pintaremos con pigmentos naturales.</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Pintura II</text:p>
          </table:table-cell>
          <table:table-cell table:style-name="ce5" table:content-validation-name="val6" office:value-type="string" calcext:value-type="string">
            <text:p>Carl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2</text:p>
          </table:table-cell>
          <table:table-cell table:style-name="ce5" table:content-validation-name="val8" table:number-columns-repeated="2"/>
          <table:table-cell table:style-name="ce5" table:content-validation-name="val1" office:value-type="float" office:value="10" calcext:value-type="float">
            <text:p>10</text:p>
          </table:table-cell>
          <table:table-cell table:style-name="ce22" office:value-type="string" calcext:value-type="string">
            <text:p>Pintura II</text:p>
          </table:table-cell>
          <table:table-cell table:style-name="ce5" office:value-type="string" calcext:value-type="string">
            <text:p>En la segunda parte de nuestro taller crearemos y pintaremos usando distintos soportes <text:s/>y materiales como: tela, madera o cartón</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Color y expresión II</text:p>
          </table:table-cell>
          <table:table-cell table:style-name="ce5" table:content-validation-name="val6" office:value-type="string" calcext:value-type="string">
            <text:p>Carl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i1</text:p>
          </table:table-cell>
          <table:table-cell table:style-name="ce5" table:content-validation-name="val8" table:number-columns-repeated="2"/>
          <table:table-cell table:style-name="ce5" table:content-validation-name="val1" office:value-type="float" office:value="10" calcext:value-type="float">
            <text:p>10</text:p>
          </table:table-cell>
          <table:table-cell table:style-name="ce22" office:value-type="string" calcext:value-type="string">
            <text:p>Color y expresión II</text:p>
          </table:table-cell>
          <table:table-cell table:style-name="ce5" office:value-type="string" calcext:value-type="string">
            <text:p>Bienvenido(a) a trabajar con el color y a dar rienda suelta a tu expresión, en esta segunda parte, utilizaremos diversos materiales y soportes para crear una composición.</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Arte objetual</text:p>
          </table:table-cell>
          <table:table-cell table:style-name="ce5" table:content-validation-name="val6" office:value-type="string" calcext:value-type="string">
            <text:p>Carl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vi2</text:p>
          </table:table-cell>
          <table:table-cell table:style-name="ce5" table:content-validation-name="val8" table:number-columns-repeated="2"/>
          <table:table-cell table:style-name="ce5" table:content-validation-name="val1" office:value-type="float" office:value="10" calcext:value-type="float">
            <text:p>10</text:p>
          </table:table-cell>
          <table:table-cell table:style-name="ce22" office:value-type="string" calcext:value-type="string">
            <text:p>Arte objetual e instalación.</text:p>
          </table:table-cell>
          <table:table-cell table:style-name="ce5" office:value-type="string" calcext:value-type="string">
            <text:p>Te invitamos a pensar y darle <text:s/>un nuevo significado a los objetos para crear obras de arte asociándolas a un concepto. Crearemos una instalación y una escultura objetual.</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Papel y Collage</text:p>
          </table:table-cell>
          <table:table-cell table:style-name="ce5" table:content-validation-name="val6" office:value-type="string" calcext:value-type="string">
            <text:p>Carla</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a2</text:p>
          </table:table-cell>
          <table:table-cell table:style-name="ce5" table:content-validation-name="val8" office:value-type="string" calcext:value-type="string">
            <text:p>mi2</text:p>
          </table:table-cell>
          <table:table-cell table:style-name="ce5" table:content-validation-name="val8"/>
          <table:table-cell table:style-name="ce5" table:content-validation-name="val1" office:value-type="float" office:value="7" calcext:value-type="float">
            <text:p>7</text:p>
          </table:table-cell>
          <table:table-cell table:style-name="ce22" office:value-type="string" calcext:value-type="string">
            <text:p>Collage y papeles.</text:p>
          </table:table-cell>
          <table:table-cell table:style-name="ce5" office:value-type="string" calcext:value-type="string">
            <text:p>En este taller exploraremos las posibilidades que entrega el collage, utilizándolo como medio de expresión emocional y estética. Conoceremos su historia y crearemos usando técnicas mixtas.</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Material cuentacuentos</text:p>
          </table:table-cell>
          <table:table-cell table:style-name="ce5" table:content-validation-name="val6" office:value-type="string" calcext:value-type="string">
            <text:p>Cristina</text:p>
          </table:table-cell>
          <table:table-cell table:style-name="ce5" table:content-validation-name="val7" office:value-type="string" calcext:value-type="string">
            <text:p>ulmos</text:p>
          </table:table-cell>
          <table:table-cell table:style-name="ce5" table:content-validation-name="val8" office:value-type="string" calcext:value-type="string">
            <text:p>ma1</text:p>
          </table:table-cell>
          <table:table-cell table:style-name="ce5" table:content-validation-name="val8" office:value-type="string" calcext:value-type="string">
            <text:p>ju1</text:p>
          </table:table-cell>
          <table:table-cell table:style-name="ce5" table:content-validation-name="val8"/>
          <table:table-cell table:content-validation-name="val1" office:value-type="float" office:value="6" calcext:value-type="float">
            <text:p>6</text:p>
          </table:table-cell>
          <table:table-cell table:style-name="ce22" office:value-type="string" calcext:value-type="string">
            <text:p>material cuenta cuentos.</text:p>
          </table:table-cell>
          <table:table-cell table:style-name="ce5" office:value-type="string" calcext:value-type="string">
            <text:p>En este <text:s/>taller trabajaremos las multiples y divertidas maneras de contar un cuento, ya sea a traves de la oratoria, la lectura, escritura o el uso de la imaginacion para crear material que no sirva para contar cuentos.</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Manualidades en carton.</text:p>
          </table:table-cell>
          <table:table-cell table:style-name="ce5" table:content-validation-name="val6" office:value-type="string" calcext:value-type="string">
            <text:p>Cristina</text:p>
          </table:table-cell>
          <table:table-cell table:style-name="ce5" table:content-validation-name="val7" office:value-type="string" calcext:value-type="string">
            <text:p>ulmos</text:p>
          </table:table-cell>
          <table:table-cell table:style-name="ce5" table:content-validation-name="val8" office:value-type="string" calcext:value-type="string">
            <text:p>lu2</text:p>
          </table:table-cell>
          <table:table-cell table:style-name="ce5" table:content-validation-name="val8" table:number-columns-repeated="2"/>
          <table:table-cell table:content-validation-name="val1" office:value-type="float" office:value="6" calcext:value-type="float">
            <text:p>6</text:p>
          </table:table-cell>
          <table:table-cell table:style-name="ce22" office:value-type="string" calcext:value-type="string">
            <text:p>manualidades en carton.</text:p>
          </table:table-cell>
          <table:table-cell table:style-name="ce5" office:value-type="string" calcext:value-type="string">
            <text:p>Te invito a disfrutar las miles de formas que existen de trabajar o reutilizar el cartón, desde forrar y darle un segundo uso a una caja de zapatos, hasta crear una escucltura con papel maché.</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Cocina II</text:p>
          </table:table-cell>
          <table:table-cell table:style-name="ce5" table:content-validation-name="val6" office:value-type="string" calcext:value-type="string">
            <text:p>Cristina</text:p>
          </table:table-cell>
          <table:table-cell table:style-name="ce5" table:content-validation-name="val7" office:value-type="string" calcext:value-type="string">
            <text:p>ulmos</text:p>
          </table:table-cell>
          <table:table-cell table:style-name="ce5" table:content-validation-name="val8" office:value-type="string" calcext:value-type="string">
            <text:p>ju2</text:p>
          </table:table-cell>
          <table:table-cell table:style-name="ce5" table:content-validation-name="val8" table:number-columns-repeated="2"/>
          <table:table-cell table:content-validation-name="val1" office:value-type="float" office:value="5" calcext:value-type="float">
            <text:p>5</text:p>
          </table:table-cell>
          <table:table-cell table:style-name="ce22" office:value-type="string" calcext:value-type="string">
            <text:p>cocina II</text:p>
          </table:table-cell>
          <table:table-cell table:style-name="ce5" office:value-type="string" calcext:value-type="string">
            <text:p>Súmate a este entretenido taller de cocina, donde conoceremos y realizaremos recetas, respetando siempre las distintas opciones alimentarias que tengas. </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Arte en plástico.</text:p>
          </table:table-cell>
          <table:table-cell table:style-name="ce5" table:content-validation-name="val6" office:value-type="string" calcext:value-type="string">
            <text:p>Cristin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1</text:p>
          </table:table-cell>
          <table:table-cell table:style-name="ce5" table:content-validation-name="val8" office:value-type="string" calcext:value-type="string">
            <text:p>vi1</text:p>
          </table:table-cell>
          <table:table-cell table:style-name="ce5" table:content-validation-name="val8"/>
          <table:table-cell table:style-name="ce5" table:content-validation-name="val1" office:value-type="float" office:value="10" calcext:value-type="float">
            <text:p>10</text:p>
          </table:table-cell>
          <table:table-cell table:style-name="ce22" office:value-type="string" calcext:value-type="string">
            <text:p>arte en plástico</text:p>
          </table:table-cell>
          <table:table-cell table:style-name="ce5" office:value-type="string" calcext:value-type="string">
            <text:p>La cantidad de plástico que usamos y se va a la basura es enorme, te invito a crear maravillosas formas de expresión utilizando este material.</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Arte en madera.</text:p>
          </table:table-cell>
          <table:table-cell table:style-name="ce5" table:content-validation-name="val6" office:value-type="string" calcext:value-type="string">
            <text:p>Cristin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i1</text:p>
          </table:table-cell>
          <table:table-cell table:style-name="ce5" table:content-validation-name="val8" table:number-columns-repeated="2"/>
          <table:table-cell table:style-name="ce5" table:content-validation-name="val1" office:value-type="float" office:value="10" calcext:value-type="float">
            <text:p>10</text:p>
          </table:table-cell>
          <table:table-cell table:style-name="ce22" office:value-type="string" calcext:value-type="string">
            <text:p>arte en madera</text:p>
          </table:table-cell>
          <table:table-cell table:style-name="ce5" office:value-type="string" calcext:value-type="string">
            <text:p>Súmate a decorar y crear manualidades con un material tan noble como la madera.</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Cocina II</text:p>
          </table:table-cell>
          <table:table-cell table:style-name="ce5" table:content-validation-name="val6" office:value-type="string" calcext:value-type="string">
            <text:p>Cristin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i2</text:p>
          </table:table-cell>
          <table:table-cell table:style-name="ce5" table:content-validation-name="val8" table:number-columns-repeated="2"/>
          <table:table-cell table:style-name="ce5" table:content-validation-name="val1" office:value-type="float" office:value="5" calcext:value-type="float">
            <text:p>5</text:p>
          </table:table-cell>
          <table:table-cell table:style-name="ce22" office:value-type="string" calcext:value-type="string">
            <text:p>cocina II</text:p>
          </table:table-cell>
          <table:table-cell table:style-name="ce5" office:value-type="string" calcext:value-type="string">
            <text:p>Súmate a este entretenido taller de cocina, donde conoceremos y realizaremos recetas, respetando siempre las distintas opciones alimentarias que tengas.</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Por Qués Naturales</text:p>
          </table:table-cell>
          <table:table-cell table:style-name="ce5" table:content-validation-name="val6" office:value-type="string" calcext:value-type="string">
            <text:p>Salvador</text:p>
          </table:table-cell>
          <table:table-cell table:style-name="ce5" table:content-validation-name="val7" office:value-type="string" calcext:value-type="string">
            <text:p>ulmos</text:p>
          </table:table-cell>
          <table:table-cell table:style-name="ce5" table:content-validation-name="val8" office:value-type="string" calcext:value-type="string">
            <text:p>ma2</text:p>
          </table:table-cell>
          <table:table-cell table:style-name="ce5" table:content-validation-name="val8" table:number-columns-repeated="2"/>
          <table:table-cell table:content-validation-name="val1" office:value-type="float" office:value="6" calcext:value-type="float">
            <text:p>6</text:p>
          </table:table-cell>
          <table:table-cell table:style-name="ce22" office:value-type="string" calcext:value-type="string">
            <text:p>Por Qués Naturales</text:p>
          </table:table-cell>
          <table:table-cell table:style-name="ce5" office:value-type="string" calcext:value-type="string">
            <text:p>Una invitación para esos(as) curiosos(as) observadores(as) del mundo natural que quieren saber más del cosmos, del clima y de los seres vivos, y que también quieren compartir con otros aquello que les fascina. Se trata de un taller orientado a la difusión de ideas científica, donde los estudiantes establecen relaciones de causa-consecuencia para explicar fenómenos naturales. Contempla actividades de observación de fenómenos naturales, confección de infografías y modelos simples y presentación a los pares.</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Combinaciones</text:p>
          </table:table-cell>
          <table:table-cell table:style-name="ce5" table:content-validation-name="val6" office:value-type="string" calcext:value-type="string">
            <text:p>Salvador</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1</text:p>
          </table:table-cell>
          <table:table-cell table:style-name="ce5" table:content-validation-name="val8" table:number-columns-repeated="2"/>
          <table:table-cell table:style-name="ce5" table:content-validation-name="val1" office:value-type="float" office:value="10" calcext:value-type="float">
            <text:p>10</text:p>
          </table:table-cell>
          <table:table-cell table:style-name="ce22" office:value-type="string" calcext:value-type="string">
            <text:p>Combinaciones y permutaciones</text:p>
          </table:table-cell>
          <table:table-cell table:style-name="ce5" office:value-type="string" calcext:value-type="string">
            <text:p>Tanto en juegos de azar como en promociones y seguridad digital, usamos las combinaciones como conjuntos de diferentes opciones posibles. En este taller observaras patrones numéricos que permiten contar combinaciones y permutaciones, y los aplicarás para abordar preguntas lógicas. El objetivo del taller es familizarte con conceptos usados en el área de datos y azar asociados a la comprensión matemática de las probabilidades.</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TecnoGrúas</text:p>
          </table:table-cell>
          <table:table-cell table:style-name="ce5" table:content-validation-name="val6" office:value-type="string" calcext:value-type="string">
            <text:p>Salvador</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ju1</text:p>
          </table:table-cell>
          <table:table-cell table:style-name="ce5" table:content-validation-name="val8" table:number-columns-repeated="2"/>
          <table:table-cell table:style-name="ce5" table:content-validation-name="val1" office:value-type="float" office:value="10" calcext:value-type="float">
            <text:p>10</text:p>
          </table:table-cell>
          <table:table-cell table:style-name="ce22" office:value-type="string" calcext:value-type="string">
            <text:p>TecnoGrúas</text:p>
          </table:table-cell>
          <table:table-cell table:style-name="ce5" office:value-type="string" calcext:value-type="string">
            <text:p>Prueba la resistencia de materiales blandos como el papel, y construye estructuras que permiten sostener, elevar y balancear pesos. Aprende del efecto de las fuerzas sobre los objetos y de elementos básicos usados en construcción, como tensores, pilares y vigas que aumentan la eficiencia de una estructura. En este taller los estudiantes construyen modelos estructurales de cartón y papel y experimentan aplicándoles diferentes fuerzas.</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SlowMo</text:p>
          </table:table-cell>
          <table:table-cell table:style-name="ce5" table:content-validation-name="val6" office:value-type="string" calcext:value-type="string">
            <text:p>Salvador</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lu1</text:p>
          </table:table-cell>
          <table:table-cell table:style-name="ce5" table:content-validation-name="val8" table:number-columns-repeated="2"/>
          <table:table-cell table:style-name="ce5" table:content-validation-name="val1" office:value-type="float" office:value="7" calcext:value-type="float">
            <text:p>7</text:p>
          </table:table-cell>
          <table:table-cell table:style-name="ce22" office:value-type="string" calcext:value-type="string">
            <text:p>Aceleración en Slow Motion</text:p>
          </table:table-cell>
          <table:table-cell table:style-name="ce5" office:value-type="string" calcext:value-type="string">
            <text:p>¿Cómo animar el movimiento? Aprende a caracterizar diferentes tipos de movimiento desde el punto de vista físico. Monta experimentos estilo slow-mo, y usa los datos para crear animaciones realistas. El objetivo de este taller es que los estudiantes apliquen las leyes del movimiento uniforme y acelerado para producir animaciones computacionales realistas desde el punto de vista cinemático.</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Proteínas</text:p>
          </table:table-cell>
          <table:table-cell table:style-name="ce5" table:content-validation-name="val6" office:value-type="string" calcext:value-type="string">
            <text:p>Salvador</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vi2</text:p>
          </table:table-cell>
          <table:table-cell table:style-name="ce5" table:content-validation-name="val8" table:number-columns-repeated="2"/>
          <table:table-cell table:style-name="ce5" table:content-validation-name="val1" office:value-type="float" office:value="7" calcext:value-type="float">
            <text:p>7</text:p>
          </table:table-cell>
          <table:table-cell table:style-name="ce22" office:value-type="string" calcext:value-type="string">
            <text:p>¿Pero qué es una proteína?</text:p>
          </table:table-cell>
          <table:table-cell table:style-name="ce5" office:value-type="string" calcext:value-type="string">
            <text:p>Responderemos la pregunta "qué es una proteína" desde el punto de vista de la biología celular. Conoce los diferentes roles que juegan las proteínas en los seres vivos, estudia su estructura y biosíntesis y las manera en que el ser humano ha usado la ingeniería genética para combinar proteínas de diferentes seres vivos o producir nuevos tipos de proteínas.</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Manualidades en lana</text:p>
          </table:table-cell>
          <table:table-cell table:style-name="ce5" table:content-validation-name="val6" office:value-type="string" calcext:value-type="string">
            <text:p>Javiera</text:p>
          </table:table-cell>
          <table:table-cell table:style-name="ce5" table:content-validation-name="val7" office:value-type="string" calcext:value-type="string">
            <text:p>ulmos</text:p>
          </table:table-cell>
          <table:table-cell table:style-name="ce5" table:content-validation-name="val8" office:value-type="string" calcext:value-type="string">
            <text:p>lu2</text:p>
          </table:table-cell>
          <table:table-cell table:style-name="ce5" table:content-validation-name="val8" table:number-columns-repeated="2"/>
          <table:table-cell table:content-validation-name="val1" office:value-type="float" office:value="7" calcext:value-type="float">
            <text:p>7</text:p>
          </table:table-cell>
          <table:table-cell table:style-name="ce22" office:value-type="string" calcext:value-type="string">
            <text:p>Manualidades en lana </text:p>
          </table:table-cell>
          <table:table-cell table:style-name="ce5" office:value-type="string" calcext:value-type="string">
            <text:p>En este taller utilizaremos hebras de lana para confeccionar diferentes decoraciones, objetos prácticos y divertidos con lana y materiales reciclados. Abrete a la creatividad con las manos y atrévete a un mundo de posibilidades</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Ave y fauna</text:p>
          </table:table-cell>
          <table:table-cell table:style-name="ce5" table:content-validation-name="val6" office:value-type="string" calcext:value-type="string">
            <text:p>Javiera</text:p>
          </table:table-cell>
          <table:table-cell table:style-name="ce5" table:content-validation-name="val7" office:value-type="string" calcext:value-type="string">
            <text:p>ulmos</text:p>
          </table:table-cell>
          <table:table-cell table:style-name="ce5" table:content-validation-name="val8" office:value-type="string" calcext:value-type="string">
            <text:p>mi2</text:p>
          </table:table-cell>
          <table:table-cell table:style-name="ce5" table:content-validation-name="val8" table:number-columns-repeated="2"/>
          <table:table-cell table:content-validation-name="val1" office:value-type="float" office:value="7" calcext:value-type="float">
            <text:p>7</text:p>
          </table:table-cell>
          <table:table-cell table:style-name="ce22" office:value-type="string" calcext:value-type="string">
            <text:p>Aves y fauna del entorno</text:p>
          </table:table-cell>
          <table:table-cell table:style-name="ce5" office:value-type="string" calcext:value-type="string">
            <text:p>En este taller realizaremos exploraciones al aire libre junto a las diferentes especies que nos rodean, tendremos los sentidos atentos a los sonidos, colores y formas de ecosistemas naturales como los humedales y la playa para <text:s/>recrearlos a través de diferentes materiales.</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Mediación Lectora</text:p>
          </table:table-cell>
          <table:table-cell table:style-name="ce5" table:content-validation-name="val6" office:value-type="string" calcext:value-type="string">
            <text:p>Javiera</text:p>
          </table:table-cell>
          <table:table-cell table:style-name="ce5" table:content-validation-name="val7" office:value-type="string" calcext:value-type="string">
            <text:p>ulmos</text:p>
          </table:table-cell>
          <table:table-cell table:style-name="ce5" table:content-validation-name="val8" office:value-type="string" calcext:value-type="string">
            <text:p>vi2</text:p>
          </table:table-cell>
          <table:table-cell table:style-name="ce5" table:content-validation-name="val8" table:number-columns-repeated="2"/>
          <table:table-cell table:style-name="ce5" table:content-validation-name="val1" office:value-type="float" office:value="7" calcext:value-type="float">
            <text:p>7</text:p>
          </table:table-cell>
          <table:table-cell table:style-name="ce22"/>
          <table:table-cell table:style-name="ce5" table:number-columns-repeated="16375"/>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Reciclaje textil</text:p>
          </table:table-cell>
          <table:table-cell table:style-name="ce5" table:content-validation-name="val6" office:value-type="string" calcext:value-type="string">
            <text:p>Javier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1</text:p>
          </table:table-cell>
          <table:table-cell table:style-name="ce5" table:content-validation-name="val8" table:number-columns-repeated="2"/>
          <table:table-cell table:style-name="ce5" table:content-validation-name="val1" office:value-type="float" office:value="10" calcext:value-type="float">
            <text:p>10</text:p>
          </table:table-cell>
          <table:table-cell table:style-name="ce22" office:value-type="string" calcext:value-type="string">
            <text:p>Reciclaje textil</text:p>
          </table:table-cell>
          <table:table-cell table:style-name="ce5" office:value-type="string" calcext:value-type="string">
            <text:p>Taller donde aprenderás sobre la reutilización y el reciclaje de telas para darles una segunda o tercera oportunidad de eso creando objetos funcionales y divertidos.</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Teje y desteje </text:p>
          </table:table-cell>
          <table:table-cell table:style-name="ce5" table:content-validation-name="val6" office:value-type="string" calcext:value-type="string">
            <text:p>Javier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ju1</text:p>
          </table:table-cell>
          <table:table-cell table:style-name="ce5" table:content-validation-name="val8" table:number-columns-repeated="2"/>
          <table:table-cell table:style-name="ce5" table:content-validation-name="val1" office:value-type="float" office:value="10" calcext:value-type="float">
            <text:p>10</text:p>
          </table:table-cell>
          <table:table-cell table:style-name="ce22" office:value-type="string" calcext:value-type="string">
            <text:p>Teje y desteje</text:p>
          </table:table-cell>
          <table:table-cell table:style-name="ce5" office:value-type="string" calcext:value-type="string">
            <text:p>Taller de tejido de dos agujas o palillos donde aprenderás puntos básicos para confeccionar tu propio objeto abrigador! aventurate a tejer y destejer como Penélope para crear una prenda sencilla y hermosa diseñada por tí.</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Encuad. Cart II</text:p>
          </table:table-cell>
          <table:table-cell table:style-name="ce5" table:content-validation-name="val6" office:value-type="string" calcext:value-type="string">
            <text:p>Javiera</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ju2</text:p>
          </table:table-cell>
          <table:table-cell table:style-name="ce5" table:content-validation-name="val8" table:number-columns-repeated="2"/>
          <table:table-cell table:style-name="ce5" table:content-validation-name="val1" office:value-type="float" office:value="7" calcext:value-type="float">
            <text:p>7</text:p>
          </table:table-cell>
          <table:table-cell table:style-name="ce22" office:value-type="string" calcext:value-type="string">
            <text:p>Encuadernación o Arte y Cartografía II</text:p>
            <text:p>(DEFINIR CUÁL SE HARÁ)</text:p>
          </table:table-cell>
          <table:table-cell table:style-name="ce5" office:value-type="string" calcext:value-type="string">
            <text:p>A través de la encuadernación estilo panfleto y la japonesa, se elaborarán cuadernos personalizados en diseño, tamaño y uso.</text:p>
            <text:p>o</text:p>
            <text:p>Exploración en torno a las artes visuales y la cartografía como forma de entender la realidad y representarla desde una perspectiva estética y social.</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Predeporte 1</text:p>
          </table:table-cell>
          <table:table-cell table:style-name="ce5" table:content-validation-name="val6" office:value-type="string" calcext:value-type="string">
            <text:p>Marcelo</text:p>
          </table:table-cell>
          <table:table-cell table:style-name="ce5" table:content-validation-name="val7" office:value-type="string" calcext:value-type="string">
            <text:p>ulmos</text:p>
          </table:table-cell>
          <table:table-cell table:style-name="ce5" table:content-validation-name="val8" office:value-type="string" calcext:value-type="string">
            <text:p>mi2</text:p>
          </table:table-cell>
          <table:table-cell table:style-name="ce5" table:content-validation-name="val8" table:number-columns-repeated="2"/>
          <table:table-cell table:content-validation-name="val1" office:value-type="float" office:value="8" calcext:value-type="float">
            <text:p>8</text:p>
          </table:table-cell>
          <table:table-cell table:style-name="ce22"/>
          <table:table-cell table:style-name="ce5" office:value-type="string" calcext:value-type="string">
            <text:p>Si quieres prepararte para algún deporte y poder elegir el que más te gusta tienes que aprender a correr, saltar, lanzar, trepar, atrapar, escalar… sobre todo aprender a jugar, algo que es esencial y necesario. Sin esta capacidad es imposible ser un deportista. </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Predeporte 2</text:p>
          </table:table-cell>
          <table:table-cell table:style-name="ce5" table:content-validation-name="val6" office:value-type="string" calcext:value-type="string">
            <text:p>Marcelo</text:p>
          </table:table-cell>
          <table:table-cell table:style-name="ce5" table:content-validation-name="val7" office:value-type="string" calcext:value-type="string">
            <text:p>ulmos</text:p>
          </table:table-cell>
          <table:table-cell table:style-name="ce5" table:content-validation-name="val8" office:value-type="string" calcext:value-type="string">
            <text:p>vi2</text:p>
          </table:table-cell>
          <table:table-cell table:style-name="ce5" table:content-validation-name="val8" table:number-columns-repeated="2"/>
          <table:table-cell table:content-validation-name="val1" office:value-type="float" office:value="8" calcext:value-type="float">
            <text:p>8</text:p>
          </table:table-cell>
          <table:table-cell table:style-name="ce22"/>
          <table:table-cell table:style-name="ce5" office:value-type="string" calcext:value-type="string">
            <text:p>Si quieres prepararte para algún deporte y poder elegir el que más te gusta tienes que aprender a correr, saltar, lanzar, trepar, atrapar, escalar… sobre todo aprender a jugar, algo que es esencial y necesario. Sin esta capacidad es imposible ser un deportista. </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Malabarismo </text:p>
          </table:table-cell>
          <table:table-cell table:style-name="ce5" table:content-validation-name="val6" office:value-type="string" calcext:value-type="string">
            <text:p>Marcelo</text:p>
          </table:table-cell>
          <table:table-cell table:style-name="ce5" table:content-validation-name="val7" office:value-type="string" calcext:value-type="string">
            <text:p>ulmos</text:p>
          </table:table-cell>
          <table:table-cell table:style-name="ce5" table:content-validation-name="val8" office:value-type="string" calcext:value-type="string">
            <text:p>mi1</text:p>
          </table:table-cell>
          <table:table-cell table:style-name="ce5" table:content-validation-name="val8" table:number-columns-repeated="2"/>
          <table:table-cell table:content-validation-name="val1" office:value-type="float" office:value="8" calcext:value-type="float">
            <text:p>8</text:p>
          </table:table-cell>
          <table:table-cell table:style-name="ce22"/>
          <table:table-cell table:style-name="ce5" table:number-columns-repeated="16375"/>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Percusión corporal</text:p>
          </table:table-cell>
          <table:table-cell table:style-name="ce5" table:content-validation-name="val6" office:value-type="string" calcext:value-type="string">
            <text:p>Marcel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2</text:p>
          </table:table-cell>
          <table:table-cell table:style-name="ce5" table:content-validation-name="val8" office:value-type="string" calcext:value-type="string">
            <text:p>ju2</text:p>
          </table:table-cell>
          <table:table-cell table:style-name="ce5" table:content-validation-name="val8"/>
          <table:table-cell table:style-name="ce5" table:content-validation-name="val1" office:value-type="float" office:value="10" calcext:value-type="float">
            <text:p>10</text:p>
          </table:table-cell>
          <table:table-cell table:style-name="ce22"/>
          <table:table-cell table:style-name="ce5" office:value-type="string" calcext:value-type="string">
            <text:p>¡Tu cuerpo es un gran tambor! Sonidos suaves con tus dedos. Platillos con tus manos, sonidos graves con tu panza… aquí vas a poder descubrir cómo puedes producir música con implementos simples y tu cuerpo que es casi una orquesta completa.</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Iniciación Deportiva A</text:p>
          </table:table-cell>
          <table:table-cell table:style-name="ce5" table:content-validation-name="val6" office:value-type="string" calcext:value-type="string">
            <text:p>Marcel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1</text:p>
          </table:table-cell>
          <table:table-cell table:style-name="ce5" table:content-validation-name="val8" table:number-columns-repeated="2"/>
          <table:table-cell table:style-name="ce5" table:content-validation-name="val1" office:value-type="float" office:value="10" calcext:value-type="float">
            <text:p>10</text:p>
          </table:table-cell>
          <table:table-cell table:style-name="ce22" office:value-type="string" calcext:value-type="string">
            <text:p>Explorando deportes Individuales</text:p>
          </table:table-cell>
          <table:table-cell table:style-name="ce5" office:value-type="string" calcext:value-type="string">
            <text:p>Si ya sabes cual es la actividad física que te gusta, o aun la quieres descubrir… aquí podrás explorar todas las habilidades que necesitas para mejorar. <text:s/>Aprenderás qué es entrenar y sobre todo a compartir con tus compañeros compitiendo noblemente. En este taller aprenderás deportes individuales.</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Iniciación Deportiva B</text:p>
          </table:table-cell>
          <table:table-cell table:style-name="ce5" table:content-validation-name="val6" office:value-type="string" calcext:value-type="string">
            <text:p>Marcel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vi1</text:p>
          </table:table-cell>
          <table:table-cell table:style-name="ce5" table:content-validation-name="val8" table:number-columns-repeated="2"/>
          <table:table-cell table:style-name="ce5" table:content-validation-name="val1" office:value-type="float" office:value="10" calcext:value-type="float">
            <text:p>10</text:p>
          </table:table-cell>
          <table:table-cell table:style-name="ce22" office:value-type="string" calcext:value-type="string">
            <text:p>Explorando deportes Colectivos</text:p>
          </table:table-cell>
          <table:table-cell table:style-name="ce5" office:value-type="string" calcext:value-type="string">
            <text:p>Si ya sabes cual es la actividad física que te gusta, o aun la quieres descubrir… aquí podrás explorar todas las habilidades que necesitas para mejorar. <text:s/>Aprenderás qué es entrenar y sobre todo a compartir con tus compañeros compitiendo noblemente. En este taller aprenderás deportes de equipo.</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MoveFlow</text:p>
          </table:table-cell>
          <table:table-cell table:style-name="ce5" table:content-validation-name="val6" office:value-type="string" calcext:value-type="string">
            <text:p>Marcel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lu2</text:p>
          </table:table-cell>
          <table:table-cell table:style-name="ce5" table:content-validation-name="val8" table:number-columns-repeated="2"/>
          <table:table-cell table:style-name="ce5" table:content-validation-name="val1" office:value-type="float" office:value="8" calcext:value-type="float">
            <text:p>8</text:p>
          </table:table-cell>
          <table:table-cell table:style-name="ce22"/>
          <table:table-cell table:style-name="ce5" office:value-type="string" calcext:value-type="string">
            <text:p>El movimiento humano es maravilloso, llevado al máximo pues expresarte a través de un lenguaje distinto. <text:s/>Nuestro cuerpo funciona como una máquina de alta tecnología capaz de romper limites de manera infinita. Aquí exploraremos solo utilizando tu cuerpo todos los movimientos posibles de flexibilidad, fuerza, agilidad y fluidez.</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Preparación Física Especializada</text:p>
          </table:table-cell>
          <table:table-cell table:style-name="ce5" table:content-validation-name="val6" office:value-type="string" calcext:value-type="string">
            <text:p>Marcel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a1</text:p>
          </table:table-cell>
          <table:table-cell table:style-name="ce5" table:content-validation-name="val8" table:number-columns-repeated="2"/>
          <table:table-cell table:style-name="ce5" table:content-validation-name="val1" office:value-type="float" office:value="8" calcext:value-type="float">
            <text:p>8</text:p>
          </table:table-cell>
          <table:table-cell table:style-name="ce22"/>
          <table:table-cell table:style-name="ce5" office:value-type="string" calcext:value-type="string">
            <text:p>Aquí podrás desarrollar habilidades específicas para tus objetivos personales. ¿Cres que te falta más fuerza?,¿quieres subir o bajar de peso? ¿Ser más resistente, más flexible, más rápido, o quizás más coordinado? Aquí trabajaremos sobre todas esas habilidades que están escondidas esperando ser despertadas.</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Running</text:p>
          </table:table-cell>
          <table:table-cell table:style-name="ce5" table:content-validation-name="val6" office:value-type="string" calcext:value-type="string">
            <text:p>Marcel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ju1</text:p>
          </table:table-cell>
          <table:table-cell table:style-name="ce5" table:content-validation-name="val8" table:number-columns-repeated="2"/>
          <table:table-cell table:style-name="ce5" table:content-validation-name="val1" office:value-type="float" office:value="8" calcext:value-type="float">
            <text:p>8</text:p>
          </table:table-cell>
          <table:table-cell table:style-name="ce22"/>
          <table:table-cell table:style-name="ce5" office:value-type="string" calcext:value-type="string">
            <text:p>¿Quieres ser capaz de enfrentar un gran desafío? Pues bien, aquí nos prepararemos para participar en la maratón de nuestra ciudad. ¡Entrénate para correr 5k, 10k o 21k! Da lo mismo lo que elijas, siempre será un gran desafío. Quizás en ti hay un gran corredor y tal vez en un futuro no muy lejano podrías llegar a ser un deportista destacado… pero eso depende de lo que puedas hacer hoy.</text:p>
          </table:table-cell>
          <table:table-cell table:style-name="ce5" table:number-columns-repeated="16374"/>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Inglesito</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ulmos</text:p>
          </table:table-cell>
          <table:table-cell table:style-name="ce5" table:content-validation-name="val8" office:value-type="string" calcext:value-type="string">
            <text:p>lu1</text:p>
          </table:table-cell>
          <table:table-cell table:style-name="ce5" table:content-validation-name="val8" office:value-type="string" calcext:value-type="string">
            <text:p>vi1</text:p>
          </table:table-cell>
          <table:table-cell table:style-name="ce5" table:content-validation-name="val8"/>
          <table:table-cell table:content-validation-name="val1" office:value-type="float" office:value="6" calcext:value-type="float">
            <text:p>6</text:p>
          </table:table-cell>
          <table:table-cell table:style-name="ce22"/>
          <table:table-cell table:style-name="ce5" table:number-columns-repeated="16375"/>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Artesito</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ulmos</text:p>
          </table:table-cell>
          <table:table-cell table:style-name="ce5" table:content-validation-name="val8" office:value-type="string" calcext:value-type="string">
            <text:p>mi1</text:p>
          </table:table-cell>
          <table:table-cell table:style-name="ce5" table:content-validation-name="val8" table:number-columns-repeated="2"/>
          <table:table-cell table:content-validation-name="val1" office:value-type="float" office:value="6" calcext:value-type="float">
            <text:p>6</text:p>
          </table:table-cell>
          <table:table-cell table:style-name="ce22"/>
          <table:table-cell table:style-name="ce5" table:number-columns-repeated="16375"/>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Inglesete</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2</text:p>
          </table:table-cell>
          <table:table-cell table:style-name="ce5" table:content-validation-name="val8" office:value-type="string" calcext:value-type="string">
            <text:p>ju2</text:p>
          </table:table-cell>
          <table:table-cell table:style-name="ce5" table:content-validation-name="val8"/>
          <table:table-cell table:style-name="ce5" table:content-validation-name="val1" office:value-type="float" office:value="10" calcext:value-type="float">
            <text:p>10</text:p>
          </table:table-cell>
          <table:table-cell table:style-name="ce22"/>
          <table:table-cell table:style-name="ce5" table:number-columns-repeated="16375"/>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Artesete</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i2</text:p>
          </table:table-cell>
          <table:table-cell table:style-name="ce5" table:content-validation-name="val8" table:number-columns-repeated="2"/>
          <table:table-cell table:style-name="ce5" table:content-validation-name="val1" office:value-type="float" office:value="10" calcext:value-type="float">
            <text:p>10</text:p>
          </table:table-cell>
          <table:table-cell table:style-name="ce22"/>
          <table:table-cell table:style-name="ce5" table:number-columns-repeated="16375"/>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Inglesote A</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a1</text:p>
          </table:table-cell>
          <table:table-cell table:style-name="ce5" table:content-validation-name="val8" table:number-columns-repeated="2"/>
          <table:table-cell table:style-name="ce5" table:content-validation-name="val1" office:value-type="float" office:value="7" calcext:value-type="float">
            <text:p>7</text:p>
          </table:table-cell>
          <table:table-cell table:style-name="ce22"/>
          <table:table-cell table:style-name="ce5" table:number-columns-repeated="16375"/>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Inglesote B</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ju1</text:p>
          </table:table-cell>
          <table:table-cell table:style-name="ce5" table:content-validation-name="val8" table:number-columns-repeated="2"/>
          <table:table-cell table:style-name="ce5" table:content-validation-name="val1" office:value-type="float" office:value="7" calcext:value-type="float">
            <text:p>7</text:p>
          </table:table-cell>
          <table:table-cell table:style-name="ce22"/>
          <table:table-cell table:style-name="ce5" table:number-columns-repeated="16375"/>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Artesote</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lu2</text:p>
          </table:table-cell>
          <table:table-cell table:style-name="ce5" table:content-validation-name="val8" table:number-columns-repeated="2"/>
          <table:table-cell table:style-name="ce5" table:content-validation-name="val1" office:value-type="float" office:value="7" calcext:value-type="float">
            <text:p>7</text:p>
          </table:table-cell>
          <table:table-cell table:style-name="ce22"/>
          <table:table-cell table:style-name="ce5" table:number-columns-repeated="16375"/>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Inglesote C</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vi2</text:p>
          </table:table-cell>
          <table:table-cell table:style-name="ce5" table:content-validation-name="val8" table:number-columns-repeated="2"/>
          <table:table-cell table:style-name="ce5" table:content-validation-name="val1" office:value-type="float" office:value="7" calcext:value-type="float">
            <text:p>7</text:p>
          </table:table-cell>
          <table:table-cell table:style-name="ce22"/>
          <table:table-cell table:style-name="ce5" table:number-columns-repeated="16375"/>
        </table:table-row>
        <table:table-row table:style-name="ro1">
          <table:table-cell table:style-name="ce4" table:content-validation-name="val5" office:value-type="float" office:value="2" calcext:value-type="float">
            <text:p>2</text:p>
          </table:table-cell>
          <table:table-cell table:style-name="ce5" table:content-validation-name="val1" office:value-type="string" calcext:value-type="string">
            <text:p>Autoconocimiento y Flores de Bach</text:p>
          </table:table-cell>
          <table:table-cell table:style-name="ce5" table:content-validation-name="val6" office:value-type="string" calcext:value-type="string">
            <text:p>Paula</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i1</text:p>
          </table:table-cell>
          <table:table-cell table:style-name="ce5" table:content-validation-name="val8" office:value-type="string" calcext:value-type="string">
            <text:p>vi1</text:p>
          </table:table-cell>
          <table:table-cell table:style-name="ce5" table:content-validation-name="val8"/>
          <table:table-cell table:content-validation-name="val1" office:value-type="float" office:value="8" calcext:value-type="float">
            <text:p>8</text:p>
          </table:table-cell>
          <table:table-cell table:style-name="ce22" office:value-type="string" calcext:value-type="string">
            <text:p>Círculo de Alquimistas: Flores de Bach para la estabilidad emocional </text:p>
          </table:table-cell>
          <table:table-cell table:style-name="ce5" office:value-type="string" calcext:value-type="string">
            <text:p>El autoconocimiento es la clave para el bienestar de las personas, porque para quienes se conocen y saben lo que quieren en la vida, es más fácil gestionar sus emociones, incluso en momentos difíciles. Y ¿sabes qué puede ayudarte a lograr esto? la respuesta es simple: ¡las Flores de Bach! Sí, las 38 flores que conocerás en este taller serán una bella herramienta para conocerte y equilibrar alguna característica o tu estado emocional en desequilibrio. Aquí, te convertirás en tu propio/a alquimista, ya que prepararás tu propia pócima floral.</text:p>
          </table:table-cell>
          <table:table-cell table:style-name="ce5" table:number-columns-repeated="16374"/>
        </table:table-row>
        <table:table-row table:style-name="ro1">
          <table:table-cell table:content-validation-name="val5" office:value-type="float" office:value="3" calcext:value-type="float">
            <text:p>3</text:p>
          </table:table-cell>
          <table:table-cell table:style-name="ce5" table:content-validation-name="val1" office:value-type="string" calcext:value-type="string">
            <text:p>Gimnasia II A</text:p>
          </table:table-cell>
          <table:table-cell table:style-name="ce5" table:content-validation-name="val6" office:value-type="string" calcext:value-type="string">
            <text:p>Paula</text:p>
          </table:table-cell>
          <table:table-cell table:style-name="ce5" table:content-validation-name="val7" office:value-type="string" calcext:value-type="string">
            <text:p>ulmos</text:p>
          </table:table-cell>
          <table:table-cell table:style-name="ce5" table:content-validation-name="val8" office:value-type="string" calcext:value-type="string">
            <text:p>ma1</text:p>
          </table:table-cell>
          <table:table-cell table:style-name="ce5"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style-name="ce5" table:content-validation-name="val1" office:value-type="string" calcext:value-type="string">
            <text:p>Gimnasia II B</text:p>
          </table:table-cell>
          <table:table-cell table:style-name="ce5" table:content-validation-name="val6" office:value-type="string" calcext:value-type="string">
            <text:p>Paula</text:p>
          </table:table-cell>
          <table:table-cell table:style-name="ce5" table:content-validation-name="val7" office:value-type="string" calcext:value-type="string">
            <text:p>ulmos</text:p>
          </table:table-cell>
          <table:table-cell table:style-name="ce5" table:content-validation-name="val8" office:value-type="string" calcext:value-type="string">
            <text:p>vi1</text:p>
          </table:table-cell>
          <table:table-cell table:style-name="ce5"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style-name="ce5" table:content-validation-name="val1" office:value-type="string" calcext:value-type="string">
            <text:p>Aromaterapia II</text:p>
          </table:table-cell>
          <table:table-cell table:style-name="ce5" table:content-validation-name="val6" office:value-type="string" calcext:value-type="string">
            <text:p>Paul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2</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style-name="ce5" table:content-validation-name="val1" office:value-type="string" calcext:value-type="string">
            <text:p>Gimnasia II A</text:p>
          </table:table-cell>
          <table:table-cell table:style-name="ce5" table:content-validation-name="val6" office:value-type="string" calcext:value-type="string">
            <text:p>Paul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2</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style-name="ce5" table:content-validation-name="val1" office:value-type="string" calcext:value-type="string">
            <text:p>Gimnasia II B</text:p>
          </table:table-cell>
          <table:table-cell table:style-name="ce5" table:content-validation-name="val6" office:value-type="string" calcext:value-type="string">
            <text:p>Paul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vi2</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style-name="ce5" table:content-validation-name="val1" office:value-type="string" calcext:value-type="string">
            <text:p>Filosofía</text:p>
          </table:table-cell>
          <table:table-cell table:style-name="ce5" table:content-validation-name="val6" office:value-type="string" calcext:value-type="string">
            <text:p>Paula</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lu1</text:p>
          </table:table-cell>
          <table:table-cell table:style-name="ce5" table:content-validation-name="val8" office:value-type="string" calcext:value-type="string">
            <text:p>ju1</text:p>
          </table:table-cell>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4" calcext:value-type="float">
            <text:p>4</text:p>
          </table:table-cell>
          <table:table-cell table:style-name="ce5" table:content-validation-name="val1" office:value-type="string" calcext:value-type="string">
            <text:p>Filosofía Kio Agus</text:p>
          </table:table-cell>
          <table:table-cell table:style-name="ce5" table:content-validation-name="val6" office:value-type="string" calcext:value-type="string">
            <text:p>Paula</text:p>
          </table:table-cell>
          <table:table-cell table:style-name="ce5" table:content-validation-name="val7" office:value-type="string" calcext:value-type="string">
            <text:p>ulmos</text:p>
          </table:table-cell>
          <table:table-cell table:style-name="ce5" table:content-validation-name="val8" office:value-type="string" calcext:value-type="string">
            <text:p>ma1</text:p>
          </table:table-cell>
          <table:table-cell table:style-name="ce5" table:content-validation-name="val8" office:value-type="string" calcext:value-type="string">
            <text:p>vi1</text:p>
          </table:table-cell>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style-name="ce5" table:content-validation-name="val1" office:value-type="string" calcext:value-type="string">
            <text:p>Infusiones</text:p>
          </table:table-cell>
          <table:table-cell table:style-name="ce5" table:content-validation-name="val6" office:value-type="string" calcext:value-type="string">
            <text:p>Paul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2</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style-name="ce5" table:content-validation-name="val1" office:value-type="string" calcext:value-type="string">
            <text:p>Filosofía Pixi</text:p>
          </table:table-cell>
          <table:table-cell table:style-name="ce5" table:content-validation-name="val6" office:value-type="string" calcext:value-type="string">
            <text:p>Paul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2</text:p>
          </table:table-cell>
          <table:table-cell table:style-name="ce5" table:content-validation-name="val8" office:value-type="string" calcext:value-type="string">
            <text:p>vi2</text:p>
          </table:table-cell>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style-name="ce5" table:content-validation-name="val1" office:value-type="string" calcext:value-type="string">
            <text:p>Stretching Yoga II</text:p>
          </table:table-cell>
          <table:table-cell table:style-name="ce5" table:content-validation-name="val6" office:value-type="string" calcext:value-type="string">
            <text:p>Paula</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lu1</text:p>
          </table:table-cell>
          <table:table-cell table:style-name="ce5" table:content-validation-name="val8"/>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4" calcext:value-type="float">
            <text:p>4</text:p>
          </table:table-cell>
          <table:table-cell table:style-name="ce5" table:content-validation-name="val1" office:value-type="string" calcext:value-type="string">
            <text:p>Autosanación II</text:p>
          </table:table-cell>
          <table:table-cell table:style-name="ce5" table:content-validation-name="val6" office:value-type="string" calcext:value-type="string">
            <text:p>Paula</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ju1</text:p>
          </table:table-cell>
          <table:table-cell table:style-name="ce5" table:content-validation-name="val8"/>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table:style-name="ce5" table:content-validation-name="val1" office:value-type="string" calcext:value-type="string">
            <text:p>Soy naturaleza</text:p>
          </table:table-cell>
          <table:table-cell table:style-name="ce5" table:content-validation-name="val6" office:value-type="string" calcext:value-type="string">
            <text:p>Paula</text:p>
          </table:table-cell>
          <table:table-cell table:style-name="ce5" table:content-validation-name="val7" office:value-type="string" calcext:value-type="string">
            <text:p>ulmos</text:p>
          </table:table-cell>
          <table:table-cell table:style-name="ce5" table:content-validation-name="val8" office:value-type="string" calcext:value-type="string">
            <text:p>ma1</text:p>
          </table:table-cell>
          <table:table-cell table:style-name="ce5"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style-name="ce5" table:content-validation-name="val1" office:value-type="string" calcext:value-type="string">
            <text:p>Tai-Chi Yoga</text:p>
          </table:table-cell>
          <table:table-cell table:style-name="ce5" table:content-validation-name="val6" office:value-type="string" calcext:value-type="string">
            <text:p>Paula</text:p>
          </table:table-cell>
          <table:table-cell table:style-name="ce5" table:content-validation-name="val7" office:value-type="string" calcext:value-type="string">
            <text:p>ulmos</text:p>
          </table:table-cell>
          <table:table-cell table:style-name="ce5" table:content-validation-name="val8" office:value-type="string" calcext:value-type="string">
            <text:p>vi1</text:p>
          </table:table-cell>
          <table:table-cell table:style-name="ce5"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style-name="ce5" table:content-validation-name="val1" office:value-type="string" calcext:value-type="string">
            <text:p>Yoga</text:p>
          </table:table-cell>
          <table:table-cell table:style-name="ce5" table:content-validation-name="val6" office:value-type="string" calcext:value-type="string">
            <text:p>Paul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2</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style-name="ce5" table:content-validation-name="val1" office:value-type="string" calcext:value-type="string">
            <text:p>Flores de bach</text:p>
          </table:table-cell>
          <table:table-cell table:style-name="ce5" table:content-validation-name="val6" office:value-type="string" calcext:value-type="string">
            <text:p>Paul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2</text:p>
          </table:table-cell>
          <table:table-cell table:style-name="ce5" table:content-validation-name="val8" office:value-type="string" calcext:value-type="string">
            <text:p>vi2</text:p>
          </table:table-cell>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style-name="ce5" table:content-validation-name="val1" office:value-type="string" calcext:value-type="string">
            <text:p>Orientación vocacional</text:p>
          </table:table-cell>
          <table:table-cell table:style-name="ce5" table:content-validation-name="val6" office:value-type="string" calcext:value-type="string">
            <text:p>Paula</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lu1</text:p>
          </table:table-cell>
          <table:table-cell table:style-name="ce5" table:content-validation-name="val8" office:value-type="string" calcext:value-type="string">
            <text:p>ju1</text:p>
          </table:table-cell>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Fotocortometraje</text:p>
          </table:table-cell>
          <table:table-cell table:content-validation-name="val6" office:value-type="string" calcext:value-type="string">
            <text:p>Alejandro</text:p>
          </table:table-cell>
          <table:table-cell table:style-name="ce5" table:content-validation-name="val7" office:value-type="string" calcext:value-type="string">
            <text:p>ulmos</text:p>
          </table:table-cell>
          <table:table-cell table:style-name="ce5" table:content-validation-name="val8" office:value-type="string" calcext:value-type="string">
            <text:p>ma1</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table:table-cell table:content-validation-name="val6" office:value-type="string" calcext:value-type="string">
            <text:p>Alejandr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1</text:p>
          </table:table-cell>
          <table:table-cell table:content-validation-name="val8"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Explorando la naturaleza I</text:p>
          </table:table-cell>
          <table:table-cell table:content-validation-name="val6" office:value-type="string" calcext:value-type="string">
            <text:p>Alejandr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ju2</text:p>
          </table:table-cell>
          <table:table-cell table:content-validation-name="val8"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Principios de permacultura</text:p>
          </table:table-cell>
          <table:table-cell table:content-validation-name="val6" office:value-type="string" calcext:value-type="string">
            <text:p>Alejandr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i1</text:p>
          </table:table-cell>
          <table:table-cell table:content-validation-name="val8" office:value-type="string" calcext:value-type="string">
            <text:p>vi1</text:p>
          </table:table-cell>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Biodiversidad en la huerta</text:p>
          </table:table-cell>
          <table:table-cell table:content-validation-name="val6" office:value-type="string" calcext:value-type="string">
            <text:p>Alejandro</text:p>
          </table:table-cell>
          <table:table-cell table:style-name="ce5" table:content-validation-name="val7" office:value-type="string" calcext:value-type="string">
            <text:p>ulmos</text:p>
          </table:table-cell>
          <table:table-cell table:style-name="ce5" table:content-validation-name="val8" office:value-type="string" calcext:value-type="string">
            <text:p>ma1</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Biodiversidad en la huerta</text:p>
          </table:table-cell>
          <table:table-cell table:content-validation-name="val6" office:value-type="string" calcext:value-type="string">
            <text:p>Alejandr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1</text:p>
          </table:table-cell>
          <table:table-cell table:content-validation-name="val8"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table:style-name="ce4" table:content-validation-name="val5" office:value-type="float" office:value="4" calcext:value-type="float">
            <text:p>4</text:p>
          </table:table-cell>
          <table:table-cell table:style-name="ce5" table:content-validation-name="val1" office:value-type="string" calcext:value-type="string">
            <text:p>Explorando la naturaleza II</text:p>
          </table:table-cell>
          <table:table-cell table:style-name="ce5" table:content-validation-name="val6" office:value-type="string" calcext:value-type="string">
            <text:p>Alejandr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ju2</text:p>
          </table:table-cell>
          <table:table-cell table:style-name="ce5" table:content-validation-name="val8" table:number-columns-repeated="2"/>
          <table:table-cell table:style-name="ce5" table:content-validation-name="val1" office:value-type="float" office:value="7" calcext:value-type="float">
            <text:p>7</text:p>
          </table:table-cell>
          <table:table-cell table:style-name="ce22"/>
          <table:table-cell table:style-name="ce5" table:number-columns-repeated="16375"/>
        </table:table-row>
        <table:table-row table:style-name="ro1">
          <table:table-cell table:style-name="ce4" table:content-validation-name="val5" office:value-type="float" office:value="4" calcext:value-type="float">
            <text:p>4</text:p>
          </table:table-cell>
          <table:table-cell table:style-name="ce5" table:content-validation-name="val1" office:value-type="string" calcext:value-type="string">
            <text:p>Liderazgo y cooperación I</text:p>
          </table:table-cell>
          <table:table-cell table:style-name="ce5" table:content-validation-name="val6" office:value-type="string" calcext:value-type="string">
            <text:p>Alejandr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vi2</text:p>
          </table:table-cell>
          <table:table-cell table:style-name="ce5" table:content-validation-name="val8" table:number-columns-repeated="2"/>
          <table:table-cell table:style-name="ce5" table:content-validation-name="val1" office:value-type="float" office:value="7" calcext:value-type="float">
            <text:p>7</text:p>
          </table:table-cell>
          <table:table-cell table:style-name="ce22"/>
          <table:table-cell table:style-name="ce5" table:number-columns-repeated="16375"/>
        </table:table-row>
        <table:table-row table:style-name="ro1">
          <table:table-cell table:style-name="ce4" table:content-validation-name="val5" office:value-type="float" office:value="3" calcext:value-type="float">
            <text:p>3</text:p>
          </table:table-cell>
          <table:table-cell table:style-name="ce5" table:content-validation-name="val1" office:value-type="string" calcext:value-type="string">
            <text:p>Juegos de mesa y estrategia</text:p>
          </table:table-cell>
          <table:table-cell table:style-name="ce5" table:content-validation-name="val6" office:value-type="string" calcext:value-type="string">
            <text:p>Alejandr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i1</text:p>
          </table:table-cell>
          <table:table-cell table:style-name="ce5" table:content-validation-name="val8" office:value-type="string" calcext:value-type="string">
            <text:p>vi1</text:p>
          </table:table-cell>
          <table:table-cell table:style-name="ce5" table:content-validation-name="val8"/>
          <table:table-cell table:style-name="ce5" table:content-validation-name="val1" office:value-type="float" office:value="7" calcext:value-type="float">
            <text:p>7</text:p>
          </table:table-cell>
          <table:table-cell table:style-name="ce22"/>
          <table:table-cell table:style-name="ce5" table:number-columns-repeated="16375"/>
        </table:table-row>
        <table:table-row table:style-name="ro1">
          <table:table-cell table:content-validation-name="val5" office:value-type="float" office:value="3" calcext:value-type="float">
            <text:p>3</text:p>
          </table:table-cell>
          <table:table-cell table:content-validation-name="val1" office:value-type="string" calcext:value-type="string">
            <text:p>Biodiversidad en la huerta I</text:p>
          </table:table-cell>
          <table:table-cell table:content-validation-name="val6" office:value-type="string" calcext:value-type="string">
            <text:p>Alejandr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vi2</text:p>
          </table:table-cell>
          <table:table-cell table:content-validation-name="val8"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Video y cortometraje</text:p>
          </table:table-cell>
          <table:table-cell table:content-validation-name="val6" office:value-type="string" calcext:value-type="string">
            <text:p>Alejandro</text:p>
          </table:table-cell>
          <table:table-cell table:style-name="ce5" table:content-validation-name="val7" office:value-type="string" calcext:value-type="string">
            <text:p>ulmos</text:p>
          </table:table-cell>
          <table:table-cell table:style-name="ce5" table:content-validation-name="val8" office:value-type="string" calcext:value-type="string">
            <text:p>ma1</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Video y cortometraje</text:p>
          </table:table-cell>
          <table:table-cell table:content-validation-name="val6" office:value-type="string" calcext:value-type="string">
            <text:p>Alejandr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1</text:p>
          </table:table-cell>
          <table:table-cell table:content-validation-name="val8"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Liderazgo y cooperación II</text:p>
          </table:table-cell>
          <table:table-cell table:content-validation-name="val6" office:value-type="string" calcext:value-type="string">
            <text:p>Alejandr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ju2</text:p>
          </table:table-cell>
          <table:table-cell table:content-validation-name="val8"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office:value-type="string" calcext:value-type="string">
            <text:p>Cortometraje</text:p>
          </table:table-cell>
          <table:table-cell table:content-validation-name="val6" office:value-type="string" calcext:value-type="string">
            <text:p>Alejandr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i1</text:p>
          </table:table-cell>
          <table:table-cell table:content-validation-name="val8" office:value-type="string" calcext:value-type="string">
            <text:p>vi1</text:p>
          </table:table-cell>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Biodiversidad en la huerta II</text:p>
          </table:table-cell>
          <table:table-cell table:content-validation-name="val6" office:value-type="string" calcext:value-type="string">
            <text:p>Alejandr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vi2</text:p>
          </table:table-cell>
          <table:table-cell table:content-validation-name="val8"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Comic</text:p>
          </table:table-cell>
          <table:table-cell table:style-name="ce5" table:content-validation-name="val6" office:value-type="string" calcext:value-type="string">
            <text:p>Grace</text:p>
          </table:table-cell>
          <table:table-cell table:style-name="ce5" table:content-validation-name="val7" office:value-type="string" calcext:value-type="string">
            <text:p>ulmos</text:p>
          </table:table-cell>
          <table:table-cell table:style-name="ce5" table:content-validation-name="val8" office:value-type="string" calcext:value-type="string">
            <text:p>ju1</text:p>
          </table:table-cell>
          <table:table-cell table:style-name="ce5"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style-name="ce5" table:content-validation-name="val1" office:value-type="string" calcext:value-type="string">
            <text:p>Libro Objeto</text:p>
          </table:table-cell>
          <table:table-cell table:style-name="ce5" table:content-validation-name="val6" office:value-type="string" calcext:value-type="string">
            <text:p>Grace</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i1</text:p>
          </table:table-cell>
          <table:table-cell table:style-name="ce5" table:content-validation-name="val8" office:value-type="string" calcext:value-type="string">
            <text:p>vi2</text:p>
          </table:table-cell>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style-name="ce5" table:content-validation-name="val1" office:value-type="string" calcext:value-type="string">
            <text:p>Libro Objeto</text:p>
          </table:table-cell>
          <table:table-cell table:style-name="ce5" table:content-validation-name="val6" office:value-type="string" calcext:value-type="string">
            <text:p>Grace</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a1</text:p>
          </table:table-cell>
          <table:table-cell table:style-name="ce5" table:content-validation-name="val8" office:value-type="string" calcext:value-type="string">
            <text:p>mi2</text:p>
          </table:table-cell>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Poesía</text:p>
          </table:table-cell>
          <table:table-cell table:style-name="ce5" table:content-validation-name="val6" office:value-type="string" calcext:value-type="string">
            <text:p>Grace</text:p>
          </table:table-cell>
          <table:table-cell table:style-name="ce5" table:content-validation-name="val7" office:value-type="string" calcext:value-type="string">
            <text:p>ulmos</text:p>
          </table:table-cell>
          <table:table-cell table:style-name="ce5" table:content-validation-name="val8" office:value-type="string" calcext:value-type="string">
            <text:p>ju1</text:p>
          </table:table-cell>
          <table:table-cell table:style-name="ce5"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Fanzine-Poesía</text:p>
          </table:table-cell>
          <table:table-cell table:style-name="ce5" table:content-validation-name="val6" office:value-type="string" calcext:value-type="string">
            <text:p>Grace</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i1</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Socioemocional II</text:p>
          </table:table-cell>
          <table:table-cell table:style-name="ce5" table:content-validation-name="val6" office:value-type="string" calcext:value-type="string">
            <text:p>Grace</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vi2</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table:table-cell table:style-name="ce5" table:content-validation-name="val6" office:value-type="string" calcext:value-type="string">
            <text:p>Grace</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a1</text:p>
          </table:table-cell>
          <table:table-cell table:style-name="ce5" table:content-validation-name="val8"/>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table:table-cell table:style-name="ce5" table:content-validation-name="val6" office:value-type="string" calcext:value-type="string">
            <text:p>Grace</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i2</text:p>
          </table:table-cell>
          <table:table-cell table:style-name="ce5" table:content-validation-name="val8"/>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table:style-name="ce5" table:content-validation-name="val1" office:value-type="string" calcext:value-type="string">
            <text:p>Primeros helps</text:p>
          </table:table-cell>
          <table:table-cell table:style-name="ce5" table:content-validation-name="val6" office:value-type="string" calcext:value-type="string">
            <text:p>Grace</text:p>
          </table:table-cell>
          <table:table-cell table:style-name="ce5" table:content-validation-name="val7" office:value-type="string" calcext:value-type="string">
            <text:p>ulmos</text:p>
          </table:table-cell>
          <table:table-cell table:style-name="ce5" table:content-validation-name="val8" office:value-type="string" calcext:value-type="string">
            <text:p>ju1</text:p>
          </table:table-cell>
          <table:table-cell table:style-name="ce5"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Narración oral</text:p>
          </table:table-cell>
          <table:table-cell table:style-name="ce5" table:content-validation-name="val6" office:value-type="string" calcext:value-type="string">
            <text:p>Grace</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i1</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Dominio de masas Ecosocial</text:p>
          </table:table-cell>
          <table:table-cell table:style-name="ce5" table:content-validation-name="val6" office:value-type="string" calcext:value-type="string">
            <text:p>Grace</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vi2</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5" table:content-validation-name="val6" office:value-type="string" calcext:value-type="string">
            <text:p>Grace</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a1</text:p>
          </table:table-cell>
          <table:table-cell table:style-name="ce5" table:content-validation-name="val8"/>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5" table:content-validation-name="val6" office:value-type="string" calcext:value-type="string">
            <text:p>Grace</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i2</text:p>
          </table:table-cell>
          <table:table-cell table:style-name="ce5" table:content-validation-name="val8"/>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Arqueología</text:p>
          </table:table-cell>
          <table:table-cell table:style-name="ce5" table:content-validation-name="val6" office:value-type="string" calcext:value-type="string">
            <text:p>Javiera</text:p>
          </table:table-cell>
          <table:table-cell table:style-name="ce5" table:content-validation-name="val7" office:value-type="string" calcext:value-type="string">
            <text:p>ulmos</text:p>
          </table:table-cell>
          <table:table-cell table:style-name="ce5" table:content-validation-name="val8" office:value-type="string" calcext:value-type="string">
            <text:p>lu1</text:p>
          </table:table-cell>
          <table:table-cell table:content-validation-name="val8" office:value-type="string" calcext:value-type="string">
            <text:p>ju1</text:p>
          </table:table-cell>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Fotografía análoga</text:p>
          </table:table-cell>
          <table:table-cell table:style-name="ce5" table:content-validation-name="val6" office:value-type="string" calcext:value-type="string">
            <text:p>Javier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1</text:p>
          </table:table-cell>
          <table:table-cell table:content-validation-name="val8"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Boletín escolar</text:p>
          </table:table-cell>
          <table:table-cell table:style-name="ce5" table:content-validation-name="val6" office:value-type="string" calcext:value-type="string">
            <text:p>Javier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vi1</text:p>
          </table:table-cell>
          <table:table-cell table:content-validation-name="val8"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Encuadernación</text:p>
          </table:table-cell>
          <table:table-cell table:style-name="ce5" table:content-validation-name="val6" office:value-type="string" calcext:value-type="string">
            <text:p>Javiera</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lu2</text:p>
          </table:table-cell>
          <table:table-cell table:content-validation-name="val8"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Ave y fauna</text:p>
          </table:table-cell>
          <table:table-cell table:style-name="ce5" table:content-validation-name="val6" office:value-type="string" calcext:value-type="string">
            <text:p>Javiera</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ju2</text:p>
          </table:table-cell>
          <table:table-cell table:content-validation-name="val8"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Arte y cartografía</text:p>
          </table:table-cell>
          <table:table-cell table:style-name="ce5" table:content-validation-name="val6" office:value-type="string" calcext:value-type="string">
            <text:p>Javiera</text:p>
          </table:table-cell>
          <table:table-cell table:style-name="ce5" table:content-validation-name="val7" office:value-type="string" calcext:value-type="string">
            <text:p>ulmos</text:p>
          </table:table-cell>
          <table:table-cell table:style-name="ce5" table:content-validation-name="val8" office:value-type="string" calcext:value-type="string">
            <text:p>lu1</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Teatro histórico</text:p>
          </table:table-cell>
          <table:table-cell table:style-name="ce5" table:content-validation-name="val6" office:value-type="string" calcext:value-type="string">
            <text:p>Javiera</text:p>
          </table:table-cell>
          <table:table-cell table:style-name="ce5" table:content-validation-name="val7" office:value-type="string" calcext:value-type="string">
            <text:p>ulmos</text:p>
          </table:table-cell>
          <table:table-cell table:style-name="ce5" table:content-validation-name="val8" office:value-type="string" calcext:value-type="string">
            <text:p>ju1</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Explorando la ciudad</text:p>
          </table:table-cell>
          <table:table-cell table:style-name="ce5" table:content-validation-name="val6" office:value-type="string" calcext:value-type="string">
            <text:p>Javier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1</text:p>
          </table:table-cell>
          <table:table-cell table:content-validation-name="val8"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office:value-type="string" calcext:value-type="string">
            <text:p>Arqueología</text:p>
          </table:table-cell>
          <table:table-cell table:style-name="ce5" table:content-validation-name="val6" office:value-type="string" calcext:value-type="string">
            <text:p>Javier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vi1</text:p>
          </table:table-cell>
          <table:table-cell table:content-validation-name="val8"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Periodismo y comunicación</text:p>
          </table:table-cell>
          <table:table-cell table:style-name="ce5" table:content-validation-name="val6" office:value-type="string" calcext:value-type="string">
            <text:p>Javiera</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lu2</text:p>
          </table:table-cell>
          <table:table-cell table:style-name="ce5" table:content-validation-name="val8" office:value-type="string" calcext:value-type="string">
            <text:p>ju2</text:p>
          </table:table-cell>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5" table:content-validation-name="val6" office:value-type="string" calcext:value-type="string">
            <text:p>Javiera</text:p>
          </table:table-cell>
          <table:table-cell table:style-name="ce5" table:content-validation-name="val7" office:value-type="string" calcext:value-type="string">
            <text:p>ulmos</text:p>
          </table:table-cell>
          <table:table-cell table:style-name="ce5" table:content-validation-name="val8" office:value-type="string" calcext:value-type="string">
            <text:p>lu1</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5" table:content-validation-name="val6" office:value-type="string" calcext:value-type="string">
            <text:p>Javiera</text:p>
          </table:table-cell>
          <table:table-cell table:style-name="ce5" table:content-validation-name="val7" office:value-type="string" calcext:value-type="string">
            <text:p>ulmos</text:p>
          </table:table-cell>
          <table:table-cell table:style-name="ce5" table:content-validation-name="val8" office:value-type="string" calcext:value-type="string">
            <text:p>ju1</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5" table:content-validation-name="val6" office:value-type="string" calcext:value-type="string">
            <text:p>Javier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1</text:p>
          </table:table-cell>
          <table:table-cell table:content-validation-name="val8"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5" table:content-validation-name="val6" office:value-type="string" calcext:value-type="string">
            <text:p>Javier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vi1</text:p>
          </table:table-cell>
          <table:table-cell table:content-validation-name="val8"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table-cell table:style-name="ce5" table:content-validation-name="val6" office:value-type="string" calcext:value-type="string">
            <text:p>Javiera</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lu2</text:p>
          </table:table-cell>
          <table:table-cell table:content-validation-name="val8"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5" table:content-validation-name="val6" office:value-type="string" calcext:value-type="string">
            <text:p>Javiera</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ju2</text:p>
          </table:table-cell>
          <table:table-cell table:content-validation-name="val8"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ulmos</text:p>
          </table:table-cell>
          <table:table-cell table:style-name="ce5" table:content-validation-name="val8" office:value-type="string" calcext:value-type="string">
            <text:p>lu2</text:p>
          </table:table-cell>
          <table:table-cell table:style-name="ce5"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ulmos</text:p>
          </table:table-cell>
          <table:table-cell table:style-name="ce5" table:content-validation-name="val8" office:value-type="string" calcext:value-type="string">
            <text:p>vi2</text:p>
          </table:table-cell>
          <table:table-cell table:style-name="ce5"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ulmos</text:p>
          </table:table-cell>
          <table:table-cell table:style-name="ce5" table:content-validation-name="val8" office:value-type="string" calcext:value-type="string">
            <text:p>mi2</text:p>
          </table:table-cell>
          <table:table-cell table:style-name="ce5"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ulmos</text:p>
          </table:table-cell>
          <table:table-cell table:style-name="ce5" table:content-validation-name="val8" office:value-type="string" calcext:value-type="string">
            <text:p>ju2</text:p>
          </table:table-cell>
          <table:table-cell table:style-name="ce5"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1</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ju1</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2</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i1</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ulmos</text:p>
          </table:table-cell>
          <table:table-cell table:style-name="ce5" table:content-validation-name="val8" office:value-type="string" calcext:value-type="string">
            <text:p>lu2</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ulmos</text:p>
          </table:table-cell>
          <table:table-cell table:style-name="ce5" table:content-validation-name="val8" office:value-type="string" calcext:value-type="string">
            <text:p>vi2</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ulmos</text:p>
          </table:table-cell>
          <table:table-cell table:style-name="ce5" table:content-validation-name="val8" office:value-type="string" calcext:value-type="string">
            <text:p>mi2</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ulmos</text:p>
          </table:table-cell>
          <table:table-cell table:style-name="ce5" table:content-validation-name="val8" office:value-type="string" calcext:value-type="string">
            <text:p>ju2</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1</text:p>
          </table:table-cell>
          <table:table-cell table:content-validation-name="val8"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ju1</text:p>
          </table:table-cell>
          <table:table-cell table:content-validation-name="val8"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2</text:p>
          </table:table-cell>
          <table:table-cell table:content-validation-name="val8"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i1</text:p>
          </table:table-cell>
          <table:table-cell table:content-validation-name="val8"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ulmos</text:p>
          </table:table-cell>
          <table:table-cell table:style-name="ce5" table:content-validation-name="val8" office:value-type="string" calcext:value-type="string">
            <text:p>lu2</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ulmos</text:p>
          </table:table-cell>
          <table:table-cell table:style-name="ce5" table:content-validation-name="val8" office:value-type="string" calcext:value-type="string">
            <text:p>vi2</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ulmos</text:p>
          </table:table-cell>
          <table:table-cell table:style-name="ce5" table:content-validation-name="val8" office:value-type="string" calcext:value-type="string">
            <text:p>mi2</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ulmos</text:p>
          </table:table-cell>
          <table:table-cell table:style-name="ce5" table:content-validation-name="val8" office:value-type="string" calcext:value-type="string">
            <text:p>ju2</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1</text:p>
          </table:table-cell>
          <table:table-cell table:content-validation-name="val8"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ju1</text:p>
          </table:table-cell>
          <table:table-cell table:content-validation-name="val8"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2</text:p>
          </table:table-cell>
          <table:table-cell table:content-validation-name="val8"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table:table-cell table:style-name="ce5" table:content-validation-name="val6" office:value-type="string" calcext:value-type="string">
            <text:p>Cristina</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i1</text:p>
          </table:table-cell>
          <table:table-cell table:content-validation-name="val8"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Inglés A</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ulmos</text:p>
          </table:table-cell>
          <table:table-cell table:style-name="ce5" table:content-validation-name="val8" office:value-type="string" calcext:value-type="string">
            <text:p>lu1</text:p>
          </table:table-cell>
          <table:table-cell table:style-name="ce5"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Artes</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ulmos</text:p>
          </table:table-cell>
          <table:table-cell table:style-name="ce5" table:content-validation-name="val8" office:value-type="string" calcext:value-type="string">
            <text:p>ju1</text:p>
          </table:table-cell>
          <table:table-cell table:style-name="ce5"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Inglés B</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ulmos</text:p>
          </table:table-cell>
          <table:table-cell table:style-name="ce5" table:content-validation-name="val8" office:value-type="string" calcext:value-type="string">
            <text:p>mi1</text:p>
          </table:table-cell>
          <table:table-cell table:style-name="ce5"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Artes</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1</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Inglés A</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ju2</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Inglés B</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vi1</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Artes A</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a2</text:p>
          </table:table-cell>
          <table:table-cell table:style-name="ce5" table:content-validation-name="val8"/>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Inglés</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lu2</text:p>
          </table:table-cell>
          <table:table-cell table:style-name="ce5" table:content-validation-name="val8" office:value-type="string" calcext:value-type="string">
            <text:p>vi2</text:p>
          </table:table-cell>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3" calcext:value-type="float">
            <text:p>3</text:p>
          </table:table-cell>
          <table:table-cell table:content-validation-name="val1" office:value-type="string" calcext:value-type="string">
            <text:p>Artes B</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i2</text:p>
          </table:table-cell>
          <table:table-cell table:style-name="ce5" table:content-validation-name="val8"/>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Inglés A</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ulmos</text:p>
          </table:table-cell>
          <table:table-cell table:style-name="ce5" table:content-validation-name="val8" office:value-type="string" calcext:value-type="string">
            <text:p>lu1</text:p>
          </table:table-cell>
          <table:table-cell table:style-name="ce5"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Artes</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ulmos</text:p>
          </table:table-cell>
          <table:table-cell table:style-name="ce5" table:content-validation-name="val8" office:value-type="string" calcext:value-type="string">
            <text:p>ju1</text:p>
          </table:table-cell>
          <table:table-cell table:style-name="ce5"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Inglés B</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ulmos</text:p>
          </table:table-cell>
          <table:table-cell table:style-name="ce5" table:content-validation-name="val8" office:value-type="string" calcext:value-type="string">
            <text:p>mi1</text:p>
          </table:table-cell>
          <table:table-cell table:style-name="ce5"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Artes</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1</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Inglés A</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ju2</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Inglés B</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vi1</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Artes A</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a2</text:p>
          </table:table-cell>
          <table:table-cell table:style-name="ce5" table:content-validation-name="val8"/>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Inglés</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lu2</text:p>
          </table:table-cell>
          <table:table-cell table:style-name="ce5" table:content-validation-name="val8" office:value-type="string" calcext:value-type="string">
            <text:p>vi2</text:p>
          </table:table-cell>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4" calcext:value-type="float">
            <text:p>4</text:p>
          </table:table-cell>
          <table:table-cell table:content-validation-name="val1" office:value-type="string" calcext:value-type="string">
            <text:p>Artes B</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i2</text:p>
          </table:table-cell>
          <table:table-cell table:style-name="ce5" table:content-validation-name="val8"/>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Inglés A</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ulmos</text:p>
          </table:table-cell>
          <table:table-cell table:style-name="ce5" table:content-validation-name="val8" office:value-type="string" calcext:value-type="string">
            <text:p>lu1</text:p>
          </table:table-cell>
          <table:table-cell table:style-name="ce5"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Artes</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ulmos</text:p>
          </table:table-cell>
          <table:table-cell table:style-name="ce5" table:content-validation-name="val8" office:value-type="string" calcext:value-type="string">
            <text:p>ju1</text:p>
          </table:table-cell>
          <table:table-cell table:style-name="ce5"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Inglés B</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ulmos</text:p>
          </table:table-cell>
          <table:table-cell table:style-name="ce5" table:content-validation-name="val8" office:value-type="string" calcext:value-type="string">
            <text:p>mi1</text:p>
          </table:table-cell>
          <table:table-cell table:style-name="ce5"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Artes</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1</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Inglés A</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ju2</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Inglés B</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vi1</text:p>
          </table:table-cell>
          <table:table-cell table:style-name="ce5"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Artes A</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a2</text:p>
          </table:table-cell>
          <table:table-cell table:style-name="ce5" table:content-validation-name="val8"/>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Inglés</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lu2</text:p>
          </table:table-cell>
          <table:table-cell table:style-name="ce5" table:content-validation-name="val8" office:value-type="string" calcext:value-type="string">
            <text:p>vi2</text:p>
          </table:table-cell>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content-validation-name="val5" office:value-type="float" office:value="5" calcext:value-type="float">
            <text:p>5</text:p>
          </table:table-cell>
          <table:table-cell table:content-validation-name="val1" office:value-type="string" calcext:value-type="string">
            <text:p>Artes B</text:p>
          </table:table-cell>
          <table:table-cell table:style-name="ce5" table:content-validation-name="val6" office:value-type="string" calcext:value-type="string">
            <text:p>Francisca U.</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i2</text:p>
          </table:table-cell>
          <table:table-cell table:style-name="ce5" table:content-validation-name="val8"/>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style-name="ce10" table:content-validation-name="val5" office:value-type="float" office:value="3" calcext:value-type="float">
            <text:p>3</text:p>
          </table:table-cell>
          <table:table-cell table:style-name="ce10" table:content-validation-name="val1" office:value-type="string" calcext:value-type="string">
            <text:p>Mascaras de animales</text:p>
          </table:table-cell>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lu1</text:p>
          </table:table-cell>
          <table:table-cell table:style-name="ce18" table:content-validation-name="val8"/>
          <table:table-cell table:content-validation-name="val8"/>
          <table:table-cell table:content-validation-name="val1" office:value-type="float" office:value="6" calcext:value-type="float">
            <text:p>6</text:p>
          </table:table-cell>
          <table:table-cell table:style-name="ce23" table:content-validation-name="val1" office:value-type="string" calcext:value-type="string">
            <text:p>Mascaras de animales en papel maché</text:p>
          </table:table-cell>
          <table:table-cell table:number-columns-repeated="16375"/>
        </table:table-row>
        <table:table-row table:style-name="ro1">
          <table:table-cell table:style-name="ce10" table:content-validation-name="val5" office:value-type="float" office:value="3" calcext:value-type="float">
            <text:p>3</text:p>
          </table:table-cell>
          <table:table-cell table:style-name="ce10" table:content-validation-name="val1" office:value-type="string" calcext:value-type="string">
            <text:p>Grabados</text:p>
          </table:table-cell>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ju2</text:p>
          </table:table-cell>
          <table:table-cell table:style-name="ce18"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style-name="ce10" table:content-validation-name="val5" office:value-type="float" office:value="3" calcext:value-type="float">
            <text:p>3</text:p>
          </table:table-cell>
          <table:table-cell table:style-name="ce10" table:content-validation-name="val1" office:value-type="string" calcext:value-type="string">
            <text:p>Estencil</text:p>
          </table:table-cell>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ma1</text:p>
          </table:table-cell>
          <table:table-cell table:style-name="ce18"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style-name="ce10" table:content-validation-name="val5" office:value-type="float" office:value="3" calcext:value-type="float">
            <text:p>3</text:p>
          </table:table-cell>
          <table:table-cell table:style-name="ce10" table:content-validation-name="val1" office:value-type="string" calcext:value-type="string">
            <text:p>Marmoleado</text:p>
          </table:table-cell>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vi2</text:p>
          </table:table-cell>
          <table:table-cell table:style-name="ce18"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style-name="ce10" table:content-validation-name="val5" office:value-type="float" office:value="3" calcext:value-type="float">
            <text:p>3</text:p>
          </table:table-cell>
          <table:table-cell table:style-name="ce10" table:content-validation-name="val1" office:value-type="string" calcext:value-type="string">
            <text:p>Grabados</text:p>
          </table:table-cell>
          <table:table-cell table:style-name="ce18" table:content-validation-name="val6" office:value-type="string" calcext:value-type="string">
            <text:p>Carla</text:p>
          </table:table-cell>
          <table:table-cell table:style-name="ce18" table:content-validation-name="val7" office:value-type="string" calcext:value-type="string">
            <text:p>canelos y manios</text:p>
          </table:table-cell>
          <table:table-cell table:style-name="ce18" table:content-validation-name="val8" office:value-type="string" calcext:value-type="string">
            <text:p>lu2</text:p>
          </table:table-cell>
          <table:table-cell table:style-name="ce18"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style-name="ce10" table:content-validation-name="val5" office:value-type="float" office:value="3" calcext:value-type="float">
            <text:p>3</text:p>
          </table:table-cell>
          <table:table-cell table:style-name="ce10" table:content-validation-name="val1" office:value-type="string" calcext:value-type="string">
            <text:p>Instalaciones artísticas</text:p>
          </table:table-cell>
          <table:table-cell table:style-name="ce18" table:content-validation-name="val6" office:value-type="string" calcext:value-type="string">
            <text:p>Carla</text:p>
          </table:table-cell>
          <table:table-cell table:style-name="ce18" table:content-validation-name="val7" office:value-type="string" calcext:value-type="string">
            <text:p>canelos y manios</text:p>
          </table:table-cell>
          <table:table-cell table:style-name="ce18" table:content-validation-name="val8" office:value-type="string" calcext:value-type="string">
            <text:p>ju1</text:p>
          </table:table-cell>
          <table:table-cell table:style-name="ce18"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style-name="ce10" table:content-validation-name="val5" office:value-type="float" office:value="3" calcext:value-type="float">
            <text:p>3</text:p>
          </table:table-cell>
          <table:table-cell table:style-name="ce10" table:content-validation-name="val1" office:value-type="string" calcext:value-type="string">
            <text:p>Marmoleado</text:p>
          </table:table-cell>
          <table:table-cell table:style-name="ce18" table:content-validation-name="val6" office:value-type="string" calcext:value-type="string">
            <text:p>Carla</text:p>
          </table:table-cell>
          <table:table-cell table:style-name="ce18" table:content-validation-name="val7" office:value-type="string" calcext:value-type="string">
            <text:p>canelos y manios</text:p>
          </table:table-cell>
          <table:table-cell table:style-name="ce18" table:content-validation-name="val8" office:value-type="string" calcext:value-type="string">
            <text:p>mi2</text:p>
          </table:table-cell>
          <table:table-cell table:style-name="ce18"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style-name="ce10" table:content-validation-name="val5" office:value-type="float" office:value="3" calcext:value-type="float">
            <text:p>3</text:p>
          </table:table-cell>
          <table:table-cell table:style-name="ce10" table:content-validation-name="val1" office:value-type="string" calcext:value-type="string">
            <text:p>Grabados</text:p>
          </table:table-cell>
          <table:table-cell table:style-name="ce18" table:content-validation-name="val6" office:value-type="string" calcext:value-type="string">
            <text:p>Carla</text:p>
          </table:table-cell>
          <table:table-cell table:style-name="ce18" table:content-validation-name="val7" office:value-type="string" calcext:value-type="string">
            <text:p>coihues y avellanos</text:p>
          </table:table-cell>
          <table:table-cell table:style-name="ce18" table:content-validation-name="val8" office:value-type="string" calcext:value-type="string">
            <text:p>ma2</text:p>
          </table:table-cell>
          <table:table-cell table:style-name="ce18" table:content-validation-name="val8"/>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style-name="ce10" table:content-validation-name="val5" office:value-type="float" office:value="3" calcext:value-type="float">
            <text:p>3</text:p>
          </table:table-cell>
          <table:table-cell table:style-name="ce10" table:content-validation-name="val1" office:value-type="string" calcext:value-type="string">
            <text:p>Pigmentos naturales</text:p>
          </table:table-cell>
          <table:table-cell table:style-name="ce18" table:content-validation-name="val6" office:value-type="string" calcext:value-type="string">
            <text:p>Carla</text:p>
          </table:table-cell>
          <table:table-cell table:style-name="ce18" table:content-validation-name="val7" office:value-type="string" calcext:value-type="string">
            <text:p>coihues y avellanos</text:p>
          </table:table-cell>
          <table:table-cell table:style-name="ce18" table:content-validation-name="val8" office:value-type="string" calcext:value-type="string">
            <text:p>mi1</text:p>
          </table:table-cell>
          <table:table-cell table:style-name="ce18" table:content-validation-name="val8"/>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style-name="ce11" table:content-validation-name="val5" office:value-type="float" office:value="4" calcext:value-type="float">
            <text:p>4</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lu1</text:p>
          </table:table-cell>
          <table:table-cell table:style-name="ce14"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style-name="ce11" table:content-validation-name="val5" office:value-type="float" office:value="4" calcext:value-type="float">
            <text:p>4</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ju2</text:p>
          </table:table-cell>
          <table:table-cell table:style-name="ce14"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style-name="ce11" table:content-validation-name="val5" office:value-type="float" office:value="4" calcext:value-type="float">
            <text:p>4</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ma1</text:p>
          </table:table-cell>
          <table:table-cell table:style-name="ce14"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style-name="ce11" table:content-validation-name="val5" office:value-type="float" office:value="4" calcext:value-type="float">
            <text:p>4</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vi2</text:p>
          </table:table-cell>
          <table:table-cell table:style-name="ce14"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style-name="ce11" table:content-validation-name="val5" office:value-type="float" office:value="4" calcext:value-type="float">
            <text:p>4</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canelos y manios</text:p>
          </table:table-cell>
          <table:table-cell table:style-name="ce18" table:content-validation-name="val8" office:value-type="string" calcext:value-type="string">
            <text:p>lu2</text:p>
          </table:table-cell>
          <table:table-cell table:style-name="ce14"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style-name="ce11" table:content-validation-name="val5" office:value-type="float" office:value="4" calcext:value-type="float">
            <text:p>4</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canelos y manios</text:p>
          </table:table-cell>
          <table:table-cell table:style-name="ce18" table:content-validation-name="val8" office:value-type="string" calcext:value-type="string">
            <text:p>ju1</text:p>
          </table:table-cell>
          <table:table-cell table:style-name="ce14"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style-name="ce11" table:content-validation-name="val5" office:value-type="float" office:value="4" calcext:value-type="float">
            <text:p>4</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canelos y manios</text:p>
          </table:table-cell>
          <table:table-cell table:style-name="ce18" table:content-validation-name="val8" office:value-type="string" calcext:value-type="string">
            <text:p>mi2</text:p>
          </table:table-cell>
          <table:table-cell table:style-name="ce14" table:content-validation-name="val8"/>
          <table:table-cell table:content-validation-name="val8"/>
          <table:table-cell table:style-name="ce5" table:content-validation-name="val1" office:value-type="float" office:value="10" calcext:value-type="float">
            <text:p>10</text:p>
          </table:table-cell>
          <table:table-cell table:number-columns-repeated="16376"/>
        </table:table-row>
        <table:table-row table:style-name="ro1">
          <table:table-cell table:style-name="ce11" table:content-validation-name="val5" office:value-type="float" office:value="4" calcext:value-type="float">
            <text:p>4</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coihues y avellanos</text:p>
          </table:table-cell>
          <table:table-cell table:style-name="ce18" table:content-validation-name="val8" office:value-type="string" calcext:value-type="string">
            <text:p>ma2</text:p>
          </table:table-cell>
          <table:table-cell table:style-name="ce14" table:content-validation-name="val8"/>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style-name="ce11" table:content-validation-name="val5" office:value-type="float" office:value="4" calcext:value-type="float">
            <text:p>4</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coihues y avellanos</text:p>
          </table:table-cell>
          <table:table-cell table:style-name="ce18" table:content-validation-name="val8" office:value-type="string" calcext:value-type="string">
            <text:p>mi1</text:p>
          </table:table-cell>
          <table:table-cell table:style-name="ce14" table:content-validation-name="val8"/>
          <table:table-cell table:content-validation-name="val8"/>
          <table:table-cell table:style-name="ce5" table:content-validation-name="val1" office:value-type="float" office:value="7" calcext:value-type="float">
            <text:p>7</text:p>
          </table:table-cell>
          <table:table-cell table:number-columns-repeated="16376"/>
        </table:table-row>
        <table:table-row table:style-name="ro1">
          <table:table-cell table:style-name="ce11" table:content-validation-name="val5" office:value-type="float" office:value="5" calcext:value-type="float">
            <text:p>5</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lu1</text:p>
          </table:table-cell>
          <table:table-cell table:style-name="ce14"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style-name="ce11" table:content-validation-name="val5" office:value-type="float" office:value="5" calcext:value-type="float">
            <text:p>5</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ju2</text:p>
          </table:table-cell>
          <table:table-cell table:style-name="ce14"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style-name="ce11" table:content-validation-name="val5" office:value-type="float" office:value="5" calcext:value-type="float">
            <text:p>5</text:p>
          </table:table-cell>
          <table:table-cell table:style-name="ce12"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ma1</text:p>
          </table:table-cell>
          <table:table-cell table:style-name="ce14" table:content-validation-name="val8"/>
          <table:table-cell table:content-validation-name="val8"/>
          <table:table-cell table:content-validation-name="val1" office:value-type="float" office:value="6" calcext:value-type="float">
            <text:p>6</text:p>
          </table:table-cell>
          <table:table-cell table:number-columns-repeated="16376"/>
        </table:table-row>
        <table:table-row table:style-name="ro1">
          <table:table-cell table:style-name="ce11" table:content-validation-name="val5" office:value-type="float" office:value="5" calcext:value-type="float">
            <text:p>5</text:p>
          </table:table-cell>
          <table:table-cell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ulmos</text:p>
          </table:table-cell>
          <table:table-cell table:style-name="ce18" table:content-validation-name="val8" office:value-type="string" calcext:value-type="string">
            <text:p>vi2</text:p>
          </table:table-cell>
          <table:table-cell table:content-validation-name="val8" table:number-columns-repeated="2"/>
          <table:table-cell table:content-validation-name="val1" office:value-type="float" office:value="6" calcext:value-type="float">
            <text:p>6</text:p>
          </table:table-cell>
          <table:table-cell table:number-columns-repeated="16376"/>
        </table:table-row>
        <table:table-row table:style-name="ro1">
          <table:table-cell table:style-name="ce11" table:content-validation-name="val5" office:value-type="float" office:value="5" calcext:value-type="float">
            <text:p>5</text:p>
          </table:table-cell>
          <table:table-cell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canelos y manios</text:p>
          </table:table-cell>
          <table:table-cell table:style-name="ce18" table:content-validation-name="val8" office:value-type="string" calcext:value-type="string">
            <text:p>lu2</text:p>
          </table:table-cell>
          <table:table-cell table:content-validation-name="val8"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table:style-name="ce11" table:content-validation-name="val5" office:value-type="float" office:value="5" calcext:value-type="float">
            <text:p>5</text:p>
          </table:table-cell>
          <table:table-cell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canelos y manios</text:p>
          </table:table-cell>
          <table:table-cell table:style-name="ce18" table:content-validation-name="val8" office:value-type="string" calcext:value-type="string">
            <text:p>ju1</text:p>
          </table:table-cell>
          <table:table-cell table:content-validation-name="val8"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table:style-name="ce11" table:content-validation-name="val5" office:value-type="float" office:value="5" calcext:value-type="float">
            <text:p>5</text:p>
          </table:table-cell>
          <table:table-cell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canelos y manios</text:p>
          </table:table-cell>
          <table:table-cell table:style-name="ce18" table:content-validation-name="val8" office:value-type="string" calcext:value-type="string">
            <text:p>mi2</text:p>
          </table:table-cell>
          <table:table-cell table:content-validation-name="val8"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table:style-name="ce11" table:content-validation-name="val5" office:value-type="float" office:value="5" calcext:value-type="float">
            <text:p>5</text:p>
          </table:table-cell>
          <table:table-cell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coihues y avellanos</text:p>
          </table:table-cell>
          <table:table-cell table:style-name="ce18" table:content-validation-name="val8" office:value-type="string" calcext:value-type="string">
            <text:p>ma2</text:p>
          </table:table-cell>
          <table:table-cell table:content-validation-name="val8"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table:style-name="ce11" table:content-validation-name="val5" office:value-type="float" office:value="5" calcext:value-type="float">
            <text:p>5</text:p>
          </table:table-cell>
          <table:table-cell table:content-validation-name="val1"/>
          <table:table-cell table:style-name="ce18" table:content-validation-name="val6" office:value-type="string" calcext:value-type="string">
            <text:p>Carla</text:p>
          </table:table-cell>
          <table:table-cell table:style-name="ce18" table:content-validation-name="val7" office:value-type="string" calcext:value-type="string">
            <text:p>coihues y avellanos</text:p>
          </table:table-cell>
          <table:table-cell table:style-name="ce18" table:content-validation-name="val8" office:value-type="string" calcext:value-type="string">
            <text:p>mi1</text:p>
          </table:table-cell>
          <table:table-cell table:content-validation-name="val8"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5" table:content-validation-name="val6" office:value-type="string" calcext:value-type="string">
            <text:p>Salvador</text:p>
          </table:table-cell>
          <table:table-cell table:style-name="ce5" table:content-validation-name="val7" office:value-type="string" calcext:value-type="string">
            <text:p>ulmos</text:p>
          </table:table-cell>
          <table:table-cell table:style-name="ce5" table:content-validation-name="val8" office:value-type="string" calcext:value-type="string">
            <text:p>mi2</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5" table:content-validation-name="val6" office:value-type="string" calcext:value-type="string">
            <text:p>Salvador</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1</text:p>
          </table:table-cell>
          <table:table-cell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5" table:content-validation-name="val6" office:value-type="string" calcext:value-type="string">
            <text:p>Salvador</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ju1</text:p>
          </table:table-cell>
          <table:table-cell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5" table:content-validation-name="val6" office:value-type="string" calcext:value-type="string">
            <text:p>Salvador</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lu1</text:p>
          </table:table-cell>
          <table:table-cell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5" table:content-validation-name="val6" office:value-type="string" calcext:value-type="string">
            <text:p>Salvador</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vi1</text:p>
          </table:table-cell>
          <table:table-cell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5" table:content-validation-name="val6" office:value-type="string" calcext:value-type="string">
            <text:p>Salvador</text:p>
          </table:table-cell>
          <table:table-cell table:style-name="ce5" table:content-validation-name="val7" office:value-type="string" calcext:value-type="string">
            <text:p>ulmos</text:p>
          </table:table-cell>
          <table:table-cell table:style-name="ce5" table:content-validation-name="val8" office:value-type="string" calcext:value-type="string">
            <text:p>mi2</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5" table:content-validation-name="val6" office:value-type="string" calcext:value-type="string">
            <text:p>Salvador</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1</text:p>
          </table:table-cell>
          <table:table-cell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5" table:content-validation-name="val6" office:value-type="string" calcext:value-type="string">
            <text:p>Salvador</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ju1</text:p>
          </table:table-cell>
          <table:table-cell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5" table:content-validation-name="val6" office:value-type="string" calcext:value-type="string">
            <text:p>Salvador</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lu1</text:p>
          </table:table-cell>
          <table:table-cell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5" table:content-validation-name="val6" office:value-type="string" calcext:value-type="string">
            <text:p>Salvador</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vi1</text:p>
          </table:table-cell>
          <table:table-cell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5" table:content-validation-name="val6" office:value-type="string" calcext:value-type="string">
            <text:p>Salvador</text:p>
          </table:table-cell>
          <table:table-cell table:style-name="ce5" table:content-validation-name="val7" office:value-type="string" calcext:value-type="string">
            <text:p>ulmos</text:p>
          </table:table-cell>
          <table:table-cell table:style-name="ce5" table:content-validation-name="val8" office:value-type="string" calcext:value-type="string">
            <text:p>mi2</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5" table:content-validation-name="val6" office:value-type="string" calcext:value-type="string">
            <text:p>Salvador</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a1</text:p>
          </table:table-cell>
          <table:table-cell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5" table:content-validation-name="val6" office:value-type="string" calcext:value-type="string">
            <text:p>Salvador</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ju1</text:p>
          </table:table-cell>
          <table:table-cell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5" table:content-validation-name="val6" office:value-type="string" calcext:value-type="string">
            <text:p>Salvador</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lu1</text:p>
          </table:table-cell>
          <table:table-cell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5" table:content-validation-name="val6" office:value-type="string" calcext:value-type="string">
            <text:p>Salvador</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vi1</text:p>
          </table:table-cell>
          <table:table-cell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ulmos</text:p>
          </table:table-cell>
          <table:table-cell table:style-name="ce5" table:content-validation-name="val8" office:value-type="string" calcext:value-type="string">
            <text:p>lu2</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ulmos</text:p>
          </table:table-cell>
          <table:table-cell table:style-name="ce5" table:content-validation-name="val8" office:value-type="string" calcext:value-type="string">
            <text:p>mi1</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ulmos</text:p>
          </table:table-cell>
          <table:table-cell table:style-name="ce5" table:content-validation-name="val8" office:value-type="string" calcext:value-type="string">
            <text:p>ma2</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ulmos</text:p>
          </table:table-cell>
          <table:table-cell table:style-name="ce5" table:content-validation-name="val8" office:value-type="string" calcext:value-type="string">
            <text:p>vi1</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i2</text:p>
          </table:table-cell>
          <table:table-cell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ju2</text:p>
          </table:table-cell>
          <table:table-cell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1</text:p>
          </table:table-cell>
          <table:table-cell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vi2</text:p>
          </table:table-cell>
          <table:table-cell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a1</text:p>
          </table:table-cell>
          <table:table-cell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office:value-type="float" office:value="3" calcext:value-type="float">
            <text:p>3</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ju1</text:p>
          </table:table-cell>
          <table:table-cell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ulmos</text:p>
          </table:table-cell>
          <table:table-cell table:style-name="ce5" table:content-validation-name="val8" office:value-type="string" calcext:value-type="string">
            <text:p>lu2</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ulmos</text:p>
          </table:table-cell>
          <table:table-cell table:style-name="ce5" table:content-validation-name="val8" office:value-type="string" calcext:value-type="string">
            <text:p>mi1</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ulmos</text:p>
          </table:table-cell>
          <table:table-cell table:style-name="ce5" table:content-validation-name="val8" office:value-type="string" calcext:value-type="string">
            <text:p>ma2</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ulmos</text:p>
          </table:table-cell>
          <table:table-cell table:style-name="ce5" table:content-validation-name="val8" office:value-type="string" calcext:value-type="string">
            <text:p>vi1</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i2</text:p>
          </table:table-cell>
          <table:table-cell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ju2</text:p>
          </table:table-cell>
          <table:table-cell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1</text:p>
          </table:table-cell>
          <table:table-cell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vi2</text:p>
          </table:table-cell>
          <table:table-cell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a1</text:p>
          </table:table-cell>
          <table:table-cell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office:value-type="float" office:value="4" calcext:value-type="float">
            <text:p>4</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ju1</text:p>
          </table:table-cell>
          <table:table-cell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ulmos</text:p>
          </table:table-cell>
          <table:table-cell table:style-name="ce5" table:content-validation-name="val8" office:value-type="string" calcext:value-type="string">
            <text:p>lu2</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ulmos</text:p>
          </table:table-cell>
          <table:table-cell table:style-name="ce5" table:content-validation-name="val8" office:value-type="string" calcext:value-type="string">
            <text:p>mi1</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ulmos</text:p>
          </table:table-cell>
          <table:table-cell table:style-name="ce5" table:content-validation-name="val8" office:value-type="string" calcext:value-type="string">
            <text:p>ma2</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ulmos</text:p>
          </table:table-cell>
          <table:table-cell table:style-name="ce5" table:content-validation-name="val8" office:value-type="string" calcext:value-type="string">
            <text:p>vi1</text:p>
          </table:table-cell>
          <table:table-cell table:number-columns-repeated="2"/>
          <table:table-cell table:content-validation-name="val1" office:value-type="float" office:value="6" calcext:value-type="float">
            <text:p>6</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mi2</text:p>
          </table:table-cell>
          <table:table-cell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ju2</text:p>
          </table:table-cell>
          <table:table-cell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lu1</text:p>
          </table:table-cell>
          <table:table-cell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canelos y manios</text:p>
          </table:table-cell>
          <table:table-cell table:style-name="ce5" table:content-validation-name="val8" office:value-type="string" calcext:value-type="string">
            <text:p>vi2</text:p>
          </table:table-cell>
          <table:table-cell table:number-columns-repeated="2"/>
          <table:table-cell table:style-name="ce5" table:content-validation-name="val1" office:value-type="float" office:value="10" calcext:value-type="float">
            <text:p>10</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ma1</text:p>
          </table:table-cell>
          <table:table-cell table:number-columns-repeated="2"/>
          <table:table-cell table:style-name="ce5" table:content-validation-name="val1" office:value-type="float" office:value="7" calcext:value-type="float">
            <text:p>7</text:p>
          </table:table-cell>
          <table:table-cell table:number-columns-repeated="16376"/>
        </table:table-row>
        <table:table-row table:style-name="ro1">
          <table:table-cell office:value-type="float" office:value="5" calcext:value-type="float">
            <text:p>5</text:p>
          </table:table-cell>
          <table:table-cell table:content-validation-name="val1"/>
          <table:table-cell table:style-name="ce5" table:content-validation-name="val6" office:value-type="string" calcext:value-type="string">
            <text:p>Marcelo</text:p>
          </table:table-cell>
          <table:table-cell table:style-name="ce5" table:content-validation-name="val7" office:value-type="string" calcext:value-type="string">
            <text:p>coihues y avellanos</text:p>
          </table:table-cell>
          <table:table-cell table:style-name="ce5" table:content-validation-name="val8" office:value-type="string" calcext:value-type="string">
            <text:p>ju1</text:p>
          </table:table-cell>
          <table:table-cell table:number-columns-repeated="2"/>
          <table:table-cell table:style-name="ce5" table:content-validation-name="val1" office:value-type="float" office:value="7" calcext:value-type="float">
            <text:p>7</text:p>
          </table:table-cell>
          <table:table-cell table:number-columns-repeated="16376"/>
        </table:table-row>
        <table:table-row table:style-name="ro1" table:number-rows-repeated="1048285">
          <table:table-cell/>
          <table:table-cell table:content-validation-name="val1"/>
          <table:table-cell table:number-columns-repeated="16382"/>
        </table:table-row>
        <table:table-row table:style-name="ro1">
          <table:table-cell/>
          <table:table-cell table:content-validation-name="val1"/>
          <table:table-cell table:number-columns-repeated="16382"/>
        </table:table-row>
      </table:table>
      <table:table table:name="validation" table:style-name="ta1">
        <table:table-column table:style-name="co2" table:default-cell-style-name="Default"/>
        <table:table-column table:style-name="co3" table:default-cell-style-name="Default"/>
        <table:table-column table:style-name="co2" table:default-cell-style-name="Default"/>
        <table:table-column table:style-name="co9" table:default-cell-style-name="Default"/>
        <table:table-column table:style-name="co2" table:number-columns-repeated="16380" table:default-cell-style-name="Default"/>
        <table:table-row table:style-name="ro1">
          <table:table-cell table:style-name="ce3" office:value-type="string" calcext:value-type="string">
            <text:p>teachers</text:p>
          </table:table-cell>
          <table:table-cell table:style-name="ce3" office:value-type="string" calcext:value-type="string">
            <text:p>cycles</text:p>
          </table:table-cell>
          <table:table-cell table:style-name="ce3" office:value-type="string" calcext:value-type="string">
            <text:p>coords</text:p>
          </table:table-cell>
          <table:table-cell table:style-name="ce3" office:value-type="string" calcext:value-type="string">
            <text:p>period</text:p>
          </table:table-cell>
          <table:table-cell table:style-name="ce3" table:number-columns-repeated="16380"/>
        </table:table-row>
        <table:table-row table:style-name="ro1">
          <table:table-cell office:value-type="string" calcext:value-type="string">
            <text:p>Paula</text:p>
          </table:table-cell>
          <table:table-cell office:value-type="string" calcext:value-type="string">
            <text:p>ulmos</text:p>
          </table:table-cell>
          <table:table-cell office:value-type="string" calcext:value-type="string">
            <text:p>lu1</text:p>
          </table:table-cell>
          <table:table-cell office:value-type="float" office:value="1" calcext:value-type="float">
            <text:p>1</text:p>
          </table:table-cell>
          <table:table-cell table:number-columns-repeated="16380"/>
        </table:table-row>
        <table:table-row table:style-name="ro1">
          <table:table-cell office:value-type="string" calcext:value-type="string">
            <text:p>Marcelo</text:p>
          </table:table-cell>
          <table:table-cell office:value-type="string" calcext:value-type="string">
            <text:p>canelos y manios</text:p>
          </table:table-cell>
          <table:table-cell office:value-type="string" calcext:value-type="string">
            <text:p>lu2</text:p>
          </table:table-cell>
          <table:table-cell office:value-type="float" office:value="2" calcext:value-type="float">
            <text:p>2</text:p>
          </table:table-cell>
          <table:table-cell table:number-columns-repeated="16380"/>
        </table:table-row>
        <table:table-row table:style-name="ro1">
          <table:table-cell office:value-type="string" calcext:value-type="string">
            <text:p>Alejandro</text:p>
          </table:table-cell>
          <table:table-cell office:value-type="string" calcext:value-type="string">
            <text:p>coihues y avellanos</text:p>
          </table:table-cell>
          <table:table-cell office:value-type="string" calcext:value-type="string">
            <text:p>ma1</text:p>
          </table:table-cell>
          <table:table-cell office:value-type="float" office:value="3" calcext:value-type="float">
            <text:p>3</text:p>
          </table:table-cell>
          <table:table-cell table:number-columns-repeated="16380"/>
        </table:table-row>
        <table:table-row table:style-name="ro1">
          <table:table-cell office:value-type="string" calcext:value-type="string">
            <text:p>Francisca U.</text:p>
          </table:table-cell>
          <table:table-cell/>
          <table:table-cell office:value-type="string" calcext:value-type="string">
            <text:p>ma2</text:p>
          </table:table-cell>
          <table:table-cell office:value-type="float" office:value="4" calcext:value-type="float">
            <text:p>4</text:p>
          </table:table-cell>
          <table:table-cell table:number-columns-repeated="16380"/>
        </table:table-row>
        <table:table-row table:style-name="ro1">
          <table:table-cell office:value-type="string" calcext:value-type="string">
            <text:p>Grace</text:p>
          </table:table-cell>
          <table:table-cell/>
          <table:table-cell office:value-type="string" calcext:value-type="string">
            <text:p>mi1</text:p>
          </table:table-cell>
          <table:table-cell office:value-type="float" office:value="5" calcext:value-type="float">
            <text:p>5</text:p>
          </table:table-cell>
          <table:table-cell table:number-columns-repeated="16380"/>
        </table:table-row>
        <table:table-row table:style-name="ro1">
          <table:table-cell office:value-type="string" calcext:value-type="string">
            <text:p>Carla</text:p>
          </table:table-cell>
          <table:table-cell/>
          <table:table-cell office:value-type="string" calcext:value-type="string">
            <text:p>mi2</text:p>
          </table:table-cell>
          <table:table-cell table:number-columns-repeated="16381"/>
        </table:table-row>
        <table:table-row table:style-name="ro1">
          <table:table-cell office:value-type="string" calcext:value-type="string">
            <text:p>Cristina</text:p>
          </table:table-cell>
          <table:table-cell/>
          <table:table-cell office:value-type="string" calcext:value-type="string">
            <text:p>ju1</text:p>
          </table:table-cell>
          <table:table-cell table:number-columns-repeated="16381"/>
        </table:table-row>
        <table:table-row table:style-name="ro1">
          <table:table-cell office:value-type="string" calcext:value-type="string">
            <text:p>Francisca G.</text:p>
          </table:table-cell>
          <table:table-cell/>
          <table:table-cell office:value-type="string" calcext:value-type="string">
            <text:p>ju2</text:p>
          </table:table-cell>
          <table:table-cell table:number-columns-repeated="16381"/>
        </table:table-row>
        <table:table-row table:style-name="ro1">
          <table:table-cell office:value-type="string" calcext:value-type="string">
            <text:p>Javiera</text:p>
          </table:table-cell>
          <table:table-cell/>
          <table:table-cell office:value-type="string" calcext:value-type="string">
            <text:p>vi1</text:p>
          </table:table-cell>
          <table:table-cell table:number-columns-repeated="16381"/>
        </table:table-row>
        <table:table-row table:style-name="ro1">
          <table:table-cell office:value-type="string" calcext:value-type="string">
            <text:p>Paulina</text:p>
          </table:table-cell>
          <table:table-cell/>
          <table:table-cell office:value-type="string" calcext:value-type="string">
            <text:p>vi2</text:p>
          </table:table-cell>
          <table:table-cell table:number-columns-repeated="16381"/>
        </table:table-row>
        <table:table-row table:style-name="ro1">
          <table:table-cell office:value-type="string" calcext:value-type="string">
            <text:p>Salvador</text:p>
          </table:table-cell>
          <table:table-cell table:number-columns-repeated="16383"/>
        </table:table-row>
      </table:table>
      <table:named-expressions/>
      <table:database-ranges>
        <table:database-range table:name="__Anonymous_Sheet_DB__0" table:target-range-address="talleres.A1:talleres.H55" table:display-filter-buttons="true"/>
        <table:database-range table:name="__Anonymous_Sheet_DB__1" table:target-range-address="talleres_ano.A1:talleres_ano.J290"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Droid Sans Devanagari" style:font-family-complex="'Droid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5">00/00/0000</text:date>, <text:time style:data-style-name="N2" text:time-value="21:28:37.95951783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09:45:57.875050774</meta:creation-date>
    <dc:date>2024-05-05T22:44:06.587626604</dc:date>
    <meta:editing-duration>PT11H49M26S</meta:editing-duration>
    <meta:editing-cycles>52</meta:editing-cycles>
    <meta:generator>LibreOffice/7.6.4.1$Linux_X86_64 LibreOffice_project/60$Build-1</meta:generator>
    <meta:document-statistic meta:table-count="3" meta:cell-count="2124" meta:object-count="0"/>
  </office:meta>
</office:document-meta>
</file>